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000000"/>
    </style:style>
    <style:style style:name="ce2" style:family="table-cell" style:parent-style-name="Default">
      <style:table-cell-properties fo:border-bottom="none" fo:background-color="#e6e6e6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e6e6e6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31" table:default-cell-style-name="Default"/>
        <table:table-row table:style-name="ro1" table:number-rows-repeated="2">
          <table:table-cell/>
          <table:table-cell table:style-name="Default"/>
          <table:table-cell table:number-columns-repeated="31"/>
        </table:table-row>
        <table:table-row table:style-name="ro1">
          <table:table-cell/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.3">
            <text:p>1.3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7">
            <text:p>1.7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2.8">
            <text:p>2.8</text:p>
          </table:table-cell>
          <table:table-cell table:style-name="ce3" office:value-type="float" office:value="2.9">
            <text:p>2.9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QRT( [.$B4]^2 + [.C$3]^2)" office:value-type="float" office:value="0">
            <text:p>0</text:p>
          </table:table-cell>
          <table:table-cell table:formula="of:=SQRT( [.$B4]^2 + [.D$3]^2)" office:value-type="float" office:value="0.1">
            <text:p>0.1</text:p>
          </table:table-cell>
          <table:table-cell table:formula="of:=SQRT( [.$B4]^2 + [.E$3]^2)" office:value-type="float" office:value="0.2">
            <text:p>0.2</text:p>
          </table:table-cell>
          <table:table-cell table:formula="of:=SQRT( [.$B4]^2 + [.F$3]^2)" office:value-type="float" office:value="0.3">
            <text:p>0.3</text:p>
          </table:table-cell>
          <table:table-cell table:formula="of:=SQRT( [.$B4]^2 + [.G$3]^2)" office:value-type="float" office:value="0.4">
            <text:p>0.4</text:p>
          </table:table-cell>
          <table:table-cell table:formula="of:=SQRT( [.$B4]^2 + [.H$3]^2)" office:value-type="float" office:value="0.5">
            <text:p>0.5</text:p>
          </table:table-cell>
          <table:table-cell table:formula="of:=SQRT( [.$B4]^2 + [.I$3]^2)" office:value-type="float" office:value="0.6">
            <text:p>0.6</text:p>
          </table:table-cell>
          <table:table-cell table:formula="of:=SQRT( [.$B4]^2 + [.J$3]^2)" office:value-type="float" office:value="0.7">
            <text:p>0.7</text:p>
          </table:table-cell>
          <table:table-cell table:formula="of:=SQRT( [.$B4]^2 + [.K$3]^2)" office:value-type="float" office:value="0.8">
            <text:p>0.8</text:p>
          </table:table-cell>
          <table:table-cell table:formula="of:=SQRT( [.$B4]^2 + [.L$3]^2)" office:value-type="float" office:value="0.9">
            <text:p>0.9</text:p>
          </table:table-cell>
          <table:table-cell table:formula="of:=SQRT( [.$B4]^2 + [.M$3]^2)" office:value-type="float" office:value="1">
            <text:p>1</text:p>
          </table:table-cell>
          <table:table-cell table:formula="of:=SQRT( [.$B4]^2 + [.N$3]^2)" office:value-type="float" office:value="1.1">
            <text:p>1.1</text:p>
          </table:table-cell>
          <table:table-cell table:formula="of:=SQRT( [.$B4]^2 + [.O$3]^2)" office:value-type="float" office:value="1.2">
            <text:p>1.2</text:p>
          </table:table-cell>
          <table:table-cell table:formula="of:=SQRT( [.$B4]^2 + [.P$3]^2)" office:value-type="float" office:value="1.3">
            <text:p>1.3</text:p>
          </table:table-cell>
          <table:table-cell table:formula="of:=SQRT( [.$B4]^2 + [.Q$3]^2)" office:value-type="float" office:value="1.4">
            <text:p>1.4</text:p>
          </table:table-cell>
          <table:table-cell table:formula="of:=SQRT( [.$B4]^2 + [.R$3]^2)" office:value-type="float" office:value="1.5">
            <text:p>1.5</text:p>
          </table:table-cell>
          <table:table-cell table:formula="of:=SQRT( [.$B4]^2 + [.S$3]^2)" office:value-type="float" office:value="1.6">
            <text:p>1.6</text:p>
          </table:table-cell>
          <table:table-cell table:formula="of:=SQRT( [.$B4]^2 + [.T$3]^2)" office:value-type="float" office:value="1.7">
            <text:p>1.7</text:p>
          </table:table-cell>
          <table:table-cell table:formula="of:=SQRT( [.$B4]^2 + [.U$3]^2)" office:value-type="float" office:value="1.8">
            <text:p>1.8</text:p>
          </table:table-cell>
          <table:table-cell table:formula="of:=SQRT( [.$B4]^2 + [.V$3]^2)" office:value-type="float" office:value="1.9">
            <text:p>1.9</text:p>
          </table:table-cell>
          <table:table-cell table:formula="of:=SQRT( [.$B4]^2 + [.W$3]^2)" office:value-type="float" office:value="2">
            <text:p>2</text:p>
          </table:table-cell>
          <table:table-cell table:formula="of:=SQRT( [.$B4]^2 + [.X$3]^2)" office:value-type="float" office:value="2.1">
            <text:p>2.1</text:p>
          </table:table-cell>
          <table:table-cell table:formula="of:=SQRT( [.$B4]^2 + [.Y$3]^2)" office:value-type="float" office:value="2.2">
            <text:p>2.2</text:p>
          </table:table-cell>
          <table:table-cell table:formula="of:=SQRT( [.$B4]^2 + [.Z$3]^2)" office:value-type="float" office:value="2.3">
            <text:p>2.3</text:p>
          </table:table-cell>
          <table:table-cell table:formula="of:=SQRT( [.$B4]^2 + [.AA$3]^2)" office:value-type="float" office:value="2.4">
            <text:p>2.4</text:p>
          </table:table-cell>
          <table:table-cell table:formula="of:=SQRT( [.$B4]^2 + [.AB$3]^2)" office:value-type="float" office:value="2.5">
            <text:p>2.5</text:p>
          </table:table-cell>
          <table:table-cell table:formula="of:=SQRT( [.$B4]^2 + [.AC$3]^2)" office:value-type="float" office:value="2.6">
            <text:p>2.6</text:p>
          </table:table-cell>
          <table:table-cell table:formula="of:=SQRT( [.$B4]^2 + [.AD$3]^2)" office:value-type="float" office:value="2.7">
            <text:p>2.7</text:p>
          </table:table-cell>
          <table:table-cell table:formula="of:=SQRT( [.$B4]^2 + [.AE$3]^2)" office:value-type="float" office:value="2.8">
            <text:p>2.8</text:p>
          </table:table-cell>
          <table:table-cell table:formula="of:=SQRT( [.$B4]^2 + [.AF$3]^2)" office:value-type="float" office:value="2.9">
            <text:p>2.9</text:p>
          </table:table-cell>
          <table:table-cell table:formula="of:=SQRT( [.$B4]^2 + [.AG$3]^2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SQRT( [.$B5]^2 + [.C$3]^2)" office:value-type="float" office:value="0.1">
            <text:p>0.1</text:p>
          </table:table-cell>
          <table:table-cell table:formula="of:=SQRT( [.$B5]^2 + [.D$3]^2)" office:value-type="float" office:value="0.14142135623731">
            <text:p>0.14</text:p>
          </table:table-cell>
          <table:table-cell table:formula="of:=SQRT( [.$B5]^2 + [.E$3]^2)" office:value-type="float" office:value="0.223606797749979">
            <text:p>0.22</text:p>
          </table:table-cell>
          <table:table-cell table:formula="of:=SQRT( [.$B5]^2 + [.F$3]^2)" office:value-type="float" office:value="0.316227766016838">
            <text:p>0.32</text:p>
          </table:table-cell>
          <table:table-cell table:formula="of:=SQRT( [.$B5]^2 + [.G$3]^2)" office:value-type="float" office:value="0.412310562561766">
            <text:p>0.41</text:p>
          </table:table-cell>
          <table:table-cell table:formula="of:=SQRT( [.$B5]^2 + [.H$3]^2)" office:value-type="float" office:value="0.509901951359278">
            <text:p>0.51</text:p>
          </table:table-cell>
          <table:table-cell table:formula="of:=SQRT( [.$B5]^2 + [.I$3]^2)" office:value-type="float" office:value="0.608276253029822">
            <text:p>0.61</text:p>
          </table:table-cell>
          <table:table-cell table:formula="of:=SQRT( [.$B5]^2 + [.J$3]^2)" office:value-type="float" office:value="0.707106781186548">
            <text:p>0.71</text:p>
          </table:table-cell>
          <table:table-cell table:formula="of:=SQRT( [.$B5]^2 + [.K$3]^2)" office:value-type="float" office:value="0.806225774829855">
            <text:p>0.81</text:p>
          </table:table-cell>
          <table:table-cell table:formula="of:=SQRT( [.$B5]^2 + [.L$3]^2)" office:value-type="float" office:value="0.905538513813742">
            <text:p>0.91</text:p>
          </table:table-cell>
          <table:table-cell table:formula="of:=SQRT( [.$B5]^2 + [.M$3]^2)" office:value-type="float" office:value="1.00498756211209">
            <text:p>1</text:p>
          </table:table-cell>
          <table:table-cell table:formula="of:=SQRT( [.$B5]^2 + [.N$3]^2)" office:value-type="float" office:value="1.10453610171873">
            <text:p>1.1</text:p>
          </table:table-cell>
          <table:table-cell table:formula="of:=SQRT( [.$B5]^2 + [.O$3]^2)" office:value-type="float" office:value="1.20415945787923">
            <text:p>1.2</text:p>
          </table:table-cell>
          <table:table-cell table:formula="of:=SQRT( [.$B5]^2 + [.P$3]^2)" office:value-type="float" office:value="1.30384048104053">
            <text:p>1.3</text:p>
          </table:table-cell>
          <table:table-cell table:formula="of:=SQRT( [.$B5]^2 + [.Q$3]^2)" office:value-type="float" office:value="1.40356688476182">
            <text:p>1.4</text:p>
          </table:table-cell>
          <table:table-cell table:formula="of:=SQRT( [.$B5]^2 + [.R$3]^2)" office:value-type="float" office:value="1.50332963783729">
            <text:p>1.5</text:p>
          </table:table-cell>
          <table:table-cell table:formula="of:=SQRT( [.$B5]^2 + [.S$3]^2)" office:value-type="float" office:value="1.60312195418814">
            <text:p>1.6</text:p>
          </table:table-cell>
          <table:table-cell table:formula="of:=SQRT( [.$B5]^2 + [.T$3]^2)" office:value-type="float" office:value="1.70293863659264">
            <text:p>1.7</text:p>
          </table:table-cell>
          <table:table-cell table:formula="of:=SQRT( [.$B5]^2 + [.U$3]^2)" office:value-type="float" office:value="1.80277563773199">
            <text:p>1.8</text:p>
          </table:table-cell>
          <table:table-cell table:formula="of:=SQRT( [.$B5]^2 + [.V$3]^2)" office:value-type="float" office:value="1.90262975904404">
            <text:p>1.9</text:p>
          </table:table-cell>
          <table:table-cell table:formula="of:=SQRT( [.$B5]^2 + [.W$3]^2)" office:value-type="float" office:value="2.00249843945008">
            <text:p>2</text:p>
          </table:table-cell>
          <table:table-cell table:formula="of:=SQRT( [.$B5]^2 + [.X$3]^2)" office:value-type="float" office:value="2.10237960416286">
            <text:p>2.1</text:p>
          </table:table-cell>
          <table:table-cell table:formula="of:=SQRT( [.$B5]^2 + [.Y$3]^2)" office:value-type="float" office:value="2.20227155455452">
            <text:p>2.2</text:p>
          </table:table-cell>
          <table:table-cell table:formula="of:=SQRT( [.$B5]^2 + [.Z$3]^2)" office:value-type="float" office:value="2.30217288664427">
            <text:p>2.3</text:p>
          </table:table-cell>
          <table:table-cell table:formula="of:=SQRT( [.$B5]^2 + [.AA$3]^2)" office:value-type="float" office:value="2.40208242989286">
            <text:p>2.4</text:p>
          </table:table-cell>
          <table:table-cell table:formula="of:=SQRT( [.$B5]^2 + [.AB$3]^2)" office:value-type="float" office:value="2.50199920063936">
            <text:p>2.5</text:p>
          </table:table-cell>
          <table:table-cell table:formula="of:=SQRT( [.$B5]^2 + [.AC$3]^2)" office:value-type="float" office:value="2.60192236625154">
            <text:p>2.6</text:p>
          </table:table-cell>
          <table:table-cell table:formula="of:=SQRT( [.$B5]^2 + [.AD$3]^2)" office:value-type="float" office:value="2.70185121722126">
            <text:p>2.7</text:p>
          </table:table-cell>
          <table:table-cell table:formula="of:=SQRT( [.$B5]^2 + [.AE$3]^2)" office:value-type="float" office:value="2.80178514522438">
            <text:p>2.8</text:p>
          </table:table-cell>
          <table:table-cell table:formula="of:=SQRT( [.$B5]^2 + [.AF$3]^2)" office:value-type="float" office:value="2.90172362570938">
            <text:p>2.9</text:p>
          </table:table-cell>
          <table:table-cell table:formula="of:=SQRT( [.$B5]^2 + [.AG$3]^2)" office:value-type="float" office:value="3.00166620396073">
            <text:p>3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SQRT( [.$B6]^2 + [.C$3]^2)" office:value-type="float" office:value="0.2">
            <text:p>0.2</text:p>
          </table:table-cell>
          <table:table-cell table:formula="of:=SQRT( [.$B6]^2 + [.D$3]^2)" office:value-type="float" office:value="0.223606797749979">
            <text:p>0.22</text:p>
          </table:table-cell>
          <table:table-cell table:formula="of:=SQRT( [.$B6]^2 + [.E$3]^2)" office:value-type="float" office:value="0.282842712474619">
            <text:p>0.28</text:p>
          </table:table-cell>
          <table:table-cell table:formula="of:=SQRT( [.$B6]^2 + [.F$3]^2)" office:value-type="float" office:value="0.360555127546399">
            <text:p>0.36</text:p>
          </table:table-cell>
          <table:table-cell table:formula="of:=SQRT( [.$B6]^2 + [.G$3]^2)" office:value-type="float" office:value="0.447213595499958">
            <text:p>0.45</text:p>
          </table:table-cell>
          <table:table-cell table:formula="of:=SQRT( [.$B6]^2 + [.H$3]^2)" office:value-type="float" office:value="0.53851648071345">
            <text:p>0.54</text:p>
          </table:table-cell>
          <table:table-cell table:formula="of:=SQRT( [.$B6]^2 + [.I$3]^2)" office:value-type="float" office:value="0.632455532033676">
            <text:p>0.63</text:p>
          </table:table-cell>
          <table:table-cell table:formula="of:=SQRT( [.$B6]^2 + [.J$3]^2)" office:value-type="float" office:value="0.728010988928052">
            <text:p>0.73</text:p>
          </table:table-cell>
          <table:table-cell table:formula="of:=SQRT( [.$B6]^2 + [.K$3]^2)" office:value-type="float" office:value="0.824621125123532">
            <text:p>0.82</text:p>
          </table:table-cell>
          <table:table-cell table:formula="of:=SQRT( [.$B6]^2 + [.L$3]^2)" office:value-type="float" office:value="0.921954445729289">
            <text:p>0.92</text:p>
          </table:table-cell>
          <table:table-cell table:formula="of:=SQRT( [.$B6]^2 + [.M$3]^2)" office:value-type="float" office:value="1.01980390271856">
            <text:p>1.02</text:p>
          </table:table-cell>
          <table:table-cell table:formula="of:=SQRT( [.$B6]^2 + [.N$3]^2)" office:value-type="float" office:value="1.1180339887499">
            <text:p>1.12</text:p>
          </table:table-cell>
          <table:table-cell table:formula="of:=SQRT( [.$B6]^2 + [.O$3]^2)" office:value-type="float" office:value="1.21655250605964">
            <text:p>1.22</text:p>
          </table:table-cell>
          <table:table-cell table:formula="of:=SQRT( [.$B6]^2 + [.P$3]^2)" office:value-type="float" office:value="1.31529464379659">
            <text:p>1.32</text:p>
          </table:table-cell>
          <table:table-cell table:formula="of:=SQRT( [.$B6]^2 + [.Q$3]^2)" office:value-type="float" office:value="1.4142135623731">
            <text:p>1.41</text:p>
          </table:table-cell>
          <table:table-cell table:formula="of:=SQRT( [.$B6]^2 + [.R$3]^2)" office:value-type="float" office:value="1.51327459504216">
            <text:p>1.51</text:p>
          </table:table-cell>
          <table:table-cell table:formula="of:=SQRT( [.$B6]^2 + [.S$3]^2)" office:value-type="float" office:value="1.61245154965971">
            <text:p>1.61</text:p>
          </table:table-cell>
          <table:table-cell table:formula="of:=SQRT( [.$B6]^2 + [.T$3]^2)" office:value-type="float" office:value="1.71172427686237">
            <text:p>1.71</text:p>
          </table:table-cell>
          <table:table-cell table:formula="of:=SQRT( [.$B6]^2 + [.U$3]^2)" office:value-type="float" office:value="1.81107702762748">
            <text:p>1.81</text:p>
          </table:table-cell>
          <table:table-cell table:formula="of:=SQRT( [.$B6]^2 + [.V$3]^2)" office:value-type="float" office:value="1.91049731745428">
            <text:p>1.91</text:p>
          </table:table-cell>
          <table:table-cell table:formula="of:=SQRT( [.$B6]^2 + [.W$3]^2)" office:value-type="float" office:value="2.00997512422418">
            <text:p>2.01</text:p>
          </table:table-cell>
          <table:table-cell table:formula="of:=SQRT( [.$B6]^2 + [.X$3]^2)" office:value-type="float" office:value="2.1095023109729">
            <text:p>2.11</text:p>
          </table:table-cell>
          <table:table-cell table:formula="of:=SQRT( [.$B6]^2 + [.Y$3]^2)" office:value-type="float" office:value="2.20907220343745">
            <text:p>2.21</text:p>
          </table:table-cell>
          <table:table-cell table:formula="of:=SQRT( [.$B6]^2 + [.Z$3]^2)" office:value-type="float" office:value="2.30867927612304">
            <text:p>2.31</text:p>
          </table:table-cell>
          <table:table-cell table:formula="of:=SQRT( [.$B6]^2 + [.AA$3]^2)" office:value-type="float" office:value="2.40831891575846">
            <text:p>2.41</text:p>
          </table:table-cell>
          <table:table-cell table:formula="of:=SQRT( [.$B6]^2 + [.AB$3]^2)" office:value-type="float" office:value="2.50798724079689">
            <text:p>2.51</text:p>
          </table:table-cell>
          <table:table-cell table:formula="of:=SQRT( [.$B6]^2 + [.AC$3]^2)" office:value-type="float" office:value="2.60768096208106">
            <text:p>2.61</text:p>
          </table:table-cell>
          <table:table-cell table:formula="of:=SQRT( [.$B6]^2 + [.AD$3]^2)" office:value-type="float" office:value="2.70739727413618">
            <text:p>2.71</text:p>
          </table:table-cell>
          <table:table-cell table:formula="of:=SQRT( [.$B6]^2 + [.AE$3]^2)" office:value-type="float" office:value="2.80713376952364">
            <text:p>2.81</text:p>
          </table:table-cell>
          <table:table-cell table:formula="of:=SQRT( [.$B6]^2 + [.AF$3]^2)" office:value-type="float" office:value="2.90688837074973">
            <text:p>2.91</text:p>
          </table:table-cell>
          <table:table-cell table:formula="of:=SQRT( [.$B6]^2 + [.AG$3]^2)" office:value-type="float" office:value="3.00665927567458">
            <text:p>3.01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SQRT( [.$B7]^2 + [.C$3]^2)" office:value-type="float" office:value="0.3">
            <text:p>0.3</text:p>
          </table:table-cell>
          <table:table-cell table:formula="of:=SQRT( [.$B7]^2 + [.D$3]^2)" office:value-type="float" office:value="0.316227766016838">
            <text:p>0.32</text:p>
          </table:table-cell>
          <table:table-cell table:formula="of:=SQRT( [.$B7]^2 + [.E$3]^2)" office:value-type="float" office:value="0.360555127546399">
            <text:p>0.36</text:p>
          </table:table-cell>
          <table:table-cell table:formula="of:=SQRT( [.$B7]^2 + [.F$3]^2)" office:value-type="float" office:value="0.424264068711929">
            <text:p>0.42</text:p>
          </table:table-cell>
          <table:table-cell table:formula="of:=SQRT( [.$B7]^2 + [.G$3]^2)" office:value-type="float" office:value="0.5">
            <text:p>0.5</text:p>
          </table:table-cell>
          <table:table-cell table:formula="of:=SQRT( [.$B7]^2 + [.H$3]^2)" office:value-type="float" office:value="0.58309518948453">
            <text:p>0.58</text:p>
          </table:table-cell>
          <table:table-cell table:formula="of:=SQRT( [.$B7]^2 + [.I$3]^2)" office:value-type="float" office:value="0.670820393249937">
            <text:p>0.67</text:p>
          </table:table-cell>
          <table:table-cell table:formula="of:=SQRT( [.$B7]^2 + [.J$3]^2)" office:value-type="float" office:value="0.761577310586391">
            <text:p>0.76</text:p>
          </table:table-cell>
          <table:table-cell table:formula="of:=SQRT( [.$B7]^2 + [.K$3]^2)" office:value-type="float" office:value="0.854400374531753">
            <text:p>0.85</text:p>
          </table:table-cell>
          <table:table-cell table:formula="of:=SQRT( [.$B7]^2 + [.L$3]^2)" office:value-type="float" office:value="0.948683298050514">
            <text:p>0.95</text:p>
          </table:table-cell>
          <table:table-cell table:formula="of:=SQRT( [.$B7]^2 + [.M$3]^2)" office:value-type="float" office:value="1.04403065089106">
            <text:p>1.04</text:p>
          </table:table-cell>
          <table:table-cell table:formula="of:=SQRT( [.$B7]^2 + [.N$3]^2)" office:value-type="float" office:value="1.14017542509914">
            <text:p>1.14</text:p>
          </table:table-cell>
          <table:table-cell table:formula="of:=SQRT( [.$B7]^2 + [.O$3]^2)" office:value-type="float" office:value="1.2369316876853">
            <text:p>1.24</text:p>
          </table:table-cell>
          <table:table-cell table:formula="of:=SQRT( [.$B7]^2 + [.P$3]^2)" office:value-type="float" office:value="1.33416640641263">
            <text:p>1.33</text:p>
          </table:table-cell>
          <table:table-cell table:formula="of:=SQRT( [.$B7]^2 + [.Q$3]^2)" office:value-type="float" office:value="1.43178210632764">
            <text:p>1.43</text:p>
          </table:table-cell>
          <table:table-cell table:formula="of:=SQRT( [.$B7]^2 + [.R$3]^2)" office:value-type="float" office:value="1.52970585407784">
            <text:p>1.53</text:p>
          </table:table-cell>
          <table:table-cell table:formula="of:=SQRT( [.$B7]^2 + [.S$3]^2)" office:value-type="float" office:value="1.62788205960997">
            <text:p>1.63</text:p>
          </table:table-cell>
          <table:table-cell table:formula="of:=SQRT( [.$B7]^2 + [.T$3]^2)" office:value-type="float" office:value="1.72626765016321">
            <text:p>1.73</text:p>
          </table:table-cell>
          <table:table-cell table:formula="of:=SQRT( [.$B7]^2 + [.U$3]^2)" office:value-type="float" office:value="1.82482875908947">
            <text:p>1.82</text:p>
          </table:table-cell>
          <table:table-cell table:formula="of:=SQRT( [.$B7]^2 + [.V$3]^2)" office:value-type="float" office:value="1.92353840616713">
            <text:p>1.92</text:p>
          </table:table-cell>
          <table:table-cell table:formula="of:=SQRT( [.$B7]^2 + [.W$3]^2)" office:value-type="float" office:value="2.02237484161567">
            <text:p>2.02</text:p>
          </table:table-cell>
          <table:table-cell table:formula="of:=SQRT( [.$B7]^2 + [.X$3]^2)" office:value-type="float" office:value="2.12132034355964">
            <text:p>2.12</text:p>
          </table:table-cell>
          <table:table-cell table:formula="of:=SQRT( [.$B7]^2 + [.Y$3]^2)" office:value-type="float" office:value="2.22036033111745">
            <text:p>2.22</text:p>
          </table:table-cell>
          <table:table-cell table:formula="of:=SQRT( [.$B7]^2 + [.Z$3]^2)" office:value-type="float" office:value="2.31948270094864">
            <text:p>2.32</text:p>
          </table:table-cell>
          <table:table-cell table:formula="of:=SQRT( [.$B7]^2 + [.AA$3]^2)" office:value-type="float" office:value="2.41867732448957">
            <text:p>2.42</text:p>
          </table:table-cell>
          <table:table-cell table:formula="of:=SQRT( [.$B7]^2 + [.AB$3]^2)" office:value-type="float" office:value="2.51793566240283">
            <text:p>2.52</text:p>
          </table:table-cell>
          <table:table-cell table:formula="of:=SQRT( [.$B7]^2 + [.AC$3]^2)" office:value-type="float" office:value="2.61725046566048">
            <text:p>2.62</text:p>
          </table:table-cell>
          <table:table-cell table:formula="of:=SQRT( [.$B7]^2 + [.AD$3]^2)" office:value-type="float" office:value="2.71661554144123">
            <text:p>2.72</text:p>
          </table:table-cell>
          <table:table-cell table:formula="of:=SQRT( [.$B7]^2 + [.AE$3]^2)" office:value-type="float" office:value="2.81602556806574">
            <text:p>2.82</text:p>
          </table:table-cell>
          <table:table-cell table:formula="of:=SQRT( [.$B7]^2 + [.AF$3]^2)" office:value-type="float" office:value="2.91547594742265">
            <text:p>2.92</text:p>
          </table:table-cell>
          <table:table-cell table:formula="of:=SQRT( [.$B7]^2 + [.AG$3]^2)" office:value-type="float" office:value="3.01496268633627">
            <text:p>3.01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SQRT( [.$B8]^2 + [.C$3]^2)" office:value-type="float" office:value="0.4">
            <text:p>0.4</text:p>
          </table:table-cell>
          <table:table-cell table:formula="of:=SQRT( [.$B8]^2 + [.D$3]^2)" office:value-type="float" office:value="0.412310562561766">
            <text:p>0.41</text:p>
          </table:table-cell>
          <table:table-cell table:formula="of:=SQRT( [.$B8]^2 + [.E$3]^2)" office:value-type="float" office:value="0.447213595499958">
            <text:p>0.45</text:p>
          </table:table-cell>
          <table:table-cell table:formula="of:=SQRT( [.$B8]^2 + [.F$3]^2)" office:value-type="float" office:value="0.5">
            <text:p>0.5</text:p>
          </table:table-cell>
          <table:table-cell table:formula="of:=SQRT( [.$B8]^2 + [.G$3]^2)" office:value-type="float" office:value="0.565685424949238">
            <text:p>0.57</text:p>
          </table:table-cell>
          <table:table-cell table:formula="of:=SQRT( [.$B8]^2 + [.H$3]^2)" office:value-type="float" office:value="0.640312423743285">
            <text:p>0.64</text:p>
          </table:table-cell>
          <table:table-cell table:formula="of:=SQRT( [.$B8]^2 + [.I$3]^2)" office:value-type="float" office:value="0.721110255092798">
            <text:p>0.72</text:p>
          </table:table-cell>
          <table:table-cell table:formula="of:=SQRT( [.$B8]^2 + [.J$3]^2)" office:value-type="float" office:value="0.806225774829855">
            <text:p>0.81</text:p>
          </table:table-cell>
          <table:table-cell table:formula="of:=SQRT( [.$B8]^2 + [.K$3]^2)" office:value-type="float" office:value="0.894427190999916">
            <text:p>0.89</text:p>
          </table:table-cell>
          <table:table-cell table:formula="of:=SQRT( [.$B8]^2 + [.L$3]^2)" office:value-type="float" office:value="0.98488578017961">
            <text:p>0.98</text:p>
          </table:table-cell>
          <table:table-cell table:formula="of:=SQRT( [.$B8]^2 + [.M$3]^2)" office:value-type="float" office:value="1.0770329614269">
            <text:p>1.08</text:p>
          </table:table-cell>
          <table:table-cell table:formula="of:=SQRT( [.$B8]^2 + [.N$3]^2)" office:value-type="float" office:value="1.17046999107196">
            <text:p>1.17</text:p>
          </table:table-cell>
          <table:table-cell table:formula="of:=SQRT( [.$B8]^2 + [.O$3]^2)" office:value-type="float" office:value="1.26491106406735">
            <text:p>1.26</text:p>
          </table:table-cell>
          <table:table-cell table:formula="of:=SQRT( [.$B8]^2 + [.P$3]^2)" office:value-type="float" office:value="1.36014705087354">
            <text:p>1.36</text:p>
          </table:table-cell>
          <table:table-cell table:formula="of:=SQRT( [.$B8]^2 + [.Q$3]^2)" office:value-type="float" office:value="1.4560219778561">
            <text:p>1.46</text:p>
          </table:table-cell>
          <table:table-cell table:formula="of:=SQRT( [.$B8]^2 + [.R$3]^2)" office:value-type="float" office:value="1.552417469626">
            <text:p>1.55</text:p>
          </table:table-cell>
          <table:table-cell table:formula="of:=SQRT( [.$B8]^2 + [.S$3]^2)" office:value-type="float" office:value="1.64924225024706">
            <text:p>1.65</text:p>
          </table:table-cell>
          <table:table-cell table:formula="of:=SQRT( [.$B8]^2 + [.T$3]^2)" office:value-type="float" office:value="1.7464249196573">
            <text:p>1.75</text:p>
          </table:table-cell>
          <table:table-cell table:formula="of:=SQRT( [.$B8]^2 + [.U$3]^2)" office:value-type="float" office:value="1.84390889145858">
            <text:p>1.84</text:p>
          </table:table-cell>
          <table:table-cell table:formula="of:=SQRT( [.$B8]^2 + [.V$3]^2)" office:value-type="float" office:value="1.94164878389476">
            <text:p>1.94</text:p>
          </table:table-cell>
          <table:table-cell table:formula="of:=SQRT( [.$B8]^2 + [.W$3]^2)" office:value-type="float" office:value="2.03960780543711">
            <text:p>2.04</text:p>
          </table:table-cell>
          <table:table-cell table:formula="of:=SQRT( [.$B8]^2 + [.X$3]^2)" office:value-type="float" office:value="2.1377558326432">
            <text:p>2.14</text:p>
          </table:table-cell>
          <table:table-cell table:formula="of:=SQRT( [.$B8]^2 + [.Y$3]^2)" office:value-type="float" office:value="2.23606797749979">
            <text:p>2.24</text:p>
          </table:table-cell>
          <table:table-cell table:formula="of:=SQRT( [.$B8]^2 + [.Z$3]^2)" office:value-type="float" office:value="2.33452350598575">
            <text:p>2.33</text:p>
          </table:table-cell>
          <table:table-cell table:formula="of:=SQRT( [.$B8]^2 + [.AA$3]^2)" office:value-type="float" office:value="2.43310501211929">
            <text:p>2.43</text:p>
          </table:table-cell>
          <table:table-cell table:formula="of:=SQRT( [.$B8]^2 + [.AB$3]^2)" office:value-type="float" office:value="2.53179778023443">
            <text:p>2.53</text:p>
          </table:table-cell>
          <table:table-cell table:formula="of:=SQRT( [.$B8]^2 + [.AC$3]^2)" office:value-type="float" office:value="2.63058928759318">
            <text:p>2.63</text:p>
          </table:table-cell>
          <table:table-cell table:formula="of:=SQRT( [.$B8]^2 + [.AD$3]^2)" office:value-type="float" office:value="2.72946881279124">
            <text:p>2.73</text:p>
          </table:table-cell>
          <table:table-cell table:formula="of:=SQRT( [.$B8]^2 + [.AE$3]^2)" office:value-type="float" office:value="2.82842712474619">
            <text:p>2.83</text:p>
          </table:table-cell>
          <table:table-cell table:formula="of:=SQRT( [.$B8]^2 + [.AF$3]^2)" office:value-type="float" office:value="2.92745623366089">
            <text:p>2.93</text:p>
          </table:table-cell>
          <table:table-cell table:formula="of:=SQRT( [.$B8]^2 + [.AG$3]^2)" office:value-type="float" office:value="3.02654919008431">
            <text:p>3.03</text:p>
          </table:table-cell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SQRT( [.$B9]^2 + [.C$3]^2)" office:value-type="float" office:value="0.5">
            <text:p>0.5</text:p>
          </table:table-cell>
          <table:table-cell table:formula="of:=SQRT( [.$B9]^2 + [.D$3]^2)" office:value-type="float" office:value="0.509901951359278">
            <text:p>0.51</text:p>
          </table:table-cell>
          <table:table-cell table:formula="of:=SQRT( [.$B9]^2 + [.E$3]^2)" office:value-type="float" office:value="0.53851648071345">
            <text:p>0.54</text:p>
          </table:table-cell>
          <table:table-cell table:formula="of:=SQRT( [.$B9]^2 + [.F$3]^2)" office:value-type="float" office:value="0.58309518948453">
            <text:p>0.58</text:p>
          </table:table-cell>
          <table:table-cell table:formula="of:=SQRT( [.$B9]^2 + [.G$3]^2)" office:value-type="float" office:value="0.640312423743285">
            <text:p>0.64</text:p>
          </table:table-cell>
          <table:table-cell table:formula="of:=SQRT( [.$B9]^2 + [.H$3]^2)" office:value-type="float" office:value="0.707106781186548">
            <text:p>0.71</text:p>
          </table:table-cell>
          <table:table-cell table:formula="of:=SQRT( [.$B9]^2 + [.I$3]^2)" office:value-type="float" office:value="0.781024967590666">
            <text:p>0.78</text:p>
          </table:table-cell>
          <table:table-cell table:formula="of:=SQRT( [.$B9]^2 + [.J$3]^2)" office:value-type="float" office:value="0.860232526704263">
            <text:p>0.86</text:p>
          </table:table-cell>
          <table:table-cell table:formula="of:=SQRT( [.$B9]^2 + [.K$3]^2)" office:value-type="float" office:value="0.943398113205661">
            <text:p>0.94</text:p>
          </table:table-cell>
          <table:table-cell table:formula="of:=SQRT( [.$B9]^2 + [.L$3]^2)" office:value-type="float" office:value="1.0295630140987">
            <text:p>1.03</text:p>
          </table:table-cell>
          <table:table-cell table:formula="of:=SQRT( [.$B9]^2 + [.M$3]^2)" office:value-type="float" office:value="1.1180339887499">
            <text:p>1.12</text:p>
          </table:table-cell>
          <table:table-cell table:formula="of:=SQRT( [.$B9]^2 + [.N$3]^2)" office:value-type="float" office:value="1.20830459735946">
            <text:p>1.21</text:p>
          </table:table-cell>
          <table:table-cell table:formula="of:=SQRT( [.$B9]^2 + [.O$3]^2)" office:value-type="float" office:value="1.3">
            <text:p>1.3</text:p>
          </table:table-cell>
          <table:table-cell table:formula="of:=SQRT( [.$B9]^2 + [.P$3]^2)" office:value-type="float" office:value="1.39283882771841">
            <text:p>1.39</text:p>
          </table:table-cell>
          <table:table-cell table:formula="of:=SQRT( [.$B9]^2 + [.Q$3]^2)" office:value-type="float" office:value="1.48660687473185">
            <text:p>1.49</text:p>
          </table:table-cell>
          <table:table-cell table:formula="of:=SQRT( [.$B9]^2 + [.R$3]^2)" office:value-type="float" office:value="1.58113883008419">
            <text:p>1.58</text:p>
          </table:table-cell>
          <table:table-cell table:formula="of:=SQRT( [.$B9]^2 + [.S$3]^2)" office:value-type="float" office:value="1.67630546142402">
            <text:p>1.68</text:p>
          </table:table-cell>
          <table:table-cell table:formula="of:=SQRT( [.$B9]^2 + [.T$3]^2)" office:value-type="float" office:value="1.77200451466694">
            <text:p>1.77</text:p>
          </table:table-cell>
          <table:table-cell table:formula="of:=SQRT( [.$B9]^2 + [.U$3]^2)" office:value-type="float" office:value="1.86815416922694">
            <text:p>1.87</text:p>
          </table:table-cell>
          <table:table-cell table:formula="of:=SQRT( [.$B9]^2 + [.V$3]^2)" office:value-type="float" office:value="1.96468827043885">
            <text:p>1.96</text:p>
          </table:table-cell>
          <table:table-cell table:formula="of:=SQRT( [.$B9]^2 + [.W$3]^2)" office:value-type="float" office:value="2.06155281280883">
            <text:p>2.06</text:p>
          </table:table-cell>
          <table:table-cell table:formula="of:=SQRT( [.$B9]^2 + [.X$3]^2)" office:value-type="float" office:value="2.15870331449229">
            <text:p>2.16</text:p>
          </table:table-cell>
          <table:table-cell table:formula="of:=SQRT( [.$B9]^2 + [.Y$3]^2)" office:value-type="float" office:value="2.2561028345357">
            <text:p>2.26</text:p>
          </table:table-cell>
          <table:table-cell table:formula="of:=SQRT( [.$B9]^2 + [.Z$3]^2)" office:value-type="float" office:value="2.35372045918796">
            <text:p>2.35</text:p>
          </table:table-cell>
          <table:table-cell table:formula="of:=SQRT( [.$B9]^2 + [.AA$3]^2)" office:value-type="float" office:value="2.45153013442625">
            <text:p>2.45</text:p>
          </table:table-cell>
          <table:table-cell table:formula="of:=SQRT( [.$B9]^2 + [.AB$3]^2)" office:value-type="float" office:value="2.54950975679639">
            <text:p>2.55</text:p>
          </table:table-cell>
          <table:table-cell table:formula="of:=SQRT( [.$B9]^2 + [.AC$3]^2)" office:value-type="float" office:value="2.64764045897475">
            <text:p>2.65</text:p>
          </table:table-cell>
          <table:table-cell table:formula="of:=SQRT( [.$B9]^2 + [.AD$3]^2)" office:value-type="float" office:value="2.7459060435492">
            <text:p>2.75</text:p>
          </table:table-cell>
          <table:table-cell table:formula="of:=SQRT( [.$B9]^2 + [.AE$3]^2)" office:value-type="float" office:value="2.84429253066558">
            <text:p>2.84</text:p>
          </table:table-cell>
          <table:table-cell table:formula="of:=SQRT( [.$B9]^2 + [.AF$3]^2)" office:value-type="float" office:value="2.94278779391243">
            <text:p>2.94</text:p>
          </table:table-cell>
          <table:table-cell table:formula="of:=SQRT( [.$B9]^2 + [.AG$3]^2)" office:value-type="float" office:value="3.04138126514911">
            <text:p>3.04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SQRT( [.$B10]^2 + [.C$3]^2)" office:value-type="float" office:value="0.6">
            <text:p>0.6</text:p>
          </table:table-cell>
          <table:table-cell table:formula="of:=SQRT( [.$B10]^2 + [.D$3]^2)" office:value-type="float" office:value="0.608276253029822">
            <text:p>0.61</text:p>
          </table:table-cell>
          <table:table-cell table:formula="of:=SQRT( [.$B10]^2 + [.E$3]^2)" office:value-type="float" office:value="0.632455532033676">
            <text:p>0.63</text:p>
          </table:table-cell>
          <table:table-cell table:formula="of:=SQRT( [.$B10]^2 + [.F$3]^2)" office:value-type="float" office:value="0.670820393249937">
            <text:p>0.67</text:p>
          </table:table-cell>
          <table:table-cell table:formula="of:=SQRT( [.$B10]^2 + [.G$3]^2)" office:value-type="float" office:value="0.721110255092798">
            <text:p>0.72</text:p>
          </table:table-cell>
          <table:table-cell table:formula="of:=SQRT( [.$B10]^2 + [.H$3]^2)" office:value-type="float" office:value="0.781024967590666">
            <text:p>0.78</text:p>
          </table:table-cell>
          <table:table-cell table:formula="of:=SQRT( [.$B10]^2 + [.I$3]^2)" office:value-type="float" office:value="0.848528137423857">
            <text:p>0.85</text:p>
          </table:table-cell>
          <table:table-cell table:formula="of:=SQRT( [.$B10]^2 + [.J$3]^2)" office:value-type="float" office:value="0.921954445729289">
            <text:p>0.92</text:p>
          </table:table-cell>
          <table:table-cell table:formula="of:=SQRT( [.$B10]^2 + [.K$3]^2)" office:value-type="float" office:value="1">
            <text:p>1</text:p>
          </table:table-cell>
          <table:table-cell table:formula="of:=SQRT( [.$B10]^2 + [.L$3]^2)" office:value-type="float" office:value="1.0816653826392">
            <text:p>1.08</text:p>
          </table:table-cell>
          <table:table-cell table:formula="of:=SQRT( [.$B10]^2 + [.M$3]^2)" office:value-type="float" office:value="1.16619037896906">
            <text:p>1.17</text:p>
          </table:table-cell>
          <table:table-cell table:formula="of:=SQRT( [.$B10]^2 + [.N$3]^2)" office:value-type="float" office:value="1.25299640861417">
            <text:p>1.25</text:p>
          </table:table-cell>
          <table:table-cell table:formula="of:=SQRT( [.$B10]^2 + [.O$3]^2)" office:value-type="float" office:value="1.34164078649987">
            <text:p>1.34</text:p>
          </table:table-cell>
          <table:table-cell table:formula="of:=SQRT( [.$B10]^2 + [.P$3]^2)" office:value-type="float" office:value="1.43178210632764">
            <text:p>1.43</text:p>
          </table:table-cell>
          <table:table-cell table:formula="of:=SQRT( [.$B10]^2 + [.Q$3]^2)" office:value-type="float" office:value="1.52315462117278">
            <text:p>1.52</text:p>
          </table:table-cell>
          <table:table-cell table:formula="of:=SQRT( [.$B10]^2 + [.R$3]^2)" office:value-type="float" office:value="1.61554944214035">
            <text:p>1.62</text:p>
          </table:table-cell>
          <table:table-cell table:formula="of:=SQRT( [.$B10]^2 + [.S$3]^2)" office:value-type="float" office:value="1.70880074906351">
            <text:p>1.71</text:p>
          </table:table-cell>
          <table:table-cell table:formula="of:=SQRT( [.$B10]^2 + [.T$3]^2)" office:value-type="float" office:value="1.80277563773199">
            <text:p>1.8</text:p>
          </table:table-cell>
          <table:table-cell table:formula="of:=SQRT( [.$B10]^2 + [.U$3]^2)" office:value-type="float" office:value="1.89736659610103">
            <text:p>1.9</text:p>
          </table:table-cell>
          <table:table-cell table:formula="of:=SQRT( [.$B10]^2 + [.V$3]^2)" office:value-type="float" office:value="1.99248588451713">
            <text:p>1.99</text:p>
          </table:table-cell>
          <table:table-cell table:formula="of:=SQRT( [.$B10]^2 + [.W$3]^2)" office:value-type="float" office:value="2.08806130178211">
            <text:p>2.09</text:p>
          </table:table-cell>
          <table:table-cell table:formula="of:=SQRT( [.$B10]^2 + [.X$3]^2)" office:value-type="float" office:value="2.18403296678416">
            <text:p>2.18</text:p>
          </table:table-cell>
          <table:table-cell table:formula="of:=SQRT( [.$B10]^2 + [.Y$3]^2)" office:value-type="float" office:value="2.28035085019828">
            <text:p>2.28</text:p>
          </table:table-cell>
          <table:table-cell table:formula="of:=SQRT( [.$B10]^2 + [.Z$3]^2)" office:value-type="float" office:value="2.37697286480094">
            <text:p>2.38</text:p>
          </table:table-cell>
          <table:table-cell table:formula="of:=SQRT( [.$B10]^2 + [.AA$3]^2)" office:value-type="float" office:value="2.4738633753706">
            <text:p>2.47</text:p>
          </table:table-cell>
          <table:table-cell table:formula="of:=SQRT( [.$B10]^2 + [.AB$3]^2)" office:value-type="float" office:value="2.57099202643649">
            <text:p>2.57</text:p>
          </table:table-cell>
          <table:table-cell table:formula="of:=SQRT( [.$B10]^2 + [.AC$3]^2)" office:value-type="float" office:value="2.66833281282527">
            <text:p>2.67</text:p>
          </table:table-cell>
          <table:table-cell table:formula="of:=SQRT( [.$B10]^2 + [.AD$3]^2)" office:value-type="float" office:value="2.76586333718787">
            <text:p>2.77</text:p>
          </table:table-cell>
          <table:table-cell table:formula="of:=SQRT( [.$B10]^2 + [.AE$3]^2)" office:value-type="float" office:value="2.86356421265527">
            <text:p>2.86</text:p>
          </table:table-cell>
          <table:table-cell table:formula="of:=SQRT( [.$B10]^2 + [.AF$3]^2)" office:value-type="float" office:value="2.96141857899217">
            <text:p>2.96</text:p>
          </table:table-cell>
          <table:table-cell table:formula="of:=SQRT( [.$B10]^2 + [.AG$3]^2)" office:value-type="float" office:value="3.05941170815567">
            <text:p>3.06</text:p>
          </table:table-cell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SQRT( [.$B11]^2 + [.C$3]^2)" office:value-type="float" office:value="0.7">
            <text:p>0.7</text:p>
          </table:table-cell>
          <table:table-cell table:formula="of:=SQRT( [.$B11]^2 + [.D$3]^2)" office:value-type="float" office:value="0.707106781186548">
            <text:p>0.71</text:p>
          </table:table-cell>
          <table:table-cell table:formula="of:=SQRT( [.$B11]^2 + [.E$3]^2)" office:value-type="float" office:value="0.728010988928052">
            <text:p>0.73</text:p>
          </table:table-cell>
          <table:table-cell table:formula="of:=SQRT( [.$B11]^2 + [.F$3]^2)" office:value-type="float" office:value="0.761577310586391">
            <text:p>0.76</text:p>
          </table:table-cell>
          <table:table-cell table:formula="of:=SQRT( [.$B11]^2 + [.G$3]^2)" office:value-type="float" office:value="0.806225774829855">
            <text:p>0.81</text:p>
          </table:table-cell>
          <table:table-cell table:formula="of:=SQRT( [.$B11]^2 + [.H$3]^2)" office:value-type="float" office:value="0.860232526704263">
            <text:p>0.86</text:p>
          </table:table-cell>
          <table:table-cell table:formula="of:=SQRT( [.$B11]^2 + [.I$3]^2)" office:value-type="float" office:value="0.921954445729289">
            <text:p>0.92</text:p>
          </table:table-cell>
          <table:table-cell table:formula="of:=SQRT( [.$B11]^2 + [.J$3]^2)" office:value-type="float" office:value="0.989949493661167">
            <text:p>0.99</text:p>
          </table:table-cell>
          <table:table-cell table:formula="of:=SQRT( [.$B11]^2 + [.K$3]^2)" office:value-type="float" office:value="1.06301458127347">
            <text:p>1.06</text:p>
          </table:table-cell>
          <table:table-cell table:formula="of:=SQRT( [.$B11]^2 + [.L$3]^2)" office:value-type="float" office:value="1.14017542509914">
            <text:p>1.14</text:p>
          </table:table-cell>
          <table:table-cell table:formula="of:=SQRT( [.$B11]^2 + [.M$3]^2)" office:value-type="float" office:value="1.22065556157337">
            <text:p>1.22</text:p>
          </table:table-cell>
          <table:table-cell table:formula="of:=SQRT( [.$B11]^2 + [.N$3]^2)" office:value-type="float" office:value="1.30384048104053">
            <text:p>1.3</text:p>
          </table:table-cell>
          <table:table-cell table:formula="of:=SQRT( [.$B11]^2 + [.O$3]^2)" office:value-type="float" office:value="1.38924439894498">
            <text:p>1.39</text:p>
          </table:table-cell>
          <table:table-cell table:formula="of:=SQRT( [.$B11]^2 + [.P$3]^2)" office:value-type="float" office:value="1.47648230602334">
            <text:p>1.48</text:p>
          </table:table-cell>
          <table:table-cell table:formula="of:=SQRT( [.$B11]^2 + [.Q$3]^2)" office:value-type="float" office:value="1.56524758424985">
            <text:p>1.57</text:p>
          </table:table-cell>
          <table:table-cell table:formula="of:=SQRT( [.$B11]^2 + [.R$3]^2)" office:value-type="float" office:value="1.65529453572468">
            <text:p>1.66</text:p>
          </table:table-cell>
          <table:table-cell table:formula="of:=SQRT( [.$B11]^2 + [.S$3]^2)" office:value-type="float" office:value="1.7464249196573">
            <text:p>1.75</text:p>
          </table:table-cell>
          <table:table-cell table:formula="of:=SQRT( [.$B11]^2 + [.T$3]^2)" office:value-type="float" office:value="1.83847763108502">
            <text:p>1.84</text:p>
          </table:table-cell>
          <table:table-cell table:formula="of:=SQRT( [.$B11]^2 + [.U$3]^2)" office:value-type="float" office:value="1.9313207915828">
            <text:p>1.93</text:p>
          </table:table-cell>
          <table:table-cell table:formula="of:=SQRT( [.$B11]^2 + [.V$3]^2)" office:value-type="float" office:value="2.02484567313166">
            <text:p>2.02</text:p>
          </table:table-cell>
          <table:table-cell table:formula="of:=SQRT( [.$B11]^2 + [.W$3]^2)" office:value-type="float" office:value="2.11896201004171">
            <text:p>2.12</text:p>
          </table:table-cell>
          <table:table-cell table:formula="of:=SQRT( [.$B11]^2 + [.X$3]^2)" office:value-type="float" office:value="2.21359436211787">
            <text:p>2.21</text:p>
          </table:table-cell>
          <table:table-cell table:formula="of:=SQRT( [.$B11]^2 + [.Y$3]^2)" office:value-type="float" office:value="2.30867927612304">
            <text:p>2.31</text:p>
          </table:table-cell>
          <table:table-cell table:formula="of:=SQRT( [.$B11]^2 + [.Z$3]^2)" office:value-type="float" office:value="2.40416305603426">
            <text:p>2.4</text:p>
          </table:table-cell>
          <table:table-cell table:formula="of:=SQRT( [.$B11]^2 + [.AA$3]^2)" office:value-type="float" office:value="2.5">
            <text:p>2.5</text:p>
          </table:table-cell>
          <table:table-cell table:formula="of:=SQRT( [.$B11]^2 + [.AB$3]^2)" office:value-type="float" office:value="2.59615099714943">
            <text:p>2.6</text:p>
          </table:table-cell>
          <table:table-cell table:formula="of:=SQRT( [.$B11]^2 + [.AC$3]^2)" office:value-type="float" office:value="2.69258240356725">
            <text:p>2.69</text:p>
          </table:table-cell>
          <table:table-cell table:formula="of:=SQRT( [.$B11]^2 + [.AD$3]^2)" office:value-type="float" office:value="2.78926513619627">
            <text:p>2.79</text:p>
          </table:table-cell>
          <table:table-cell table:formula="of:=SQRT( [.$B11]^2 + [.AE$3]^2)" office:value-type="float" office:value="2.88617393793236">
            <text:p>2.89</text:p>
          </table:table-cell>
          <table:table-cell table:formula="of:=SQRT( [.$B11]^2 + [.AF$3]^2)" office:value-type="float" office:value="2.98328677803526">
            <text:p>2.98</text:p>
          </table:table-cell>
          <table:table-cell table:formula="of:=SQRT( [.$B11]^2 + [.AG$3]^2)" office:value-type="float" office:value="3.08058436014987">
            <text:p>3.08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SQRT( [.$B12]^2 + [.C$3]^2)" office:value-type="float" office:value="0.8">
            <text:p>0.8</text:p>
          </table:table-cell>
          <table:table-cell table:formula="of:=SQRT( [.$B12]^2 + [.D$3]^2)" office:value-type="float" office:value="0.806225774829855">
            <text:p>0.81</text:p>
          </table:table-cell>
          <table:table-cell table:formula="of:=SQRT( [.$B12]^2 + [.E$3]^2)" office:value-type="float" office:value="0.824621125123532">
            <text:p>0.82</text:p>
          </table:table-cell>
          <table:table-cell table:formula="of:=SQRT( [.$B12]^2 + [.F$3]^2)" office:value-type="float" office:value="0.854400374531753">
            <text:p>0.85</text:p>
          </table:table-cell>
          <table:table-cell table:formula="of:=SQRT( [.$B12]^2 + [.G$3]^2)" office:value-type="float" office:value="0.894427190999916">
            <text:p>0.89</text:p>
          </table:table-cell>
          <table:table-cell table:formula="of:=SQRT( [.$B12]^2 + [.H$3]^2)" office:value-type="float" office:value="0.943398113205661">
            <text:p>0.94</text:p>
          </table:table-cell>
          <table:table-cell table:formula="of:=SQRT( [.$B12]^2 + [.I$3]^2)" office:value-type="float" office:value="1">
            <text:p>1</text:p>
          </table:table-cell>
          <table:table-cell table:formula="of:=SQRT( [.$B12]^2 + [.J$3]^2)" office:value-type="float" office:value="1.06301458127347">
            <text:p>1.06</text:p>
          </table:table-cell>
          <table:table-cell table:formula="of:=SQRT( [.$B12]^2 + [.K$3]^2)" office:value-type="float" office:value="1.13137084989848">
            <text:p>1.13</text:p>
          </table:table-cell>
          <table:table-cell table:formula="of:=SQRT( [.$B12]^2 + [.L$3]^2)" office:value-type="float" office:value="1.20415945787923">
            <text:p>1.2</text:p>
          </table:table-cell>
          <table:table-cell table:formula="of:=SQRT( [.$B12]^2 + [.M$3]^2)" office:value-type="float" office:value="1.28062484748657">
            <text:p>1.28</text:p>
          </table:table-cell>
          <table:table-cell table:formula="of:=SQRT( [.$B12]^2 + [.N$3]^2)" office:value-type="float" office:value="1.36014705087354">
            <text:p>1.36</text:p>
          </table:table-cell>
          <table:table-cell table:formula="of:=SQRT( [.$B12]^2 + [.O$3]^2)" office:value-type="float" office:value="1.4422205101856">
            <text:p>1.44</text:p>
          </table:table-cell>
          <table:table-cell table:formula="of:=SQRT( [.$B12]^2 + [.P$3]^2)" office:value-type="float" office:value="1.52643375224737">
            <text:p>1.53</text:p>
          </table:table-cell>
          <table:table-cell table:formula="of:=SQRT( [.$B12]^2 + [.Q$3]^2)" office:value-type="float" office:value="1.61245154965971">
            <text:p>1.61</text:p>
          </table:table-cell>
          <table:table-cell table:formula="of:=SQRT( [.$B12]^2 + [.R$3]^2)" office:value-type="float" office:value="1.7">
            <text:p>1.7</text:p>
          </table:table-cell>
          <table:table-cell table:formula="of:=SQRT( [.$B12]^2 + [.S$3]^2)" office:value-type="float" office:value="1.78885438199983">
            <text:p>1.79</text:p>
          </table:table-cell>
          <table:table-cell table:formula="of:=SQRT( [.$B12]^2 + [.T$3]^2)" office:value-type="float" office:value="1.87882942280559">
            <text:p>1.88</text:p>
          </table:table-cell>
          <table:table-cell table:formula="of:=SQRT( [.$B12]^2 + [.U$3]^2)" office:value-type="float" office:value="1.96977156035922">
            <text:p>1.97</text:p>
          </table:table-cell>
          <table:table-cell table:formula="of:=SQRT( [.$B12]^2 + [.V$3]^2)" office:value-type="float" office:value="2.06155281280883">
            <text:p>2.06</text:p>
          </table:table-cell>
          <table:table-cell table:formula="of:=SQRT( [.$B12]^2 + [.W$3]^2)" office:value-type="float" office:value="2.1540659228538">
            <text:p>2.15</text:p>
          </table:table-cell>
          <table:table-cell table:formula="of:=SQRT( [.$B12]^2 + [.X$3]^2)" office:value-type="float" office:value="2.24722050542442">
            <text:p>2.25</text:p>
          </table:table-cell>
          <table:table-cell table:formula="of:=SQRT( [.$B12]^2 + [.Y$3]^2)" office:value-type="float" office:value="2.34093998214392">
            <text:p>2.34</text:p>
          </table:table-cell>
          <table:table-cell table:formula="of:=SQRT( [.$B12]^2 + [.Z$3]^2)" office:value-type="float" office:value="2.43515913237718">
            <text:p>2.44</text:p>
          </table:table-cell>
          <table:table-cell table:formula="of:=SQRT( [.$B12]^2 + [.AA$3]^2)" office:value-type="float" office:value="2.5298221281347">
            <text:p>2.53</text:p>
          </table:table-cell>
          <table:table-cell table:formula="of:=SQRT( [.$B12]^2 + [.AB$3]^2)" office:value-type="float" office:value="2.62488094968134">
            <text:p>2.62</text:p>
          </table:table-cell>
          <table:table-cell table:formula="of:=SQRT( [.$B12]^2 + [.AC$3]^2)" office:value-type="float" office:value="2.72029410174709">
            <text:p>2.72</text:p>
          </table:table-cell>
          <table:table-cell table:formula="of:=SQRT( [.$B12]^2 + [.AD$3]^2)" office:value-type="float" office:value="2.81602556806574">
            <text:p>2.82</text:p>
          </table:table-cell>
          <table:table-cell table:formula="of:=SQRT( [.$B12]^2 + [.AE$3]^2)" office:value-type="float" office:value="2.91204395571221">
            <text:p>2.91</text:p>
          </table:table-cell>
          <table:table-cell table:formula="of:=SQRT( [.$B12]^2 + [.AF$3]^2)" office:value-type="float" office:value="3.00832179129827">
            <text:p>3.01</text:p>
          </table:table-cell>
          <table:table-cell table:formula="of:=SQRT( [.$B12]^2 + [.AG$3]^2)" office:value-type="float" office:value="3.104834939252">
            <text:p>3.1</text:p>
          </table:table-cell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SQRT( [.$B13]^2 + [.C$3]^2)" office:value-type="float" office:value="0.9">
            <text:p>0.9</text:p>
          </table:table-cell>
          <table:table-cell table:formula="of:=SQRT( [.$B13]^2 + [.D$3]^2)" office:value-type="float" office:value="0.905538513813742">
            <text:p>0.91</text:p>
          </table:table-cell>
          <table:table-cell table:formula="of:=SQRT( [.$B13]^2 + [.E$3]^2)" office:value-type="float" office:value="0.921954445729289">
            <text:p>0.92</text:p>
          </table:table-cell>
          <table:table-cell table:formula="of:=SQRT( [.$B13]^2 + [.F$3]^2)" office:value-type="float" office:value="0.948683298050514">
            <text:p>0.95</text:p>
          </table:table-cell>
          <table:table-cell table:formula="of:=SQRT( [.$B13]^2 + [.G$3]^2)" office:value-type="float" office:value="0.98488578017961">
            <text:p>0.98</text:p>
          </table:table-cell>
          <table:table-cell table:formula="of:=SQRT( [.$B13]^2 + [.H$3]^2)" office:value-type="float" office:value="1.0295630140987">
            <text:p>1.03</text:p>
          </table:table-cell>
          <table:table-cell table:formula="of:=SQRT( [.$B13]^2 + [.I$3]^2)" office:value-type="float" office:value="1.0816653826392">
            <text:p>1.08</text:p>
          </table:table-cell>
          <table:table-cell table:formula="of:=SQRT( [.$B13]^2 + [.J$3]^2)" office:value-type="float" office:value="1.14017542509914">
            <text:p>1.14</text:p>
          </table:table-cell>
          <table:table-cell table:formula="of:=SQRT( [.$B13]^2 + [.K$3]^2)" office:value-type="float" office:value="1.20415945787923">
            <text:p>1.2</text:p>
          </table:table-cell>
          <table:table-cell table:formula="of:=SQRT( [.$B13]^2 + [.L$3]^2)" office:value-type="float" office:value="1.27279220613579">
            <text:p>1.27</text:p>
          </table:table-cell>
          <table:table-cell table:formula="of:=SQRT( [.$B13]^2 + [.M$3]^2)" office:value-type="float" office:value="1.34536240470737">
            <text:p>1.35</text:p>
          </table:table-cell>
          <table:table-cell table:formula="of:=SQRT( [.$B13]^2 + [.N$3]^2)" office:value-type="float" office:value="1.42126704035519">
            <text:p>1.42</text:p>
          </table:table-cell>
          <table:table-cell table:formula="of:=SQRT( [.$B13]^2 + [.O$3]^2)" office:value-type="float" office:value="1.5">
            <text:p>1.5</text:p>
          </table:table-cell>
          <table:table-cell table:formula="of:=SQRT( [.$B13]^2 + [.P$3]^2)" office:value-type="float" office:value="1.58113883008419">
            <text:p>1.58</text:p>
          </table:table-cell>
          <table:table-cell table:formula="of:=SQRT( [.$B13]^2 + [.Q$3]^2)" office:value-type="float" office:value="1.66433169770932">
            <text:p>1.66</text:p>
          </table:table-cell>
          <table:table-cell table:formula="of:=SQRT( [.$B13]^2 + [.R$3]^2)" office:value-type="float" office:value="1.74928556845359">
            <text:p>1.75</text:p>
          </table:table-cell>
          <table:table-cell table:formula="of:=SQRT( [.$B13]^2 + [.S$3]^2)" office:value-type="float" office:value="1.83575597506858">
            <text:p>1.84</text:p>
          </table:table-cell>
          <table:table-cell table:formula="of:=SQRT( [.$B13]^2 + [.T$3]^2)" office:value-type="float" office:value="1.92353840616713">
            <text:p>1.92</text:p>
          </table:table-cell>
          <table:table-cell table:formula="of:=SQRT( [.$B13]^2 + [.U$3]^2)" office:value-type="float" office:value="2.01246117974981">
            <text:p>2.01</text:p>
          </table:table-cell>
          <table:table-cell table:formula="of:=SQRT( [.$B13]^2 + [.V$3]^2)" office:value-type="float" office:value="2.10237960416286">
            <text:p>2.1</text:p>
          </table:table-cell>
          <table:table-cell table:formula="of:=SQRT( [.$B13]^2 + [.W$3]^2)" office:value-type="float" office:value="2.19317121994613">
            <text:p>2.19</text:p>
          </table:table-cell>
          <table:table-cell table:formula="of:=SQRT( [.$B13]^2 + [.X$3]^2)" office:value-type="float" office:value="2.28473193175917">
            <text:p>2.28</text:p>
          </table:table-cell>
          <table:table-cell table:formula="of:=SQRT( [.$B13]^2 + [.Y$3]^2)" office:value-type="float" office:value="2.37697286480094">
            <text:p>2.38</text:p>
          </table:table-cell>
          <table:table-cell table:formula="of:=SQRT( [.$B13]^2 + [.Z$3]^2)" office:value-type="float" office:value="2.46981780704569">
            <text:p>2.47</text:p>
          </table:table-cell>
          <table:table-cell table:formula="of:=SQRT( [.$B13]^2 + [.AA$3]^2)" office:value-type="float" office:value="2.56320112359526">
            <text:p>2.56</text:p>
          </table:table-cell>
          <table:table-cell table:formula="of:=SQRT( [.$B13]^2 + [.AB$3]^2)" office:value-type="float" office:value="2.65706605111728">
            <text:p>2.66</text:p>
          </table:table-cell>
          <table:table-cell table:formula="of:=SQRT( [.$B13]^2 + [.AC$3]^2)" office:value-type="float" office:value="2.75136329843952">
            <text:p>2.75</text:p>
          </table:table-cell>
          <table:table-cell table:formula="of:=SQRT( [.$B13]^2 + [.AD$3]^2)" office:value-type="float" office:value="2.84604989415154">
            <text:p>2.85</text:p>
          </table:table-cell>
          <table:table-cell table:formula="of:=SQRT( [.$B13]^2 + [.AE$3]^2)" office:value-type="float" office:value="2.94108823397055">
            <text:p>2.94</text:p>
          </table:table-cell>
          <table:table-cell table:formula="of:=SQRT( [.$B13]^2 + [.AF$3]^2)" office:value-type="float" office:value="3.0364452901378">
            <text:p>3.04</text:p>
          </table:table-cell>
          <table:table-cell table:formula="of:=SQRT( [.$B13]^2 + [.AG$3]^2)" office:value-type="float" office:value="3.13209195267317">
            <text:p>3.1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QRT( [.$B14]^2 + [.C$3]^2)" office:value-type="float" office:value="1">
            <text:p>1</text:p>
          </table:table-cell>
          <table:table-cell table:formula="of:=SQRT( [.$B14]^2 + [.D$3]^2)" office:value-type="float" office:value="1.00498756211209">
            <text:p>1</text:p>
          </table:table-cell>
          <table:table-cell table:formula="of:=SQRT( [.$B14]^2 + [.E$3]^2)" office:value-type="float" office:value="1.01980390271856">
            <text:p>1.02</text:p>
          </table:table-cell>
          <table:table-cell table:formula="of:=SQRT( [.$B14]^2 + [.F$3]^2)" office:value-type="float" office:value="1.04403065089106">
            <text:p>1.04</text:p>
          </table:table-cell>
          <table:table-cell table:formula="of:=SQRT( [.$B14]^2 + [.G$3]^2)" office:value-type="float" office:value="1.0770329614269">
            <text:p>1.08</text:p>
          </table:table-cell>
          <table:table-cell table:formula="of:=SQRT( [.$B14]^2 + [.H$3]^2)" office:value-type="float" office:value="1.1180339887499">
            <text:p>1.12</text:p>
          </table:table-cell>
          <table:table-cell table:formula="of:=SQRT( [.$B14]^2 + [.I$3]^2)" office:value-type="float" office:value="1.16619037896906">
            <text:p>1.17</text:p>
          </table:table-cell>
          <table:table-cell table:formula="of:=SQRT( [.$B14]^2 + [.J$3]^2)" office:value-type="float" office:value="1.22065556157337">
            <text:p>1.22</text:p>
          </table:table-cell>
          <table:table-cell table:formula="of:=SQRT( [.$B14]^2 + [.K$3]^2)" office:value-type="float" office:value="1.28062484748657">
            <text:p>1.28</text:p>
          </table:table-cell>
          <table:table-cell table:formula="of:=SQRT( [.$B14]^2 + [.L$3]^2)" office:value-type="float" office:value="1.34536240470737">
            <text:p>1.35</text:p>
          </table:table-cell>
          <table:table-cell table:formula="of:=SQRT( [.$B14]^2 + [.M$3]^2)" office:value-type="float" office:value="1.4142135623731">
            <text:p>1.41</text:p>
          </table:table-cell>
          <table:table-cell table:formula="of:=SQRT( [.$B14]^2 + [.N$3]^2)" office:value-type="float" office:value="1.48660687473185">
            <text:p>1.49</text:p>
          </table:table-cell>
          <table:table-cell table:formula="of:=SQRT( [.$B14]^2 + [.O$3]^2)" office:value-type="float" office:value="1.56204993518133">
            <text:p>1.56</text:p>
          </table:table-cell>
          <table:table-cell table:formula="of:=SQRT( [.$B14]^2 + [.P$3]^2)" office:value-type="float" office:value="1.64012194668567">
            <text:p>1.64</text:p>
          </table:table-cell>
          <table:table-cell table:formula="of:=SQRT( [.$B14]^2 + [.Q$3]^2)" office:value-type="float" office:value="1.72046505340853">
            <text:p>1.72</text:p>
          </table:table-cell>
          <table:table-cell table:formula="of:=SQRT( [.$B14]^2 + [.R$3]^2)" office:value-type="float" office:value="1.80277563773199">
            <text:p>1.8</text:p>
          </table:table-cell>
          <table:table-cell table:formula="of:=SQRT( [.$B14]^2 + [.S$3]^2)" office:value-type="float" office:value="1.88679622641132">
            <text:p>1.89</text:p>
          </table:table-cell>
          <table:table-cell table:formula="of:=SQRT( [.$B14]^2 + [.T$3]^2)" office:value-type="float" office:value="1.9723082923316">
            <text:p>1.97</text:p>
          </table:table-cell>
          <table:table-cell table:formula="of:=SQRT( [.$B14]^2 + [.U$3]^2)" office:value-type="float" office:value="2.0591260281974">
            <text:p>2.06</text:p>
          </table:table-cell>
          <table:table-cell table:formula="of:=SQRT( [.$B14]^2 + [.V$3]^2)" office:value-type="float" office:value="2.14709105535839">
            <text:p>2.15</text:p>
          </table:table-cell>
          <table:table-cell table:formula="of:=SQRT( [.$B14]^2 + [.W$3]^2)" office:value-type="float" office:value="2.23606797749979">
            <text:p>2.24</text:p>
          </table:table-cell>
          <table:table-cell table:formula="of:=SQRT( [.$B14]^2 + [.X$3]^2)" office:value-type="float" office:value="2.3259406699226">
            <text:p>2.33</text:p>
          </table:table-cell>
          <table:table-cell table:formula="of:=SQRT( [.$B14]^2 + [.Y$3]^2)" office:value-type="float" office:value="2.41660919471891">
            <text:p>2.42</text:p>
          </table:table-cell>
          <table:table-cell table:formula="of:=SQRT( [.$B14]^2 + [.Z$3]^2)" office:value-type="float" office:value="2.50798724079689">
            <text:p>2.51</text:p>
          </table:table-cell>
          <table:table-cell table:formula="of:=SQRT( [.$B14]^2 + [.AA$3]^2)" office:value-type="float" office:value="2.6">
            <text:p>2.6</text:p>
          </table:table-cell>
          <table:table-cell table:formula="of:=SQRT( [.$B14]^2 + [.AB$3]^2)" office:value-type="float" office:value="2.69258240356725">
            <text:p>2.69</text:p>
          </table:table-cell>
          <table:table-cell table:formula="of:=SQRT( [.$B14]^2 + [.AC$3]^2)" office:value-type="float" office:value="2.78567765543682">
            <text:p>2.79</text:p>
          </table:table-cell>
          <table:table-cell table:formula="of:=SQRT( [.$B14]^2 + [.AD$3]^2)" office:value-type="float" office:value="2.87923600977759">
            <text:p>2.88</text:p>
          </table:table-cell>
          <table:table-cell table:formula="of:=SQRT( [.$B14]^2 + [.AE$3]^2)" office:value-type="float" office:value="2.9732137494637">
            <text:p>2.97</text:p>
          </table:table-cell>
          <table:table-cell table:formula="of:=SQRT( [.$B14]^2 + [.AF$3]^2)" office:value-type="float" office:value="3.06757233003559">
            <text:p>3.07</text:p>
          </table:table-cell>
          <table:table-cell table:formula="of:=SQRT( [.$B14]^2 + [.AG$3]^2)" office:value-type="float" office:value="3.16227766016838">
            <text:p>3.16</text:p>
          </table:table-cell>
        </table:table-row>
        <table:table-row table:style-name="ro1">
          <table:table-cell/>
          <table:table-cell office:value-type="float" office:value="1.1">
            <text:p>1.1</text:p>
          </table:table-cell>
          <table:table-cell table:formula="of:=SQRT( [.$B15]^2 + [.C$3]^2)" office:value-type="float" office:value="1.1">
            <text:p>1.1</text:p>
          </table:table-cell>
          <table:table-cell table:formula="of:=SQRT( [.$B15]^2 + [.D$3]^2)" office:value-type="float" office:value="1.10453610171873">
            <text:p>1.1</text:p>
          </table:table-cell>
          <table:table-cell table:formula="of:=SQRT( [.$B15]^2 + [.E$3]^2)" office:value-type="float" office:value="1.1180339887499">
            <text:p>1.12</text:p>
          </table:table-cell>
          <table:table-cell table:formula="of:=SQRT( [.$B15]^2 + [.F$3]^2)" office:value-type="float" office:value="1.14017542509914">
            <text:p>1.14</text:p>
          </table:table-cell>
          <table:table-cell table:formula="of:=SQRT( [.$B15]^2 + [.G$3]^2)" office:value-type="float" office:value="1.17046999107196">
            <text:p>1.17</text:p>
          </table:table-cell>
          <table:table-cell table:formula="of:=SQRT( [.$B15]^2 + [.H$3]^2)" office:value-type="float" office:value="1.20830459735946">
            <text:p>1.21</text:p>
          </table:table-cell>
          <table:table-cell table:formula="of:=SQRT( [.$B15]^2 + [.I$3]^2)" office:value-type="float" office:value="1.25299640861417">
            <text:p>1.25</text:p>
          </table:table-cell>
          <table:table-cell table:formula="of:=SQRT( [.$B15]^2 + [.J$3]^2)" office:value-type="float" office:value="1.30384048104053">
            <text:p>1.3</text:p>
          </table:table-cell>
          <table:table-cell table:formula="of:=SQRT( [.$B15]^2 + [.K$3]^2)" office:value-type="float" office:value="1.36014705087354">
            <text:p>1.36</text:p>
          </table:table-cell>
          <table:table-cell table:formula="of:=SQRT( [.$B15]^2 + [.L$3]^2)" office:value-type="float" office:value="1.42126704035519">
            <text:p>1.42</text:p>
          </table:table-cell>
          <table:table-cell table:formula="of:=SQRT( [.$B15]^2 + [.M$3]^2)" office:value-type="float" office:value="1.48660687473185">
            <text:p>1.49</text:p>
          </table:table-cell>
          <table:table-cell table:formula="of:=SQRT( [.$B15]^2 + [.N$3]^2)" office:value-type="float" office:value="1.5556349186104">
            <text:p>1.56</text:p>
          </table:table-cell>
          <table:table-cell table:formula="of:=SQRT( [.$B15]^2 + [.O$3]^2)" office:value-type="float" office:value="1.62788205960997">
            <text:p>1.63</text:p>
          </table:table-cell>
          <table:table-cell table:formula="of:=SQRT( [.$B15]^2 + [.P$3]^2)" office:value-type="float" office:value="1.70293863659264">
            <text:p>1.7</text:p>
          </table:table-cell>
          <table:table-cell table:formula="of:=SQRT( [.$B15]^2 + [.Q$3]^2)" office:value-type="float" office:value="1.78044938147649">
            <text:p>1.78</text:p>
          </table:table-cell>
          <table:table-cell table:formula="of:=SQRT( [.$B15]^2 + [.R$3]^2)" office:value-type="float" office:value="1.86010752377383">
            <text:p>1.86</text:p>
          </table:table-cell>
          <table:table-cell table:formula="of:=SQRT( [.$B15]^2 + [.S$3]^2)" office:value-type="float" office:value="1.94164878389476">
            <text:p>1.94</text:p>
          </table:table-cell>
          <table:table-cell table:formula="of:=SQRT( [.$B15]^2 + [.T$3]^2)" office:value-type="float" office:value="2.02484567313166">
            <text:p>2.02</text:p>
          </table:table-cell>
          <table:table-cell table:formula="of:=SQRT( [.$B15]^2 + [.U$3]^2)" office:value-type="float" office:value="2.1095023109729">
            <text:p>2.11</text:p>
          </table:table-cell>
          <table:table-cell table:formula="of:=SQRT( [.$B15]^2 + [.V$3]^2)" office:value-type="float" office:value="2.19544984001001">
            <text:p>2.2</text:p>
          </table:table-cell>
          <table:table-cell table:formula="of:=SQRT( [.$B15]^2 + [.W$3]^2)" office:value-type="float" office:value="2.28254244210267">
            <text:p>2.28</text:p>
          </table:table-cell>
          <table:table-cell table:formula="of:=SQRT( [.$B15]^2 + [.X$3]^2)" office:value-type="float" office:value="2.37065391822594">
            <text:p>2.37</text:p>
          </table:table-cell>
          <table:table-cell table:formula="of:=SQRT( [.$B15]^2 + [.Y$3]^2)" office:value-type="float" office:value="2.45967477524977">
            <text:p>2.46</text:p>
          </table:table-cell>
          <table:table-cell table:formula="of:=SQRT( [.$B15]^2 + [.Z$3]^2)" office:value-type="float" office:value="2.54950975679639">
            <text:p>2.55</text:p>
          </table:table-cell>
          <table:table-cell table:formula="of:=SQRT( [.$B15]^2 + [.AA$3]^2)" office:value-type="float" office:value="2.64007575648882">
            <text:p>2.64</text:p>
          </table:table-cell>
          <table:table-cell table:formula="of:=SQRT( [.$B15]^2 + [.AB$3]^2)" office:value-type="float" office:value="2.73130005674953">
            <text:p>2.73</text:p>
          </table:table-cell>
          <table:table-cell table:formula="of:=SQRT( [.$B15]^2 + [.AC$3]^2)" office:value-type="float" office:value="2.82311884269862">
            <text:p>2.82</text:p>
          </table:table-cell>
          <table:table-cell table:formula="of:=SQRT( [.$B15]^2 + [.AD$3]^2)" office:value-type="float" office:value="2.91547594742265">
            <text:p>2.92</text:p>
          </table:table-cell>
          <table:table-cell table:formula="of:=SQRT( [.$B15]^2 + [.AE$3]^2)" office:value-type="float" office:value="3.00832179129827">
            <text:p>3.01</text:p>
          </table:table-cell>
          <table:table-cell table:formula="of:=SQRT( [.$B15]^2 + [.AF$3]^2)" office:value-type="float" office:value="3.10161248385416">
            <text:p>3.1</text:p>
          </table:table-cell>
          <table:table-cell table:formula="of:=SQRT( [.$B15]^2 + [.AG$3]^2)" office:value-type="float" office:value="3.19530906173409">
            <text:p>3.2</text:p>
          </table:table-cell>
        </table:table-row>
        <table:table-row table:style-name="ro1">
          <table:table-cell/>
          <table:table-cell office:value-type="float" office:value="1.2">
            <text:p>1.2</text:p>
          </table:table-cell>
          <table:table-cell table:formula="of:=SQRT( [.$B16]^2 + [.C$3]^2)" office:value-type="float" office:value="1.2">
            <text:p>1.2</text:p>
          </table:table-cell>
          <table:table-cell table:formula="of:=SQRT( [.$B16]^2 + [.D$3]^2)" office:value-type="float" office:value="1.20415945787923">
            <text:p>1.2</text:p>
          </table:table-cell>
          <table:table-cell table:formula="of:=SQRT( [.$B16]^2 + [.E$3]^2)" office:value-type="float" office:value="1.21655250605964">
            <text:p>1.22</text:p>
          </table:table-cell>
          <table:table-cell table:formula="of:=SQRT( [.$B16]^2 + [.F$3]^2)" office:value-type="float" office:value="1.2369316876853">
            <text:p>1.24</text:p>
          </table:table-cell>
          <table:table-cell table:formula="of:=SQRT( [.$B16]^2 + [.G$3]^2)" office:value-type="float" office:value="1.26491106406735">
            <text:p>1.26</text:p>
          </table:table-cell>
          <table:table-cell table:formula="of:=SQRT( [.$B16]^2 + [.H$3]^2)" office:value-type="float" office:value="1.3">
            <text:p>1.3</text:p>
          </table:table-cell>
          <table:table-cell table:formula="of:=SQRT( [.$B16]^2 + [.I$3]^2)" office:value-type="float" office:value="1.34164078649987">
            <text:p>1.34</text:p>
          </table:table-cell>
          <table:table-cell table:formula="of:=SQRT( [.$B16]^2 + [.J$3]^2)" office:value-type="float" office:value="1.38924439894498">
            <text:p>1.39</text:p>
          </table:table-cell>
          <table:table-cell table:formula="of:=SQRT( [.$B16]^2 + [.K$3]^2)" office:value-type="float" office:value="1.4422205101856">
            <text:p>1.44</text:p>
          </table:table-cell>
          <table:table-cell table:formula="of:=SQRT( [.$B16]^2 + [.L$3]^2)" office:value-type="float" office:value="1.5">
            <text:p>1.5</text:p>
          </table:table-cell>
          <table:table-cell table:formula="of:=SQRT( [.$B16]^2 + [.M$3]^2)" office:value-type="float" office:value="1.56204993518133">
            <text:p>1.56</text:p>
          </table:table-cell>
          <table:table-cell table:formula="of:=SQRT( [.$B16]^2 + [.N$3]^2)" office:value-type="float" office:value="1.62788205960997">
            <text:p>1.63</text:p>
          </table:table-cell>
          <table:table-cell table:formula="of:=SQRT( [.$B16]^2 + [.O$3]^2)" office:value-type="float" office:value="1.69705627484771">
            <text:p>1.7</text:p>
          </table:table-cell>
          <table:table-cell table:formula="of:=SQRT( [.$B16]^2 + [.P$3]^2)" office:value-type="float" office:value="1.76918060129541">
            <text:p>1.77</text:p>
          </table:table-cell>
          <table:table-cell table:formula="of:=SQRT( [.$B16]^2 + [.Q$3]^2)" office:value-type="float" office:value="1.84390889145858">
            <text:p>1.84</text:p>
          </table:table-cell>
          <table:table-cell table:formula="of:=SQRT( [.$B16]^2 + [.R$3]^2)" office:value-type="float" office:value="1.92093727122985">
            <text:p>1.92</text:p>
          </table:table-cell>
          <table:table-cell table:formula="of:=SQRT( [.$B16]^2 + [.S$3]^2)" office:value-type="float" office:value="2">
            <text:p>2</text:p>
          </table:table-cell>
          <table:table-cell table:formula="of:=SQRT( [.$B16]^2 + [.T$3]^2)" office:value-type="float" office:value="2.08086520466848">
            <text:p>2.08</text:p>
          </table:table-cell>
          <table:table-cell table:formula="of:=SQRT( [.$B16]^2 + [.U$3]^2)" office:value-type="float" office:value="2.16333076527839">
            <text:p>2.16</text:p>
          </table:table-cell>
          <table:table-cell table:formula="of:=SQRT( [.$B16]^2 + [.V$3]^2)" office:value-type="float" office:value="2.24722050542442">
            <text:p>2.25</text:p>
          </table:table-cell>
          <table:table-cell table:formula="of:=SQRT( [.$B16]^2 + [.W$3]^2)" office:value-type="float" office:value="2.33238075793812">
            <text:p>2.33</text:p>
          </table:table-cell>
          <table:table-cell table:formula="of:=SQRT( [.$B16]^2 + [.X$3]^2)" office:value-type="float" office:value="2.41867732448957">
            <text:p>2.42</text:p>
          </table:table-cell>
          <table:table-cell table:formula="of:=SQRT( [.$B16]^2 + [.Y$3]^2)" office:value-type="float" office:value="2.50599281722833">
            <text:p>2.51</text:p>
          </table:table-cell>
          <table:table-cell table:formula="of:=SQRT( [.$B16]^2 + [.Z$3]^2)" office:value-type="float" office:value="2.59422435421457">
            <text:p>2.59</text:p>
          </table:table-cell>
          <table:table-cell table:formula="of:=SQRT( [.$B16]^2 + [.AA$3]^2)" office:value-type="float" office:value="2.68328157299975">
            <text:p>2.68</text:p>
          </table:table-cell>
          <table:table-cell table:formula="of:=SQRT( [.$B16]^2 + [.AB$3]^2)" office:value-type="float" office:value="2.77308492477241">
            <text:p>2.77</text:p>
          </table:table-cell>
          <table:table-cell table:formula="of:=SQRT( [.$B16]^2 + [.AC$3]^2)" office:value-type="float" office:value="2.86356421265527">
            <text:p>2.86</text:p>
          </table:table-cell>
          <table:table-cell table:formula="of:=SQRT( [.$B16]^2 + [.AD$3]^2)" office:value-type="float" office:value="2.95465734053883">
            <text:p>2.95</text:p>
          </table:table-cell>
          <table:table-cell table:formula="of:=SQRT( [.$B16]^2 + [.AE$3]^2)" office:value-type="float" office:value="3.04630924234556">
            <text:p>3.05</text:p>
          </table:table-cell>
          <table:table-cell table:formula="of:=SQRT( [.$B16]^2 + [.AF$3]^2)" office:value-type="float" office:value="3.13847096529504">
            <text:p>3.14</text:p>
          </table:table-cell>
          <table:table-cell table:formula="of:=SQRT( [.$B16]^2 + [.AG$3]^2)" office:value-type="float" office:value="3.2310988842807">
            <text:p>3.23</text:p>
          </table:table-cell>
        </table:table-row>
        <table:table-row table:style-name="ro1">
          <table:table-cell/>
          <table:table-cell office:value-type="float" office:value="1.3">
            <text:p>1.3</text:p>
          </table:table-cell>
          <table:table-cell table:formula="of:=SQRT( [.$B17]^2 + [.C$3]^2)" office:value-type="float" office:value="1.3">
            <text:p>1.3</text:p>
          </table:table-cell>
          <table:table-cell table:formula="of:=SQRT( [.$B17]^2 + [.D$3]^2)" office:value-type="float" office:value="1.30384048104053">
            <text:p>1.3</text:p>
          </table:table-cell>
          <table:table-cell table:formula="of:=SQRT( [.$B17]^2 + [.E$3]^2)" office:value-type="float" office:value="1.31529464379659">
            <text:p>1.32</text:p>
          </table:table-cell>
          <table:table-cell table:formula="of:=SQRT( [.$B17]^2 + [.F$3]^2)" office:value-type="float" office:value="1.33416640641263">
            <text:p>1.33</text:p>
          </table:table-cell>
          <table:table-cell table:formula="of:=SQRT( [.$B17]^2 + [.G$3]^2)" office:value-type="float" office:value="1.36014705087354">
            <text:p>1.36</text:p>
          </table:table-cell>
          <table:table-cell table:formula="of:=SQRT( [.$B17]^2 + [.H$3]^2)" office:value-type="float" office:value="1.39283882771841">
            <text:p>1.39</text:p>
          </table:table-cell>
          <table:table-cell table:formula="of:=SQRT( [.$B17]^2 + [.I$3]^2)" office:value-type="float" office:value="1.43178210632764">
            <text:p>1.43</text:p>
          </table:table-cell>
          <table:table-cell table:formula="of:=SQRT( [.$B17]^2 + [.J$3]^2)" office:value-type="float" office:value="1.47648230602334">
            <text:p>1.48</text:p>
          </table:table-cell>
          <table:table-cell table:formula="of:=SQRT( [.$B17]^2 + [.K$3]^2)" office:value-type="float" office:value="1.52643375224737">
            <text:p>1.53</text:p>
          </table:table-cell>
          <table:table-cell table:formula="of:=SQRT( [.$B17]^2 + [.L$3]^2)" office:value-type="float" office:value="1.58113883008419">
            <text:p>1.58</text:p>
          </table:table-cell>
          <table:table-cell table:formula="of:=SQRT( [.$B17]^2 + [.M$3]^2)" office:value-type="float" office:value="1.64012194668567">
            <text:p>1.64</text:p>
          </table:table-cell>
          <table:table-cell table:formula="of:=SQRT( [.$B17]^2 + [.N$3]^2)" office:value-type="float" office:value="1.70293863659264">
            <text:p>1.7</text:p>
          </table:table-cell>
          <table:table-cell table:formula="of:=SQRT( [.$B17]^2 + [.O$3]^2)" office:value-type="float" office:value="1.76918060129541">
            <text:p>1.77</text:p>
          </table:table-cell>
          <table:table-cell table:formula="of:=SQRT( [.$B17]^2 + [.P$3]^2)" office:value-type="float" office:value="1.83847763108502">
            <text:p>1.84</text:p>
          </table:table-cell>
          <table:table-cell table:formula="of:=SQRT( [.$B17]^2 + [.Q$3]^2)" office:value-type="float" office:value="1.91049731745428">
            <text:p>1.91</text:p>
          </table:table-cell>
          <table:table-cell table:formula="of:=SQRT( [.$B17]^2 + [.R$3]^2)" office:value-type="float" office:value="1.98494332412792">
            <text:p>1.98</text:p>
          </table:table-cell>
          <table:table-cell table:formula="of:=SQRT( [.$B17]^2 + [.S$3]^2)" office:value-type="float" office:value="2.06155281280883">
            <text:p>2.06</text:p>
          </table:table-cell>
          <table:table-cell table:formula="of:=SQRT( [.$B17]^2 + [.T$3]^2)" office:value-type="float" office:value="2.14009345590327">
            <text:p>2.14</text:p>
          </table:table-cell>
          <table:table-cell table:formula="of:=SQRT( [.$B17]^2 + [.U$3]^2)" office:value-type="float" office:value="2.22036033111745">
            <text:p>2.22</text:p>
          </table:table-cell>
          <table:table-cell table:formula="of:=SQRT( [.$B17]^2 + [.V$3]^2)" office:value-type="float" office:value="2.30217288664427">
            <text:p>2.3</text:p>
          </table:table-cell>
          <table:table-cell table:formula="of:=SQRT( [.$B17]^2 + [.W$3]^2)" office:value-type="float" office:value="2.38537208837531">
            <text:p>2.39</text:p>
          </table:table-cell>
          <table:table-cell table:formula="of:=SQRT( [.$B17]^2 + [.X$3]^2)" office:value-type="float" office:value="2.46981780704569">
            <text:p>2.47</text:p>
          </table:table-cell>
          <table:table-cell table:formula="of:=SQRT( [.$B17]^2 + [.Y$3]^2)" office:value-type="float" office:value="2.55538646783613">
            <text:p>2.56</text:p>
          </table:table-cell>
          <table:table-cell table:formula="of:=SQRT( [.$B17]^2 + [.Z$3]^2)" office:value-type="float" office:value="2.64196896272458">
            <text:p>2.64</text:p>
          </table:table-cell>
          <table:table-cell table:formula="of:=SQRT( [.$B17]^2 + [.AA$3]^2)" office:value-type="float" office:value="2.72946881279124">
            <text:p>2.73</text:p>
          </table:table-cell>
          <table:table-cell table:formula="of:=SQRT( [.$B17]^2 + [.AB$3]^2)" office:value-type="float" office:value="2.81780056072107">
            <text:p>2.82</text:p>
          </table:table-cell>
          <table:table-cell table:formula="of:=SQRT( [.$B17]^2 + [.AC$3]^2)" office:value-type="float" office:value="2.90688837074973">
            <text:p>2.91</text:p>
          </table:table-cell>
          <table:table-cell table:formula="of:=SQRT( [.$B17]^2 + [.AD$3]^2)" office:value-type="float" office:value="2.99666481275434">
            <text:p>3</text:p>
          </table:table-cell>
          <table:table-cell table:formula="of:=SQRT( [.$B17]^2 + [.AE$3]^2)" office:value-type="float" office:value="3.08706980808663">
            <text:p>3.09</text:p>
          </table:table-cell>
          <table:table-cell table:formula="of:=SQRT( [.$B17]^2 + [.AF$3]^2)" office:value-type="float" office:value="3.17804971641414">
            <text:p>3.18</text:p>
          </table:table-cell>
          <table:table-cell table:formula="of:=SQRT( [.$B17]^2 + [.AG$3]^2)" office:value-type="float" office:value="3.26955654485436">
            <text:p>3.27</text:p>
          </table:table-cell>
        </table:table-row>
        <table:table-row table:style-name="ro1">
          <table:table-cell/>
          <table:table-cell office:value-type="float" office:value="1.4">
            <text:p>1.4</text:p>
          </table:table-cell>
          <table:table-cell table:formula="of:=SQRT( [.$B18]^2 + [.C$3]^2)" office:value-type="float" office:value="1.4">
            <text:p>1.4</text:p>
          </table:table-cell>
          <table:table-cell table:formula="of:=SQRT( [.$B18]^2 + [.D$3]^2)" office:value-type="float" office:value="1.40356688476182">
            <text:p>1.4</text:p>
          </table:table-cell>
          <table:table-cell table:formula="of:=SQRT( [.$B18]^2 + [.E$3]^2)" office:value-type="float" office:value="1.4142135623731">
            <text:p>1.41</text:p>
          </table:table-cell>
          <table:table-cell table:formula="of:=SQRT( [.$B18]^2 + [.F$3]^2)" office:value-type="float" office:value="1.43178210632764">
            <text:p>1.43</text:p>
          </table:table-cell>
          <table:table-cell table:formula="of:=SQRT( [.$B18]^2 + [.G$3]^2)" office:value-type="float" office:value="1.4560219778561">
            <text:p>1.46</text:p>
          </table:table-cell>
          <table:table-cell table:formula="of:=SQRT( [.$B18]^2 + [.H$3]^2)" office:value-type="float" office:value="1.48660687473185">
            <text:p>1.49</text:p>
          </table:table-cell>
          <table:table-cell table:formula="of:=SQRT( [.$B18]^2 + [.I$3]^2)" office:value-type="float" office:value="1.52315462117278">
            <text:p>1.52</text:p>
          </table:table-cell>
          <table:table-cell table:formula="of:=SQRT( [.$B18]^2 + [.J$3]^2)" office:value-type="float" office:value="1.56524758424985">
            <text:p>1.57</text:p>
          </table:table-cell>
          <table:table-cell table:formula="of:=SQRT( [.$B18]^2 + [.K$3]^2)" office:value-type="float" office:value="1.61245154965971">
            <text:p>1.61</text:p>
          </table:table-cell>
          <table:table-cell table:formula="of:=SQRT( [.$B18]^2 + [.L$3]^2)" office:value-type="float" office:value="1.66433169770932">
            <text:p>1.66</text:p>
          </table:table-cell>
          <table:table-cell table:formula="of:=SQRT( [.$B18]^2 + [.M$3]^2)" office:value-type="float" office:value="1.72046505340853">
            <text:p>1.72</text:p>
          </table:table-cell>
          <table:table-cell table:formula="of:=SQRT( [.$B18]^2 + [.N$3]^2)" office:value-type="float" office:value="1.78044938147649">
            <text:p>1.78</text:p>
          </table:table-cell>
          <table:table-cell table:formula="of:=SQRT( [.$B18]^2 + [.O$3]^2)" office:value-type="float" office:value="1.84390889145858">
            <text:p>1.84</text:p>
          </table:table-cell>
          <table:table-cell table:formula="of:=SQRT( [.$B18]^2 + [.P$3]^2)" office:value-type="float" office:value="1.91049731745428">
            <text:p>1.91</text:p>
          </table:table-cell>
          <table:table-cell table:formula="of:=SQRT( [.$B18]^2 + [.Q$3]^2)" office:value-type="float" office:value="1.97989898732233">
            <text:p>1.98</text:p>
          </table:table-cell>
          <table:table-cell table:formula="of:=SQRT( [.$B18]^2 + [.R$3]^2)" office:value-type="float" office:value="2.05182845286832">
            <text:p>2.05</text:p>
          </table:table-cell>
          <table:table-cell table:formula="of:=SQRT( [.$B18]^2 + [.S$3]^2)" office:value-type="float" office:value="2.12602916254693">
            <text:p>2.13</text:p>
          </table:table-cell>
          <table:table-cell table:formula="of:=SQRT( [.$B18]^2 + [.T$3]^2)" office:value-type="float" office:value="2.20227155455452">
            <text:p>2.2</text:p>
          </table:table-cell>
          <table:table-cell table:formula="of:=SQRT( [.$B18]^2 + [.U$3]^2)" office:value-type="float" office:value="2.28035085019828">
            <text:p>2.28</text:p>
          </table:table-cell>
          <table:table-cell table:formula="of:=SQRT( [.$B18]^2 + [.V$3]^2)" office:value-type="float" office:value="2.36008474424119">
            <text:p>2.36</text:p>
          </table:table-cell>
          <table:table-cell table:formula="of:=SQRT( [.$B18]^2 + [.W$3]^2)" office:value-type="float" office:value="2.44131112314674">
            <text:p>2.44</text:p>
          </table:table-cell>
          <table:table-cell table:formula="of:=SQRT( [.$B18]^2 + [.X$3]^2)" office:value-type="float" office:value="2.52388589282479">
            <text:p>2.52</text:p>
          </table:table-cell>
          <table:table-cell table:formula="of:=SQRT( [.$B18]^2 + [.Y$3]^2)" office:value-type="float" office:value="2.60768096208106">
            <text:p>2.61</text:p>
          </table:table-cell>
          <table:table-cell table:formula="of:=SQRT( [.$B18]^2 + [.Z$3]^2)" office:value-type="float" office:value="2.69258240356725">
            <text:p>2.69</text:p>
          </table:table-cell>
          <table:table-cell table:formula="of:=SQRT( [.$B18]^2 + [.AA$3]^2)" office:value-type="float" office:value="2.77848879788996">
            <text:p>2.78</text:p>
          </table:table-cell>
          <table:table-cell table:formula="of:=SQRT( [.$B18]^2 + [.AB$3]^2)" office:value-type="float" office:value="2.86530975637888">
            <text:p>2.87</text:p>
          </table:table-cell>
          <table:table-cell table:formula="of:=SQRT( [.$B18]^2 + [.AC$3]^2)" office:value-type="float" office:value="2.95296461204668">
            <text:p>2.95</text:p>
          </table:table-cell>
          <table:table-cell table:formula="of:=SQRT( [.$B18]^2 + [.AD$3]^2)" office:value-type="float" office:value="3.04138126514911">
            <text:p>3.04</text:p>
          </table:table-cell>
          <table:table-cell table:formula="of:=SQRT( [.$B18]^2 + [.AE$3]^2)" office:value-type="float" office:value="3.13049516849971">
            <text:p>3.13</text:p>
          </table:table-cell>
          <table:table-cell table:formula="of:=SQRT( [.$B18]^2 + [.AF$3]^2)" office:value-type="float" office:value="3.22024843762092">
            <text:p>3.22</text:p>
          </table:table-cell>
          <table:table-cell table:formula="of:=SQRT( [.$B18]^2 + [.AG$3]^2)" office:value-type="float" office:value="3.31058907144937">
            <text:p>3.31</text:p>
          </table:table-cell>
        </table:table-row>
        <table:table-row table:style-name="ro1">
          <table:table-cell/>
          <table:table-cell office:value-type="float" office:value="1.5">
            <text:p>1.5</text:p>
          </table:table-cell>
          <table:table-cell table:formula="of:=SQRT( [.$B19]^2 + [.C$3]^2)" office:value-type="float" office:value="1.5">
            <text:p>1.5</text:p>
          </table:table-cell>
          <table:table-cell table:formula="of:=SQRT( [.$B19]^2 + [.D$3]^2)" office:value-type="float" office:value="1.50332963783729">
            <text:p>1.5</text:p>
          </table:table-cell>
          <table:table-cell table:formula="of:=SQRT( [.$B19]^2 + [.E$3]^2)" office:value-type="float" office:value="1.51327459504216">
            <text:p>1.51</text:p>
          </table:table-cell>
          <table:table-cell table:formula="of:=SQRT( [.$B19]^2 + [.F$3]^2)" office:value-type="float" office:value="1.52970585407784">
            <text:p>1.53</text:p>
          </table:table-cell>
          <table:table-cell table:formula="of:=SQRT( [.$B19]^2 + [.G$3]^2)" office:value-type="float" office:value="1.552417469626">
            <text:p>1.55</text:p>
          </table:table-cell>
          <table:table-cell table:formula="of:=SQRT( [.$B19]^2 + [.H$3]^2)" office:value-type="float" office:value="1.58113883008419">
            <text:p>1.58</text:p>
          </table:table-cell>
          <table:table-cell table:formula="of:=SQRT( [.$B19]^2 + [.I$3]^2)" office:value-type="float" office:value="1.61554944214035">
            <text:p>1.62</text:p>
          </table:table-cell>
          <table:table-cell table:formula="of:=SQRT( [.$B19]^2 + [.J$3]^2)" office:value-type="float" office:value="1.65529453572468">
            <text:p>1.66</text:p>
          </table:table-cell>
          <table:table-cell table:formula="of:=SQRT( [.$B19]^2 + [.K$3]^2)" office:value-type="float" office:value="1.7">
            <text:p>1.7</text:p>
          </table:table-cell>
          <table:table-cell table:formula="of:=SQRT( [.$B19]^2 + [.L$3]^2)" office:value-type="float" office:value="1.74928556845359">
            <text:p>1.75</text:p>
          </table:table-cell>
          <table:table-cell table:formula="of:=SQRT( [.$B19]^2 + [.M$3]^2)" office:value-type="float" office:value="1.80277563773199">
            <text:p>1.8</text:p>
          </table:table-cell>
          <table:table-cell table:formula="of:=SQRT( [.$B19]^2 + [.N$3]^2)" office:value-type="float" office:value="1.86010752377383">
            <text:p>1.86</text:p>
          </table:table-cell>
          <table:table-cell table:formula="of:=SQRT( [.$B19]^2 + [.O$3]^2)" office:value-type="float" office:value="1.92093727122985">
            <text:p>1.92</text:p>
          </table:table-cell>
          <table:table-cell table:formula="of:=SQRT( [.$B19]^2 + [.P$3]^2)" office:value-type="float" office:value="1.98494332412792">
            <text:p>1.98</text:p>
          </table:table-cell>
          <table:table-cell table:formula="of:=SQRT( [.$B19]^2 + [.Q$3]^2)" office:value-type="float" office:value="2.05182845286832">
            <text:p>2.05</text:p>
          </table:table-cell>
          <table:table-cell table:formula="of:=SQRT( [.$B19]^2 + [.R$3]^2)" office:value-type="float" office:value="2.12132034355964">
            <text:p>2.12</text:p>
          </table:table-cell>
          <table:table-cell table:formula="of:=SQRT( [.$B19]^2 + [.S$3]^2)" office:value-type="float" office:value="2.19317121994613">
            <text:p>2.19</text:p>
          </table:table-cell>
          <table:table-cell table:formula="of:=SQRT( [.$B19]^2 + [.T$3]^2)" office:value-type="float" office:value="2.26715680975093">
            <text:p>2.27</text:p>
          </table:table-cell>
          <table:table-cell table:formula="of:=SQRT( [.$B19]^2 + [.U$3]^2)" office:value-type="float" office:value="2.343074902772">
            <text:p>2.34</text:p>
          </table:table-cell>
          <table:table-cell table:formula="of:=SQRT( [.$B19]^2 + [.V$3]^2)" office:value-type="float" office:value="2.42074368738204">
            <text:p>2.42</text:p>
          </table:table-cell>
          <table:table-cell table:formula="of:=SQRT( [.$B19]^2 + [.W$3]^2)" office:value-type="float" office:value="2.5">
            <text:p>2.5</text:p>
          </table:table-cell>
          <table:table-cell table:formula="of:=SQRT( [.$B19]^2 + [.X$3]^2)" office:value-type="float" office:value="2.58069758011279">
            <text:p>2.58</text:p>
          </table:table-cell>
          <table:table-cell table:formula="of:=SQRT( [.$B19]^2 + [.Y$3]^2)" office:value-type="float" office:value="2.66270539113887">
            <text:p>2.66</text:p>
          </table:table-cell>
          <table:table-cell table:formula="of:=SQRT( [.$B19]^2 + [.Z$3]^2)" office:value-type="float" office:value="2.7459060435492">
            <text:p>2.75</text:p>
          </table:table-cell>
          <table:table-cell table:formula="of:=SQRT( [.$B19]^2 + [.AA$3]^2)" office:value-type="float" office:value="2.83019433961698">
            <text:p>2.83</text:p>
          </table:table-cell>
          <table:table-cell table:formula="of:=SQRT( [.$B19]^2 + [.AB$3]^2)" office:value-type="float" office:value="2.91547594742265">
            <text:p>2.92</text:p>
          </table:table-cell>
          <table:table-cell table:formula="of:=SQRT( [.$B19]^2 + [.AC$3]^2)" office:value-type="float" office:value="3.00166620396073">
            <text:p>3</text:p>
          </table:table-cell>
          <table:table-cell table:formula="of:=SQRT( [.$B19]^2 + [.AD$3]^2)" office:value-type="float" office:value="3.0886890422961">
            <text:p>3.09</text:p>
          </table:table-cell>
          <table:table-cell table:formula="of:=SQRT( [.$B19]^2 + [.AE$3]^2)" office:value-type="float" office:value="3.17647603485372">
            <text:p>3.18</text:p>
          </table:table-cell>
          <table:table-cell table:formula="of:=SQRT( [.$B19]^2 + [.AF$3]^2)" office:value-type="float" office:value="3.2649655434629">
            <text:p>3.26</text:p>
          </table:table-cell>
          <table:table-cell table:formula="of:=SQRT( [.$B19]^2 + [.AG$3]^2)" office:value-type="float" office:value="3.35410196624968">
            <text:p>3.35</text:p>
          </table:table-cell>
        </table:table-row>
        <table:table-row table:style-name="ro1">
          <table:table-cell/>
          <table:table-cell office:value-type="float" office:value="1.6">
            <text:p>1.6</text:p>
          </table:table-cell>
          <table:table-cell table:formula="of:=SQRT( [.$B20]^2 + [.C$3]^2)" office:value-type="float" office:value="1.6">
            <text:p>1.6</text:p>
          </table:table-cell>
          <table:table-cell table:formula="of:=SQRT( [.$B20]^2 + [.D$3]^2)" office:value-type="float" office:value="1.60312195418814">
            <text:p>1.6</text:p>
          </table:table-cell>
          <table:table-cell table:formula="of:=SQRT( [.$B20]^2 + [.E$3]^2)" office:value-type="float" office:value="1.61245154965971">
            <text:p>1.61</text:p>
          </table:table-cell>
          <table:table-cell table:formula="of:=SQRT( [.$B20]^2 + [.F$3]^2)" office:value-type="float" office:value="1.62788205960997">
            <text:p>1.63</text:p>
          </table:table-cell>
          <table:table-cell table:formula="of:=SQRT( [.$B20]^2 + [.G$3]^2)" office:value-type="float" office:value="1.64924225024706">
            <text:p>1.65</text:p>
          </table:table-cell>
          <table:table-cell table:formula="of:=SQRT( [.$B20]^2 + [.H$3]^2)" office:value-type="float" office:value="1.67630546142402">
            <text:p>1.68</text:p>
          </table:table-cell>
          <table:table-cell table:formula="of:=SQRT( [.$B20]^2 + [.I$3]^2)" office:value-type="float" office:value="1.70880074906351">
            <text:p>1.71</text:p>
          </table:table-cell>
          <table:table-cell table:formula="of:=SQRT( [.$B20]^2 + [.J$3]^2)" office:value-type="float" office:value="1.7464249196573">
            <text:p>1.75</text:p>
          </table:table-cell>
          <table:table-cell table:formula="of:=SQRT( [.$B20]^2 + [.K$3]^2)" office:value-type="float" office:value="1.78885438199983">
            <text:p>1.79</text:p>
          </table:table-cell>
          <table:table-cell table:formula="of:=SQRT( [.$B20]^2 + [.L$3]^2)" office:value-type="float" office:value="1.83575597506858">
            <text:p>1.84</text:p>
          </table:table-cell>
          <table:table-cell table:formula="of:=SQRT( [.$B20]^2 + [.M$3]^2)" office:value-type="float" office:value="1.88679622641132">
            <text:p>1.89</text:p>
          </table:table-cell>
          <table:table-cell table:formula="of:=SQRT( [.$B20]^2 + [.N$3]^2)" office:value-type="float" office:value="1.94164878389476">
            <text:p>1.94</text:p>
          </table:table-cell>
          <table:table-cell table:formula="of:=SQRT( [.$B20]^2 + [.O$3]^2)" office:value-type="float" office:value="2">
            <text:p>2</text:p>
          </table:table-cell>
          <table:table-cell table:formula="of:=SQRT( [.$B20]^2 + [.P$3]^2)" office:value-type="float" office:value="2.06155281280883">
            <text:p>2.06</text:p>
          </table:table-cell>
          <table:table-cell table:formula="of:=SQRT( [.$B20]^2 + [.Q$3]^2)" office:value-type="float" office:value="2.12602916254693">
            <text:p>2.13</text:p>
          </table:table-cell>
          <table:table-cell table:formula="of:=SQRT( [.$B20]^2 + [.R$3]^2)" office:value-type="float" office:value="2.19317121994613">
            <text:p>2.19</text:p>
          </table:table-cell>
          <table:table-cell table:formula="of:=SQRT( [.$B20]^2 + [.S$3]^2)" office:value-type="float" office:value="2.26274169979695">
            <text:p>2.26</text:p>
          </table:table-cell>
          <table:table-cell table:formula="of:=SQRT( [.$B20]^2 + [.T$3]^2)" office:value-type="float" office:value="2.33452350598575">
            <text:p>2.33</text:p>
          </table:table-cell>
          <table:table-cell table:formula="of:=SQRT( [.$B20]^2 + [.U$3]^2)" office:value-type="float" office:value="2.40831891575846">
            <text:p>2.41</text:p>
          </table:table-cell>
          <table:table-cell table:formula="of:=SQRT( [.$B20]^2 + [.V$3]^2)" office:value-type="float" office:value="2.48394846967484">
            <text:p>2.48</text:p>
          </table:table-cell>
          <table:table-cell table:formula="of:=SQRT( [.$B20]^2 + [.W$3]^2)" office:value-type="float" office:value="2.56124969497314">
            <text:p>2.56</text:p>
          </table:table-cell>
          <table:table-cell table:formula="of:=SQRT( [.$B20]^2 + [.X$3]^2)" office:value-type="float" office:value="2.64007575648882">
            <text:p>2.64</text:p>
          </table:table-cell>
          <table:table-cell table:formula="of:=SQRT( [.$B20]^2 + [.Y$3]^2)" office:value-type="float" office:value="2.72029410174709">
            <text:p>2.72</text:p>
          </table:table-cell>
          <table:table-cell table:formula="of:=SQRT( [.$B20]^2 + [.Z$3]^2)" office:value-type="float" office:value="2.80178514522438">
            <text:p>2.8</text:p>
          </table:table-cell>
          <table:table-cell table:formula="of:=SQRT( [.$B20]^2 + [.AA$3]^2)" office:value-type="float" office:value="2.88444102037119">
            <text:p>2.88</text:p>
          </table:table-cell>
          <table:table-cell table:formula="of:=SQRT( [.$B20]^2 + [.AB$3]^2)" office:value-type="float" office:value="2.96816441593117">
            <text:p>2.97</text:p>
          </table:table-cell>
          <table:table-cell table:formula="of:=SQRT( [.$B20]^2 + [.AC$3]^2)" office:value-type="float" office:value="3.05286750449475">
            <text:p>3.05</text:p>
          </table:table-cell>
          <table:table-cell table:formula="of:=SQRT( [.$B20]^2 + [.AD$3]^2)" office:value-type="float" office:value="3.13847096529504">
            <text:p>3.14</text:p>
          </table:table-cell>
          <table:table-cell table:formula="of:=SQRT( [.$B20]^2 + [.AE$3]^2)" office:value-type="float" office:value="3.22490309931942">
            <text:p>3.22</text:p>
          </table:table-cell>
          <table:table-cell table:formula="of:=SQRT( [.$B20]^2 + [.AF$3]^2)" office:value-type="float" office:value="3.31209903233584">
            <text:p>3.31</text:p>
          </table:table-cell>
          <table:table-cell table:formula="of:=SQRT( [.$B20]^2 + [.AG$3]^2)" office:value-type="float" office:value="3.4">
            <text:p>3.4</text:p>
          </table:table-cell>
        </table:table-row>
        <table:table-row table:style-name="ro1">
          <table:table-cell/>
          <table:table-cell office:value-type="float" office:value="1.7">
            <text:p>1.7</text:p>
          </table:table-cell>
          <table:table-cell table:formula="of:=SQRT( [.$B21]^2 + [.C$3]^2)" office:value-type="float" office:value="1.7">
            <text:p>1.7</text:p>
          </table:table-cell>
          <table:table-cell table:formula="of:=SQRT( [.$B21]^2 + [.D$3]^2)" office:value-type="float" office:value="1.70293863659264">
            <text:p>1.7</text:p>
          </table:table-cell>
          <table:table-cell table:formula="of:=SQRT( [.$B21]^2 + [.E$3]^2)" office:value-type="float" office:value="1.71172427686237">
            <text:p>1.71</text:p>
          </table:table-cell>
          <table:table-cell table:formula="of:=SQRT( [.$B21]^2 + [.F$3]^2)" office:value-type="float" office:value="1.72626765016321">
            <text:p>1.73</text:p>
          </table:table-cell>
          <table:table-cell table:formula="of:=SQRT( [.$B21]^2 + [.G$3]^2)" office:value-type="float" office:value="1.7464249196573">
            <text:p>1.75</text:p>
          </table:table-cell>
          <table:table-cell table:formula="of:=SQRT( [.$B21]^2 + [.H$3]^2)" office:value-type="float" office:value="1.77200451466694">
            <text:p>1.77</text:p>
          </table:table-cell>
          <table:table-cell table:formula="of:=SQRT( [.$B21]^2 + [.I$3]^2)" office:value-type="float" office:value="1.80277563773199">
            <text:p>1.8</text:p>
          </table:table-cell>
          <table:table-cell table:formula="of:=SQRT( [.$B21]^2 + [.J$3]^2)" office:value-type="float" office:value="1.83847763108502">
            <text:p>1.84</text:p>
          </table:table-cell>
          <table:table-cell table:formula="of:=SQRT( [.$B21]^2 + [.K$3]^2)" office:value-type="float" office:value="1.87882942280559">
            <text:p>1.88</text:p>
          </table:table-cell>
          <table:table-cell table:formula="of:=SQRT( [.$B21]^2 + [.L$3]^2)" office:value-type="float" office:value="1.92353840616713">
            <text:p>1.92</text:p>
          </table:table-cell>
          <table:table-cell table:formula="of:=SQRT( [.$B21]^2 + [.M$3]^2)" office:value-type="float" office:value="1.9723082923316">
            <text:p>1.97</text:p>
          </table:table-cell>
          <table:table-cell table:formula="of:=SQRT( [.$B21]^2 + [.N$3]^2)" office:value-type="float" office:value="2.02484567313166">
            <text:p>2.02</text:p>
          </table:table-cell>
          <table:table-cell table:formula="of:=SQRT( [.$B21]^2 + [.O$3]^2)" office:value-type="float" office:value="2.08086520466848">
            <text:p>2.08</text:p>
          </table:table-cell>
          <table:table-cell table:formula="of:=SQRT( [.$B21]^2 + [.P$3]^2)" office:value-type="float" office:value="2.14009345590327">
            <text:p>2.14</text:p>
          </table:table-cell>
          <table:table-cell table:formula="of:=SQRT( [.$B21]^2 + [.Q$3]^2)" office:value-type="float" office:value="2.20227155455452">
            <text:p>2.2</text:p>
          </table:table-cell>
          <table:table-cell table:formula="of:=SQRT( [.$B21]^2 + [.R$3]^2)" office:value-type="float" office:value="2.26715680975093">
            <text:p>2.27</text:p>
          </table:table-cell>
          <table:table-cell table:formula="of:=SQRT( [.$B21]^2 + [.S$3]^2)" office:value-type="float" office:value="2.33452350598575">
            <text:p>2.33</text:p>
          </table:table-cell>
          <table:table-cell table:formula="of:=SQRT( [.$B21]^2 + [.T$3]^2)" office:value-type="float" office:value="2.40416305603426">
            <text:p>2.4</text:p>
          </table:table-cell>
          <table:table-cell table:formula="of:=SQRT( [.$B21]^2 + [.U$3]^2)" office:value-type="float" office:value="2.47588368062799">
            <text:p>2.48</text:p>
          </table:table-cell>
          <table:table-cell table:formula="of:=SQRT( [.$B21]^2 + [.V$3]^2)" office:value-type="float" office:value="2.54950975679639">
            <text:p>2.55</text:p>
          </table:table-cell>
          <table:table-cell table:formula="of:=SQRT( [.$B21]^2 + [.W$3]^2)" office:value-type="float" office:value="2.62488094968134">
            <text:p>2.62</text:p>
          </table:table-cell>
          <table:table-cell table:formula="of:=SQRT( [.$B21]^2 + [.X$3]^2)" office:value-type="float" office:value="2.70185121722126">
            <text:p>2.7</text:p>
          </table:table-cell>
          <table:table-cell table:formula="of:=SQRT( [.$B21]^2 + [.Y$3]^2)" office:value-type="float" office:value="2.78028775489157">
            <text:p>2.78</text:p>
          </table:table-cell>
          <table:table-cell table:formula="of:=SQRT( [.$B21]^2 + [.Z$3]^2)" office:value-type="float" office:value="2.86006992921502">
            <text:p>2.86</text:p>
          </table:table-cell>
          <table:table-cell table:formula="of:=SQRT( [.$B21]^2 + [.AA$3]^2)" office:value-type="float" office:value="2.94108823397055">
            <text:p>2.94</text:p>
          </table:table-cell>
          <table:table-cell table:formula="of:=SQRT( [.$B21]^2 + [.AB$3]^2)" office:value-type="float" office:value="3.02324329156619">
            <text:p>3.02</text:p>
          </table:table-cell>
          <table:table-cell table:formula="of:=SQRT( [.$B21]^2 + [.AC$3]^2)" office:value-type="float" office:value="3.10644491340181">
            <text:p>3.11</text:p>
          </table:table-cell>
          <table:table-cell table:formula="of:=SQRT( [.$B21]^2 + [.AD$3]^2)" office:value-type="float" office:value="3.19061122670876">
            <text:p>3.19</text:p>
          </table:table-cell>
          <table:table-cell table:formula="of:=SQRT( [.$B21]^2 + [.AE$3]^2)" office:value-type="float" office:value="3.27566787083184">
            <text:p>3.28</text:p>
          </table:table-cell>
          <table:table-cell table:formula="of:=SQRT( [.$B21]^2 + [.AF$3]^2)" office:value-type="float" office:value="3.36154726279432">
            <text:p>3.36</text:p>
          </table:table-cell>
          <table:table-cell table:formula="of:=SQRT( [.$B21]^2 + [.AG$3]^2)" office:value-type="float" office:value="3.44818792991333">
            <text:p>3.45</text:p>
          </table:table-cell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SQRT( [.$B22]^2 + [.C$3]^2)" office:value-type="float" office:value="1.8">
            <text:p>1.8</text:p>
          </table:table-cell>
          <table:table-cell table:formula="of:=SQRT( [.$B22]^2 + [.D$3]^2)" office:value-type="float" office:value="1.80277563773199">
            <text:p>1.8</text:p>
          </table:table-cell>
          <table:table-cell table:formula="of:=SQRT( [.$B22]^2 + [.E$3]^2)" office:value-type="float" office:value="1.81107702762748">
            <text:p>1.81</text:p>
          </table:table-cell>
          <table:table-cell table:formula="of:=SQRT( [.$B22]^2 + [.F$3]^2)" office:value-type="float" office:value="1.82482875908947">
            <text:p>1.82</text:p>
          </table:table-cell>
          <table:table-cell table:formula="of:=SQRT( [.$B22]^2 + [.G$3]^2)" office:value-type="float" office:value="1.84390889145858">
            <text:p>1.84</text:p>
          </table:table-cell>
          <table:table-cell table:formula="of:=SQRT( [.$B22]^2 + [.H$3]^2)" office:value-type="float" office:value="1.86815416922694">
            <text:p>1.87</text:p>
          </table:table-cell>
          <table:table-cell table:formula="of:=SQRT( [.$B22]^2 + [.I$3]^2)" office:value-type="float" office:value="1.89736659610103">
            <text:p>1.9</text:p>
          </table:table-cell>
          <table:table-cell table:formula="of:=SQRT( [.$B22]^2 + [.J$3]^2)" office:value-type="float" office:value="1.9313207915828">
            <text:p>1.93</text:p>
          </table:table-cell>
          <table:table-cell table:formula="of:=SQRT( [.$B22]^2 + [.K$3]^2)" office:value-type="float" office:value="1.96977156035922">
            <text:p>1.97</text:p>
          </table:table-cell>
          <table:table-cell table:formula="of:=SQRT( [.$B22]^2 + [.L$3]^2)" office:value-type="float" office:value="2.01246117974981">
            <text:p>2.01</text:p>
          </table:table-cell>
          <table:table-cell table:formula="of:=SQRT( [.$B22]^2 + [.M$3]^2)" office:value-type="float" office:value="2.0591260281974">
            <text:p>2.06</text:p>
          </table:table-cell>
          <table:table-cell table:formula="of:=SQRT( [.$B22]^2 + [.N$3]^2)" office:value-type="float" office:value="2.1095023109729">
            <text:p>2.11</text:p>
          </table:table-cell>
          <table:table-cell table:formula="of:=SQRT( [.$B22]^2 + [.O$3]^2)" office:value-type="float" office:value="2.16333076527839">
            <text:p>2.16</text:p>
          </table:table-cell>
          <table:table-cell table:formula="of:=SQRT( [.$B22]^2 + [.P$3]^2)" office:value-type="float" office:value="2.22036033111745">
            <text:p>2.22</text:p>
          </table:table-cell>
          <table:table-cell table:formula="of:=SQRT( [.$B22]^2 + [.Q$3]^2)" office:value-type="float" office:value="2.28035085019828">
            <text:p>2.28</text:p>
          </table:table-cell>
          <table:table-cell table:formula="of:=SQRT( [.$B22]^2 + [.R$3]^2)" office:value-type="float" office:value="2.343074902772">
            <text:p>2.34</text:p>
          </table:table-cell>
          <table:table-cell table:formula="of:=SQRT( [.$B22]^2 + [.S$3]^2)" office:value-type="float" office:value="2.40831891575846">
            <text:p>2.41</text:p>
          </table:table-cell>
          <table:table-cell table:formula="of:=SQRT( [.$B22]^2 + [.T$3]^2)" office:value-type="float" office:value="2.47588368062799">
            <text:p>2.48</text:p>
          </table:table-cell>
          <table:table-cell table:formula="of:=SQRT( [.$B22]^2 + [.U$3]^2)" office:value-type="float" office:value="2.54558441227157">
            <text:p>2.55</text:p>
          </table:table-cell>
          <table:table-cell table:formula="of:=SQRT( [.$B22]^2 + [.V$3]^2)" office:value-type="float" office:value="2.61725046566048">
            <text:p>2.62</text:p>
          </table:table-cell>
          <table:table-cell table:formula="of:=SQRT( [.$B22]^2 + [.W$3]^2)" office:value-type="float" office:value="2.69072480941474">
            <text:p>2.69</text:p>
          </table:table-cell>
          <table:table-cell table:formula="of:=SQRT( [.$B22]^2 + [.X$3]^2)" office:value-type="float" office:value="2.76586333718787">
            <text:p>2.77</text:p>
          </table:table-cell>
          <table:table-cell table:formula="of:=SQRT( [.$B22]^2 + [.Y$3]^2)" office:value-type="float" office:value="2.84253408071038">
            <text:p>2.84</text:p>
          </table:table-cell>
          <table:table-cell table:formula="of:=SQRT( [.$B22]^2 + [.Z$3]^2)" office:value-type="float" office:value="2.92061637330205">
            <text:p>2.92</text:p>
          </table:table-cell>
          <table:table-cell table:formula="of:=SQRT( [.$B22]^2 + [.AA$3]^2)" office:value-type="float" office:value="3">
            <text:p>3</text:p>
          </table:table-cell>
          <table:table-cell table:formula="of:=SQRT( [.$B22]^2 + [.AB$3]^2)" office:value-type="float" office:value="3.08058436014987">
            <text:p>3.08</text:p>
          </table:table-cell>
          <table:table-cell table:formula="of:=SQRT( [.$B22]^2 + [.AC$3]^2)" office:value-type="float" office:value="3.16227766016838">
            <text:p>3.16</text:p>
          </table:table-cell>
          <table:table-cell table:formula="of:=SQRT( [.$B22]^2 + [.AD$3]^2)" office:value-type="float" office:value="3.24499614791759">
            <text:p>3.24</text:p>
          </table:table-cell>
          <table:table-cell table:formula="of:=SQRT( [.$B22]^2 + [.AE$3]^2)" office:value-type="float" office:value="3.32866339541865">
            <text:p>3.33</text:p>
          </table:table-cell>
          <table:table-cell table:formula="of:=SQRT( [.$B22]^2 + [.AF$3]^2)" office:value-type="float" office:value="3.4132096331752">
            <text:p>3.41</text:p>
          </table:table-cell>
          <table:table-cell table:formula="of:=SQRT( [.$B22]^2 + [.AG$3]^2)" office:value-type="float" office:value="3.49857113690718">
            <text:p>3.5</text:p>
          </table:table-cell>
        </table:table-row>
        <table:table-row table:style-name="ro1">
          <table:table-cell/>
          <table:table-cell office:value-type="float" office:value="1.9">
            <text:p>1.9</text:p>
          </table:table-cell>
          <table:table-cell table:formula="of:=SQRT( [.$B23]^2 + [.C$3]^2)" office:value-type="float" office:value="1.9">
            <text:p>1.9</text:p>
          </table:table-cell>
          <table:table-cell table:formula="of:=SQRT( [.$B23]^2 + [.D$3]^2)" office:value-type="float" office:value="1.90262975904404">
            <text:p>1.9</text:p>
          </table:table-cell>
          <table:table-cell table:formula="of:=SQRT( [.$B23]^2 + [.E$3]^2)" office:value-type="float" office:value="1.91049731745428">
            <text:p>1.91</text:p>
          </table:table-cell>
          <table:table-cell table:formula="of:=SQRT( [.$B23]^2 + [.F$3]^2)" office:value-type="float" office:value="1.92353840616713">
            <text:p>1.92</text:p>
          </table:table-cell>
          <table:table-cell table:formula="of:=SQRT( [.$B23]^2 + [.G$3]^2)" office:value-type="float" office:value="1.94164878389476">
            <text:p>1.94</text:p>
          </table:table-cell>
          <table:table-cell table:formula="of:=SQRT( [.$B23]^2 + [.H$3]^2)" office:value-type="float" office:value="1.96468827043885">
            <text:p>1.96</text:p>
          </table:table-cell>
          <table:table-cell table:formula="of:=SQRT( [.$B23]^2 + [.I$3]^2)" office:value-type="float" office:value="1.99248588451713">
            <text:p>1.99</text:p>
          </table:table-cell>
          <table:table-cell table:formula="of:=SQRT( [.$B23]^2 + [.J$3]^2)" office:value-type="float" office:value="2.02484567313166">
            <text:p>2.02</text:p>
          </table:table-cell>
          <table:table-cell table:formula="of:=SQRT( [.$B23]^2 + [.K$3]^2)" office:value-type="float" office:value="2.06155281280883">
            <text:p>2.06</text:p>
          </table:table-cell>
          <table:table-cell table:formula="of:=SQRT( [.$B23]^2 + [.L$3]^2)" office:value-type="float" office:value="2.10237960416286">
            <text:p>2.1</text:p>
          </table:table-cell>
          <table:table-cell table:formula="of:=SQRT( [.$B23]^2 + [.M$3]^2)" office:value-type="float" office:value="2.14709105535839">
            <text:p>2.15</text:p>
          </table:table-cell>
          <table:table-cell table:formula="of:=SQRT( [.$B23]^2 + [.N$3]^2)" office:value-type="float" office:value="2.19544984001001">
            <text:p>2.2</text:p>
          </table:table-cell>
          <table:table-cell table:formula="of:=SQRT( [.$B23]^2 + [.O$3]^2)" office:value-type="float" office:value="2.24722050542442">
            <text:p>2.25</text:p>
          </table:table-cell>
          <table:table-cell table:formula="of:=SQRT( [.$B23]^2 + [.P$3]^2)" office:value-type="float" office:value="2.30217288664427">
            <text:p>2.3</text:p>
          </table:table-cell>
          <table:table-cell table:formula="of:=SQRT( [.$B23]^2 + [.Q$3]^2)" office:value-type="float" office:value="2.36008474424119">
            <text:p>2.36</text:p>
          </table:table-cell>
          <table:table-cell table:formula="of:=SQRT( [.$B23]^2 + [.R$3]^2)" office:value-type="float" office:value="2.42074368738204">
            <text:p>2.42</text:p>
          </table:table-cell>
          <table:table-cell table:formula="of:=SQRT( [.$B23]^2 + [.S$3]^2)" office:value-type="float" office:value="2.48394846967484">
            <text:p>2.48</text:p>
          </table:table-cell>
          <table:table-cell table:formula="of:=SQRT( [.$B23]^2 + [.T$3]^2)" office:value-type="float" office:value="2.54950975679639">
            <text:p>2.55</text:p>
          </table:table-cell>
          <table:table-cell table:formula="of:=SQRT( [.$B23]^2 + [.U$3]^2)" office:value-type="float" office:value="2.61725046566048">
            <text:p>2.62</text:p>
          </table:table-cell>
          <table:table-cell table:formula="of:=SQRT( [.$B23]^2 + [.V$3]^2)" office:value-type="float" office:value="2.68700576850888">
            <text:p>2.69</text:p>
          </table:table-cell>
          <table:table-cell table:formula="of:=SQRT( [.$B23]^2 + [.W$3]^2)" office:value-type="float" office:value="2.75862284482674">
            <text:p>2.76</text:p>
          </table:table-cell>
          <table:table-cell table:formula="of:=SQRT( [.$B23]^2 + [.X$3]^2)" office:value-type="float" office:value="2.83196045170126">
            <text:p>2.83</text:p>
          </table:table-cell>
          <table:table-cell table:formula="of:=SQRT( [.$B23]^2 + [.Y$3]^2)" office:value-type="float" office:value="2.90688837074973">
            <text:p>2.91</text:p>
          </table:table-cell>
          <table:table-cell table:formula="of:=SQRT( [.$B23]^2 + [.Z$3]^2)" office:value-type="float" office:value="2.98328677803526">
            <text:p>2.98</text:p>
          </table:table-cell>
          <table:table-cell table:formula="of:=SQRT( [.$B23]^2 + [.AA$3]^2)" office:value-type="float" office:value="3.06104557300279">
            <text:p>3.06</text:p>
          </table:table-cell>
          <table:table-cell table:formula="of:=SQRT( [.$B23]^2 + [.AB$3]^2)" office:value-type="float" office:value="3.14006369362152">
            <text:p>3.14</text:p>
          </table:table-cell>
          <table:table-cell table:formula="of:=SQRT( [.$B23]^2 + [.AC$3]^2)" office:value-type="float" office:value="3.22024843762092">
            <text:p>3.22</text:p>
          </table:table-cell>
          <table:table-cell table:formula="of:=SQRT( [.$B23]^2 + [.AD$3]^2)" office:value-type="float" office:value="3.30151480384384">
            <text:p>3.3</text:p>
          </table:table-cell>
          <table:table-cell table:formula="of:=SQRT( [.$B23]^2 + [.AE$3]^2)" office:value-type="float" office:value="3.38378486313773">
            <text:p>3.38</text:p>
          </table:table-cell>
          <table:table-cell table:formula="of:=SQRT( [.$B23]^2 + [.AF$3]^2)" office:value-type="float" office:value="3.46698716467194">
            <text:p>3.47</text:p>
          </table:table-cell>
          <table:table-cell table:formula="of:=SQRT( [.$B23]^2 + [.AG$3]^2)" office:value-type="float" office:value="3.55105618091294">
            <text:p>3.5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QRT( [.$B24]^2 + [.C$3]^2)" office:value-type="float" office:value="2">
            <text:p>2</text:p>
          </table:table-cell>
          <table:table-cell table:formula="of:=SQRT( [.$B24]^2 + [.D$3]^2)" office:value-type="float" office:value="2.00249843945008">
            <text:p>2</text:p>
          </table:table-cell>
          <table:table-cell table:formula="of:=SQRT( [.$B24]^2 + [.E$3]^2)" office:value-type="float" office:value="2.00997512422418">
            <text:p>2.01</text:p>
          </table:table-cell>
          <table:table-cell table:formula="of:=SQRT( [.$B24]^2 + [.F$3]^2)" office:value-type="float" office:value="2.02237484161567">
            <text:p>2.02</text:p>
          </table:table-cell>
          <table:table-cell table:formula="of:=SQRT( [.$B24]^2 + [.G$3]^2)" office:value-type="float" office:value="2.03960780543711">
            <text:p>2.04</text:p>
          </table:table-cell>
          <table:table-cell table:formula="of:=SQRT( [.$B24]^2 + [.H$3]^2)" office:value-type="float" office:value="2.06155281280883">
            <text:p>2.06</text:p>
          </table:table-cell>
          <table:table-cell table:formula="of:=SQRT( [.$B24]^2 + [.I$3]^2)" office:value-type="float" office:value="2.08806130178211">
            <text:p>2.09</text:p>
          </table:table-cell>
          <table:table-cell table:formula="of:=SQRT( [.$B24]^2 + [.J$3]^2)" office:value-type="float" office:value="2.11896201004171">
            <text:p>2.12</text:p>
          </table:table-cell>
          <table:table-cell table:formula="of:=SQRT( [.$B24]^2 + [.K$3]^2)" office:value-type="float" office:value="2.1540659228538">
            <text:p>2.15</text:p>
          </table:table-cell>
          <table:table-cell table:formula="of:=SQRT( [.$B24]^2 + [.L$3]^2)" office:value-type="float" office:value="2.19317121994613">
            <text:p>2.19</text:p>
          </table:table-cell>
          <table:table-cell table:formula="of:=SQRT( [.$B24]^2 + [.M$3]^2)" office:value-type="float" office:value="2.23606797749979">
            <text:p>2.24</text:p>
          </table:table-cell>
          <table:table-cell table:formula="of:=SQRT( [.$B24]^2 + [.N$3]^2)" office:value-type="float" office:value="2.28254244210267">
            <text:p>2.28</text:p>
          </table:table-cell>
          <table:table-cell table:formula="of:=SQRT( [.$B24]^2 + [.O$3]^2)" office:value-type="float" office:value="2.33238075793812">
            <text:p>2.33</text:p>
          </table:table-cell>
          <table:table-cell table:formula="of:=SQRT( [.$B24]^2 + [.P$3]^2)" office:value-type="float" office:value="2.38537208837531">
            <text:p>2.39</text:p>
          </table:table-cell>
          <table:table-cell table:formula="of:=SQRT( [.$B24]^2 + [.Q$3]^2)" office:value-type="float" office:value="2.44131112314674">
            <text:p>2.44</text:p>
          </table:table-cell>
          <table:table-cell table:formula="of:=SQRT( [.$B24]^2 + [.R$3]^2)" office:value-type="float" office:value="2.5">
            <text:p>2.5</text:p>
          </table:table-cell>
          <table:table-cell table:formula="of:=SQRT( [.$B24]^2 + [.S$3]^2)" office:value-type="float" office:value="2.56124969497314">
            <text:p>2.56</text:p>
          </table:table-cell>
          <table:table-cell table:formula="of:=SQRT( [.$B24]^2 + [.T$3]^2)" office:value-type="float" office:value="2.62488094968134">
            <text:p>2.62</text:p>
          </table:table-cell>
          <table:table-cell table:formula="of:=SQRT( [.$B24]^2 + [.U$3]^2)" office:value-type="float" office:value="2.69072480941474">
            <text:p>2.69</text:p>
          </table:table-cell>
          <table:table-cell table:formula="of:=SQRT( [.$B24]^2 + [.V$3]^2)" office:value-type="float" office:value="2.75862284482674">
            <text:p>2.76</text:p>
          </table:table-cell>
          <table:table-cell table:formula="of:=SQRT( [.$B24]^2 + [.W$3]^2)" office:value-type="float" office:value="2.82842712474619">
            <text:p>2.83</text:p>
          </table:table-cell>
          <table:table-cell table:formula="of:=SQRT( [.$B24]^2 + [.X$3]^2)" office:value-type="float" office:value="2.9">
            <text:p>2.9</text:p>
          </table:table-cell>
          <table:table-cell table:formula="of:=SQRT( [.$B24]^2 + [.Y$3]^2)" office:value-type="float" office:value="2.9732137494637">
            <text:p>2.97</text:p>
          </table:table-cell>
          <table:table-cell table:formula="of:=SQRT( [.$B24]^2 + [.Z$3]^2)" office:value-type="float" office:value="3.04795013082563">
            <text:p>3.05</text:p>
          </table:table-cell>
          <table:table-cell table:formula="of:=SQRT( [.$B24]^2 + [.AA$3]^2)" office:value-type="float" office:value="3.12409987036266">
            <text:p>3.12</text:p>
          </table:table-cell>
          <table:table-cell table:formula="of:=SQRT( [.$B24]^2 + [.AB$3]^2)" office:value-type="float" office:value="3.20156211871642">
            <text:p>3.2</text:p>
          </table:table-cell>
          <table:table-cell table:formula="of:=SQRT( [.$B24]^2 + [.AC$3]^2)" office:value-type="float" office:value="3.28024389337135">
            <text:p>3.28</text:p>
          </table:table-cell>
          <table:table-cell table:formula="of:=SQRT( [.$B24]^2 + [.AD$3]^2)" office:value-type="float" office:value="3.36005952328229">
            <text:p>3.36</text:p>
          </table:table-cell>
          <table:table-cell table:formula="of:=SQRT( [.$B24]^2 + [.AE$3]^2)" office:value-type="float" office:value="3.44093010681705">
            <text:p>3.44</text:p>
          </table:table-cell>
          <table:table-cell table:formula="of:=SQRT( [.$B24]^2 + [.AF$3]^2)" office:value-type="float" office:value="3.52278299076171">
            <text:p>3.52</text:p>
          </table:table-cell>
          <table:table-cell table:formula="of:=SQRT( [.$B24]^2 + [.AG$3]^2)" office:value-type="float" office:value="3.60555127546399">
            <text:p>3.61</text:p>
          </table:table-cell>
        </table:table-row>
        <table:table-row table:style-name="ro1">
          <table:table-cell/>
          <table:table-cell office:value-type="float" office:value="2.1">
            <text:p>2.1</text:p>
          </table:table-cell>
          <table:table-cell table:formula="of:=SQRT( [.$B25]^2 + [.C$3]^2)" office:value-type="float" office:value="2.1">
            <text:p>2.1</text:p>
          </table:table-cell>
          <table:table-cell table:formula="of:=SQRT( [.$B25]^2 + [.D$3]^2)" office:value-type="float" office:value="2.10237960416286">
            <text:p>2.1</text:p>
          </table:table-cell>
          <table:table-cell table:formula="of:=SQRT( [.$B25]^2 + [.E$3]^2)" office:value-type="float" office:value="2.1095023109729">
            <text:p>2.11</text:p>
          </table:table-cell>
          <table:table-cell table:formula="of:=SQRT( [.$B25]^2 + [.F$3]^2)" office:value-type="float" office:value="2.12132034355964">
            <text:p>2.12</text:p>
          </table:table-cell>
          <table:table-cell table:formula="of:=SQRT( [.$B25]^2 + [.G$3]^2)" office:value-type="float" office:value="2.1377558326432">
            <text:p>2.14</text:p>
          </table:table-cell>
          <table:table-cell table:formula="of:=SQRT( [.$B25]^2 + [.H$3]^2)" office:value-type="float" office:value="2.15870331449229">
            <text:p>2.16</text:p>
          </table:table-cell>
          <table:table-cell table:formula="of:=SQRT( [.$B25]^2 + [.I$3]^2)" office:value-type="float" office:value="2.18403296678416">
            <text:p>2.18</text:p>
          </table:table-cell>
          <table:table-cell table:formula="of:=SQRT( [.$B25]^2 + [.J$3]^2)" office:value-type="float" office:value="2.21359436211787">
            <text:p>2.21</text:p>
          </table:table-cell>
          <table:table-cell table:formula="of:=SQRT( [.$B25]^2 + [.K$3]^2)" office:value-type="float" office:value="2.24722050542442">
            <text:p>2.25</text:p>
          </table:table-cell>
          <table:table-cell table:formula="of:=SQRT( [.$B25]^2 + [.L$3]^2)" office:value-type="float" office:value="2.28473193175917">
            <text:p>2.28</text:p>
          </table:table-cell>
          <table:table-cell table:formula="of:=SQRT( [.$B25]^2 + [.M$3]^2)" office:value-type="float" office:value="2.3259406699226">
            <text:p>2.33</text:p>
          </table:table-cell>
          <table:table-cell table:formula="of:=SQRT( [.$B25]^2 + [.N$3]^2)" office:value-type="float" office:value="2.37065391822594">
            <text:p>2.37</text:p>
          </table:table-cell>
          <table:table-cell table:formula="of:=SQRT( [.$B25]^2 + [.O$3]^2)" office:value-type="float" office:value="2.41867732448957">
            <text:p>2.42</text:p>
          </table:table-cell>
          <table:table-cell table:formula="of:=SQRT( [.$B25]^2 + [.P$3]^2)" office:value-type="float" office:value="2.46981780704569">
            <text:p>2.47</text:p>
          </table:table-cell>
          <table:table-cell table:formula="of:=SQRT( [.$B25]^2 + [.Q$3]^2)" office:value-type="float" office:value="2.52388589282479">
            <text:p>2.52</text:p>
          </table:table-cell>
          <table:table-cell table:formula="of:=SQRT( [.$B25]^2 + [.R$3]^2)" office:value-type="float" office:value="2.58069758011279">
            <text:p>2.58</text:p>
          </table:table-cell>
          <table:table-cell table:formula="of:=SQRT( [.$B25]^2 + [.S$3]^2)" office:value-type="float" office:value="2.64007575648882">
            <text:p>2.64</text:p>
          </table:table-cell>
          <table:table-cell table:formula="of:=SQRT( [.$B25]^2 + [.T$3]^2)" office:value-type="float" office:value="2.70185121722126">
            <text:p>2.7</text:p>
          </table:table-cell>
          <table:table-cell table:formula="of:=SQRT( [.$B25]^2 + [.U$3]^2)" office:value-type="float" office:value="2.76586333718787">
            <text:p>2.77</text:p>
          </table:table-cell>
          <table:table-cell table:formula="of:=SQRT( [.$B25]^2 + [.V$3]^2)" office:value-type="float" office:value="2.83196045170126">
            <text:p>2.83</text:p>
          </table:table-cell>
          <table:table-cell table:formula="of:=SQRT( [.$B25]^2 + [.W$3]^2)" office:value-type="float" office:value="2.9">
            <text:p>2.9</text:p>
          </table:table-cell>
          <table:table-cell table:formula="of:=SQRT( [.$B25]^2 + [.X$3]^2)" office:value-type="float" office:value="2.9698484809835">
            <text:p>2.97</text:p>
          </table:table-cell>
          <table:table-cell table:formula="of:=SQRT( [.$B25]^2 + [.Y$3]^2)" office:value-type="float" office:value="3.04138126514911">
            <text:p>3.04</text:p>
          </table:table-cell>
          <table:table-cell table:formula="of:=SQRT( [.$B25]^2 + [.Z$3]^2)" office:value-type="float" office:value="3.11448230047949">
            <text:p>3.11</text:p>
          </table:table-cell>
          <table:table-cell table:formula="of:=SQRT( [.$B25]^2 + [.AA$3]^2)" office:value-type="float" office:value="3.18904374382039">
            <text:p>3.19</text:p>
          </table:table-cell>
          <table:table-cell table:formula="of:=SQRT( [.$B25]^2 + [.AB$3]^2)" office:value-type="float" office:value="3.2649655434629">
            <text:p>3.26</text:p>
          </table:table-cell>
          <table:table-cell table:formula="of:=SQRT( [.$B25]^2 + [.AC$3]^2)" office:value-type="float" office:value="3.34215499341368">
            <text:p>3.34</text:p>
          </table:table-cell>
          <table:table-cell table:formula="of:=SQRT( [.$B25]^2 + [.AD$3]^2)" office:value-type="float" office:value="3.42052627529741">
            <text:p>3.42</text:p>
          </table:table-cell>
          <table:table-cell table:formula="of:=SQRT( [.$B25]^2 + [.AE$3]^2)" office:value-type="float" office:value="3.5">
            <text:p>3.5</text:p>
          </table:table-cell>
          <table:table-cell table:formula="of:=SQRT( [.$B25]^2 + [.AF$3]^2)" office:value-type="float" office:value="3.58050275799363">
            <text:p>3.58</text:p>
          </table:table-cell>
          <table:table-cell table:formula="of:=SQRT( [.$B25]^2 + [.AG$3]^2)" office:value-type="float" office:value="3.66196668472011">
            <text:p>3.66</text:p>
          </table:table-cell>
        </table:table-row>
        <table:table-row table:style-name="ro1">
          <table:table-cell/>
          <table:table-cell office:value-type="float" office:value="2.2">
            <text:p>2.2</text:p>
          </table:table-cell>
          <table:table-cell table:formula="of:=SQRT( [.$B26]^2 + [.C$3]^2)" office:value-type="float" office:value="2.2">
            <text:p>2.2</text:p>
          </table:table-cell>
          <table:table-cell table:formula="of:=SQRT( [.$B26]^2 + [.D$3]^2)" office:value-type="float" office:value="2.20227155455452">
            <text:p>2.2</text:p>
          </table:table-cell>
          <table:table-cell table:formula="of:=SQRT( [.$B26]^2 + [.E$3]^2)" office:value-type="float" office:value="2.20907220343745">
            <text:p>2.21</text:p>
          </table:table-cell>
          <table:table-cell table:formula="of:=SQRT( [.$B26]^2 + [.F$3]^2)" office:value-type="float" office:value="2.22036033111745">
            <text:p>2.22</text:p>
          </table:table-cell>
          <table:table-cell table:formula="of:=SQRT( [.$B26]^2 + [.G$3]^2)" office:value-type="float" office:value="2.23606797749979">
            <text:p>2.24</text:p>
          </table:table-cell>
          <table:table-cell table:formula="of:=SQRT( [.$B26]^2 + [.H$3]^2)" office:value-type="float" office:value="2.2561028345357">
            <text:p>2.26</text:p>
          </table:table-cell>
          <table:table-cell table:formula="of:=SQRT( [.$B26]^2 + [.I$3]^2)" office:value-type="float" office:value="2.28035085019828">
            <text:p>2.28</text:p>
          </table:table-cell>
          <table:table-cell table:formula="of:=SQRT( [.$B26]^2 + [.J$3]^2)" office:value-type="float" office:value="2.30867927612304">
            <text:p>2.31</text:p>
          </table:table-cell>
          <table:table-cell table:formula="of:=SQRT( [.$B26]^2 + [.K$3]^2)" office:value-type="float" office:value="2.34093998214392">
            <text:p>2.34</text:p>
          </table:table-cell>
          <table:table-cell table:formula="of:=SQRT( [.$B26]^2 + [.L$3]^2)" office:value-type="float" office:value="2.37697286480094">
            <text:p>2.38</text:p>
          </table:table-cell>
          <table:table-cell table:formula="of:=SQRT( [.$B26]^2 + [.M$3]^2)" office:value-type="float" office:value="2.41660919471891">
            <text:p>2.42</text:p>
          </table:table-cell>
          <table:table-cell table:formula="of:=SQRT( [.$B26]^2 + [.N$3]^2)" office:value-type="float" office:value="2.45967477524977">
            <text:p>2.46</text:p>
          </table:table-cell>
          <table:table-cell table:formula="of:=SQRT( [.$B26]^2 + [.O$3]^2)" office:value-type="float" office:value="2.50599281722833">
            <text:p>2.51</text:p>
          </table:table-cell>
          <table:table-cell table:formula="of:=SQRT( [.$B26]^2 + [.P$3]^2)" office:value-type="float" office:value="2.55538646783613">
            <text:p>2.56</text:p>
          </table:table-cell>
          <table:table-cell table:formula="of:=SQRT( [.$B26]^2 + [.Q$3]^2)" office:value-type="float" office:value="2.60768096208106">
            <text:p>2.61</text:p>
          </table:table-cell>
          <table:table-cell table:formula="of:=SQRT( [.$B26]^2 + [.R$3]^2)" office:value-type="float" office:value="2.66270539113887">
            <text:p>2.66</text:p>
          </table:table-cell>
          <table:table-cell table:formula="of:=SQRT( [.$B26]^2 + [.S$3]^2)" office:value-type="float" office:value="2.72029410174709">
            <text:p>2.72</text:p>
          </table:table-cell>
          <table:table-cell table:formula="of:=SQRT( [.$B26]^2 + [.T$3]^2)" office:value-type="float" office:value="2.78028775489157">
            <text:p>2.78</text:p>
          </table:table-cell>
          <table:table-cell table:formula="of:=SQRT( [.$B26]^2 + [.U$3]^2)" office:value-type="float" office:value="2.84253408071038">
            <text:p>2.84</text:p>
          </table:table-cell>
          <table:table-cell table:formula="of:=SQRT( [.$B26]^2 + [.V$3]^2)" office:value-type="float" office:value="2.90688837074973">
            <text:p>2.91</text:p>
          </table:table-cell>
          <table:table-cell table:formula="of:=SQRT( [.$B26]^2 + [.W$3]^2)" office:value-type="float" office:value="2.9732137494637">
            <text:p>2.97</text:p>
          </table:table-cell>
          <table:table-cell table:formula="of:=SQRT( [.$B26]^2 + [.X$3]^2)" office:value-type="float" office:value="3.04138126514911">
            <text:p>3.04</text:p>
          </table:table-cell>
          <table:table-cell table:formula="of:=SQRT( [.$B26]^2 + [.Y$3]^2)" office:value-type="float" office:value="3.11126983722081">
            <text:p>3.11</text:p>
          </table:table-cell>
          <table:table-cell table:formula="of:=SQRT( [.$B26]^2 + [.Z$3]^2)" office:value-type="float" office:value="3.18276609256791">
            <text:p>3.18</text:p>
          </table:table-cell>
          <table:table-cell table:formula="of:=SQRT( [.$B26]^2 + [.AA$3]^2)" office:value-type="float" office:value="3.25576411921994">
            <text:p>3.26</text:p>
          </table:table-cell>
          <table:table-cell table:formula="of:=SQRT( [.$B26]^2 + [.AB$3]^2)" office:value-type="float" office:value="3.33016516106934">
            <text:p>3.33</text:p>
          </table:table-cell>
          <table:table-cell table:formula="of:=SQRT( [.$B26]^2 + [.AC$3]^2)" office:value-type="float" office:value="3.40587727318528">
            <text:p>3.41</text:p>
          </table:table-cell>
          <table:table-cell table:formula="of:=SQRT( [.$B26]^2 + [.AD$3]^2)" office:value-type="float" office:value="3.4828149534536">
            <text:p>3.48</text:p>
          </table:table-cell>
          <table:table-cell table:formula="of:=SQRT( [.$B26]^2 + [.AE$3]^2)" office:value-type="float" office:value="3.56089876295297">
            <text:p>3.56</text:p>
          </table:table-cell>
          <table:table-cell table:formula="of:=SQRT( [.$B26]^2 + [.AF$3]^2)" office:value-type="float" office:value="3.64005494464026">
            <text:p>3.64</text:p>
          </table:table-cell>
          <table:table-cell table:formula="of:=SQRT( [.$B26]^2 + [.AG$3]^2)" office:value-type="float" office:value="3.72021504754765">
            <text:p>3.72</text:p>
          </table:table-cell>
        </table:table-row>
        <table:table-row table:style-name="ro1">
          <table:table-cell/>
          <table:table-cell office:value-type="float" office:value="2.3">
            <text:p>2.3</text:p>
          </table:table-cell>
          <table:table-cell table:formula="of:=SQRT( [.$B27]^2 + [.C$3]^2)" office:value-type="float" office:value="2.3">
            <text:p>2.3</text:p>
          </table:table-cell>
          <table:table-cell table:formula="of:=SQRT( [.$B27]^2 + [.D$3]^2)" office:value-type="float" office:value="2.30217288664427">
            <text:p>2.3</text:p>
          </table:table-cell>
          <table:table-cell table:formula="of:=SQRT( [.$B27]^2 + [.E$3]^2)" office:value-type="float" office:value="2.30867927612304">
            <text:p>2.31</text:p>
          </table:table-cell>
          <table:table-cell table:formula="of:=SQRT( [.$B27]^2 + [.F$3]^2)" office:value-type="float" office:value="2.31948270094864">
            <text:p>2.32</text:p>
          </table:table-cell>
          <table:table-cell table:formula="of:=SQRT( [.$B27]^2 + [.G$3]^2)" office:value-type="float" office:value="2.33452350598575">
            <text:p>2.33</text:p>
          </table:table-cell>
          <table:table-cell table:formula="of:=SQRT( [.$B27]^2 + [.H$3]^2)" office:value-type="float" office:value="2.35372045918796">
            <text:p>2.35</text:p>
          </table:table-cell>
          <table:table-cell table:formula="of:=SQRT( [.$B27]^2 + [.I$3]^2)" office:value-type="float" office:value="2.37697286480094">
            <text:p>2.38</text:p>
          </table:table-cell>
          <table:table-cell table:formula="of:=SQRT( [.$B27]^2 + [.J$3]^2)" office:value-type="float" office:value="2.40416305603426">
            <text:p>2.4</text:p>
          </table:table-cell>
          <table:table-cell table:formula="of:=SQRT( [.$B27]^2 + [.K$3]^2)" office:value-type="float" office:value="2.43515913237718">
            <text:p>2.44</text:p>
          </table:table-cell>
          <table:table-cell table:formula="of:=SQRT( [.$B27]^2 + [.L$3]^2)" office:value-type="float" office:value="2.46981780704569">
            <text:p>2.47</text:p>
          </table:table-cell>
          <table:table-cell table:formula="of:=SQRT( [.$B27]^2 + [.M$3]^2)" office:value-type="float" office:value="2.50798724079689">
            <text:p>2.51</text:p>
          </table:table-cell>
          <table:table-cell table:formula="of:=SQRT( [.$B27]^2 + [.N$3]^2)" office:value-type="float" office:value="2.54950975679639">
            <text:p>2.55</text:p>
          </table:table-cell>
          <table:table-cell table:formula="of:=SQRT( [.$B27]^2 + [.O$3]^2)" office:value-type="float" office:value="2.59422435421457">
            <text:p>2.59</text:p>
          </table:table-cell>
          <table:table-cell table:formula="of:=SQRT( [.$B27]^2 + [.P$3]^2)" office:value-type="float" office:value="2.64196896272458">
            <text:p>2.64</text:p>
          </table:table-cell>
          <table:table-cell table:formula="of:=SQRT( [.$B27]^2 + [.Q$3]^2)" office:value-type="float" office:value="2.69258240356725">
            <text:p>2.69</text:p>
          </table:table-cell>
          <table:table-cell table:formula="of:=SQRT( [.$B27]^2 + [.R$3]^2)" office:value-type="float" office:value="2.7459060435492">
            <text:p>2.75</text:p>
          </table:table-cell>
          <table:table-cell table:formula="of:=SQRT( [.$B27]^2 + [.S$3]^2)" office:value-type="float" office:value="2.80178514522438">
            <text:p>2.8</text:p>
          </table:table-cell>
          <table:table-cell table:formula="of:=SQRT( [.$B27]^2 + [.T$3]^2)" office:value-type="float" office:value="2.86006992921502">
            <text:p>2.86</text:p>
          </table:table-cell>
          <table:table-cell table:formula="of:=SQRT( [.$B27]^2 + [.U$3]^2)" office:value-type="float" office:value="2.92061637330205">
            <text:p>2.92</text:p>
          </table:table-cell>
          <table:table-cell table:formula="of:=SQRT( [.$B27]^2 + [.V$3]^2)" office:value-type="float" office:value="2.98328677803526">
            <text:p>2.98</text:p>
          </table:table-cell>
          <table:table-cell table:formula="of:=SQRT( [.$B27]^2 + [.W$3]^2)" office:value-type="float" office:value="3.04795013082563">
            <text:p>3.05</text:p>
          </table:table-cell>
          <table:table-cell table:formula="of:=SQRT( [.$B27]^2 + [.X$3]^2)" office:value-type="float" office:value="3.11448230047949">
            <text:p>3.11</text:p>
          </table:table-cell>
          <table:table-cell table:formula="of:=SQRT( [.$B27]^2 + [.Y$3]^2)" office:value-type="float" office:value="3.18276609256791">
            <text:p>3.18</text:p>
          </table:table-cell>
          <table:table-cell table:formula="of:=SQRT( [.$B27]^2 + [.Z$3]^2)" office:value-type="float" office:value="3.25269119345812">
            <text:p>3.25</text:p>
          </table:table-cell>
          <table:table-cell table:formula="of:=SQRT( [.$B27]^2 + [.AA$3]^2)" office:value-type="float" office:value="3.32415402771893">
            <text:p>3.32</text:p>
          </table:table-cell>
          <table:table-cell table:formula="of:=SQRT( [.$B27]^2 + [.AB$3]^2)" office:value-type="float" office:value="3.39705755029261">
            <text:p>3.4</text:p>
          </table:table-cell>
          <table:table-cell table:formula="of:=SQRT( [.$B27]^2 + [.AC$3]^2)" office:value-type="float" office:value="3.47131099154196">
            <text:p>3.47</text:p>
          </table:table-cell>
          <table:table-cell table:formula="of:=SQRT( [.$B27]^2 + [.AD$3]^2)" office:value-type="float" office:value="3.54682957019364">
            <text:p>3.55</text:p>
          </table:table-cell>
          <table:table-cell table:formula="of:=SQRT( [.$B27]^2 + [.AE$3]^2)" office:value-type="float" office:value="3.62353418639869">
            <text:p>3.62</text:p>
          </table:table-cell>
          <table:table-cell table:formula="of:=SQRT( [.$B27]^2 + [.AF$3]^2)" office:value-type="float" office:value="3.70135110466435">
            <text:p>3.7</text:p>
          </table:table-cell>
          <table:table-cell table:formula="of:=SQRT( [.$B27]^2 + [.AG$3]^2)" office:value-type="float" office:value="3.78021163428716">
            <text:p>3.78</text:p>
          </table:table-cell>
        </table:table-row>
        <table:table-row table:style-name="ro1">
          <table:table-cell/>
          <table:table-cell office:value-type="float" office:value="2.4">
            <text:p>2.4</text:p>
          </table:table-cell>
          <table:table-cell table:formula="of:=SQRT( [.$B28]^2 + [.C$3]^2)" office:value-type="float" office:value="2.4">
            <text:p>2.4</text:p>
          </table:table-cell>
          <table:table-cell table:formula="of:=SQRT( [.$B28]^2 + [.D$3]^2)" office:value-type="float" office:value="2.40208242989286">
            <text:p>2.4</text:p>
          </table:table-cell>
          <table:table-cell table:formula="of:=SQRT( [.$B28]^2 + [.E$3]^2)" office:value-type="float" office:value="2.40831891575846">
            <text:p>2.41</text:p>
          </table:table-cell>
          <table:table-cell table:formula="of:=SQRT( [.$B28]^2 + [.F$3]^2)" office:value-type="float" office:value="2.41867732448957">
            <text:p>2.42</text:p>
          </table:table-cell>
          <table:table-cell table:formula="of:=SQRT( [.$B28]^2 + [.G$3]^2)" office:value-type="float" office:value="2.43310501211929">
            <text:p>2.43</text:p>
          </table:table-cell>
          <table:table-cell table:formula="of:=SQRT( [.$B28]^2 + [.H$3]^2)" office:value-type="float" office:value="2.45153013442625">
            <text:p>2.45</text:p>
          </table:table-cell>
          <table:table-cell table:formula="of:=SQRT( [.$B28]^2 + [.I$3]^2)" office:value-type="float" office:value="2.4738633753706">
            <text:p>2.47</text:p>
          </table:table-cell>
          <table:table-cell table:formula="of:=SQRT( [.$B28]^2 + [.J$3]^2)" office:value-type="float" office:value="2.5">
            <text:p>2.5</text:p>
          </table:table-cell>
          <table:table-cell table:formula="of:=SQRT( [.$B28]^2 + [.K$3]^2)" office:value-type="float" office:value="2.5298221281347">
            <text:p>2.53</text:p>
          </table:table-cell>
          <table:table-cell table:formula="of:=SQRT( [.$B28]^2 + [.L$3]^2)" office:value-type="float" office:value="2.56320112359526">
            <text:p>2.56</text:p>
          </table:table-cell>
          <table:table-cell table:formula="of:=SQRT( [.$B28]^2 + [.M$3]^2)" office:value-type="float" office:value="2.6">
            <text:p>2.6</text:p>
          </table:table-cell>
          <table:table-cell table:formula="of:=SQRT( [.$B28]^2 + [.N$3]^2)" office:value-type="float" office:value="2.64007575648882">
            <text:p>2.64</text:p>
          </table:table-cell>
          <table:table-cell table:formula="of:=SQRT( [.$B28]^2 + [.O$3]^2)" office:value-type="float" office:value="2.68328157299975">
            <text:p>2.68</text:p>
          </table:table-cell>
          <table:table-cell table:formula="of:=SQRT( [.$B28]^2 + [.P$3]^2)" office:value-type="float" office:value="2.72946881279124">
            <text:p>2.73</text:p>
          </table:table-cell>
          <table:table-cell table:formula="of:=SQRT( [.$B28]^2 + [.Q$3]^2)" office:value-type="float" office:value="2.77848879788996">
            <text:p>2.78</text:p>
          </table:table-cell>
          <table:table-cell table:formula="of:=SQRT( [.$B28]^2 + [.R$3]^2)" office:value-type="float" office:value="2.83019433961698">
            <text:p>2.83</text:p>
          </table:table-cell>
          <table:table-cell table:formula="of:=SQRT( [.$B28]^2 + [.S$3]^2)" office:value-type="float" office:value="2.88444102037119">
            <text:p>2.88</text:p>
          </table:table-cell>
          <table:table-cell table:formula="of:=SQRT( [.$B28]^2 + [.T$3]^2)" office:value-type="float" office:value="2.94108823397055">
            <text:p>2.94</text:p>
          </table:table-cell>
          <table:table-cell table:formula="of:=SQRT( [.$B28]^2 + [.U$3]^2)" office:value-type="float" office:value="3">
            <text:p>3</text:p>
          </table:table-cell>
          <table:table-cell table:formula="of:=SQRT( [.$B28]^2 + [.V$3]^2)" office:value-type="float" office:value="3.06104557300279">
            <text:p>3.06</text:p>
          </table:table-cell>
          <table:table-cell table:formula="of:=SQRT( [.$B28]^2 + [.W$3]^2)" office:value-type="float" office:value="3.12409987036266">
            <text:p>3.12</text:p>
          </table:table-cell>
          <table:table-cell table:formula="of:=SQRT( [.$B28]^2 + [.X$3]^2)" office:value-type="float" office:value="3.18904374382039">
            <text:p>3.19</text:p>
          </table:table-cell>
          <table:table-cell table:formula="of:=SQRT( [.$B28]^2 + [.Y$3]^2)" office:value-type="float" office:value="3.25576411921994">
            <text:p>3.26</text:p>
          </table:table-cell>
          <table:table-cell table:formula="of:=SQRT( [.$B28]^2 + [.Z$3]^2)" office:value-type="float" office:value="3.32415402771893">
            <text:p>3.32</text:p>
          </table:table-cell>
          <table:table-cell table:formula="of:=SQRT( [.$B28]^2 + [.AA$3]^2)" office:value-type="float" office:value="3.39411254969543">
            <text:p>3.39</text:p>
          </table:table-cell>
          <table:table-cell table:formula="of:=SQRT( [.$B28]^2 + [.AB$3]^2)" office:value-type="float" office:value="3.46554469023269">
            <text:p>3.47</text:p>
          </table:table-cell>
          <table:table-cell table:formula="of:=SQRT( [.$B28]^2 + [.AC$3]^2)" office:value-type="float" office:value="3.53836120259083">
            <text:p>3.54</text:p>
          </table:table-cell>
          <table:table-cell table:formula="of:=SQRT( [.$B28]^2 + [.AD$3]^2)" office:value-type="float" office:value="3.61247837363769">
            <text:p>3.61</text:p>
          </table:table-cell>
          <table:table-cell table:formula="of:=SQRT( [.$B28]^2 + [.AE$3]^2)" office:value-type="float" office:value="3.68781778291716">
            <text:p>3.69</text:p>
          </table:table-cell>
          <table:table-cell table:formula="of:=SQRT( [.$B28]^2 + [.AF$3]^2)" office:value-type="float" office:value="3.76430604494374">
            <text:p>3.76</text:p>
          </table:table-cell>
          <table:table-cell table:formula="of:=SQRT( [.$B28]^2 + [.AG$3]^2)" office:value-type="float" office:value="3.84187454245971">
            <text:p>3.84</text:p>
          </table:table-cell>
        </table:table-row>
        <table:table-row table:style-name="ro1">
          <table:table-cell/>
          <table:table-cell office:value-type="float" office:value="2.5">
            <text:p>2.5</text:p>
          </table:table-cell>
          <table:table-cell table:formula="of:=SQRT( [.$B29]^2 + [.C$3]^2)" office:value-type="float" office:value="2.5">
            <text:p>2.5</text:p>
          </table:table-cell>
          <table:table-cell table:formula="of:=SQRT( [.$B29]^2 + [.D$3]^2)" office:value-type="float" office:value="2.50199920063936">
            <text:p>2.5</text:p>
          </table:table-cell>
          <table:table-cell table:formula="of:=SQRT( [.$B29]^2 + [.E$3]^2)" office:value-type="float" office:value="2.50798724079689">
            <text:p>2.51</text:p>
          </table:table-cell>
          <table:table-cell table:formula="of:=SQRT( [.$B29]^2 + [.F$3]^2)" office:value-type="float" office:value="2.51793566240283">
            <text:p>2.52</text:p>
          </table:table-cell>
          <table:table-cell table:formula="of:=SQRT( [.$B29]^2 + [.G$3]^2)" office:value-type="float" office:value="2.53179778023443">
            <text:p>2.53</text:p>
          </table:table-cell>
          <table:table-cell table:formula="of:=SQRT( [.$B29]^2 + [.H$3]^2)" office:value-type="float" office:value="2.54950975679639">
            <text:p>2.55</text:p>
          </table:table-cell>
          <table:table-cell table:formula="of:=SQRT( [.$B29]^2 + [.I$3]^2)" office:value-type="float" office:value="2.57099202643649">
            <text:p>2.57</text:p>
          </table:table-cell>
          <table:table-cell table:formula="of:=SQRT( [.$B29]^2 + [.J$3]^2)" office:value-type="float" office:value="2.59615099714943">
            <text:p>2.6</text:p>
          </table:table-cell>
          <table:table-cell table:formula="of:=SQRT( [.$B29]^2 + [.K$3]^2)" office:value-type="float" office:value="2.62488094968134">
            <text:p>2.62</text:p>
          </table:table-cell>
          <table:table-cell table:formula="of:=SQRT( [.$B29]^2 + [.L$3]^2)" office:value-type="float" office:value="2.65706605111728">
            <text:p>2.66</text:p>
          </table:table-cell>
          <table:table-cell table:formula="of:=SQRT( [.$B29]^2 + [.M$3]^2)" office:value-type="float" office:value="2.69258240356725">
            <text:p>2.69</text:p>
          </table:table-cell>
          <table:table-cell table:formula="of:=SQRT( [.$B29]^2 + [.N$3]^2)" office:value-type="float" office:value="2.73130005674953">
            <text:p>2.73</text:p>
          </table:table-cell>
          <table:table-cell table:formula="of:=SQRT( [.$B29]^2 + [.O$3]^2)" office:value-type="float" office:value="2.77308492477241">
            <text:p>2.77</text:p>
          </table:table-cell>
          <table:table-cell table:formula="of:=SQRT( [.$B29]^2 + [.P$3]^2)" office:value-type="float" office:value="2.81780056072107">
            <text:p>2.82</text:p>
          </table:table-cell>
          <table:table-cell table:formula="of:=SQRT( [.$B29]^2 + [.Q$3]^2)" office:value-type="float" office:value="2.86530975637888">
            <text:p>2.87</text:p>
          </table:table-cell>
          <table:table-cell table:formula="of:=SQRT( [.$B29]^2 + [.R$3]^2)" office:value-type="float" office:value="2.91547594742265">
            <text:p>2.92</text:p>
          </table:table-cell>
          <table:table-cell table:formula="of:=SQRT( [.$B29]^2 + [.S$3]^2)" office:value-type="float" office:value="2.96816441593117">
            <text:p>2.97</text:p>
          </table:table-cell>
          <table:table-cell table:formula="of:=SQRT( [.$B29]^2 + [.T$3]^2)" office:value-type="float" office:value="3.02324329156619">
            <text:p>3.02</text:p>
          </table:table-cell>
          <table:table-cell table:formula="of:=SQRT( [.$B29]^2 + [.U$3]^2)" office:value-type="float" office:value="3.08058436014987">
            <text:p>3.08</text:p>
          </table:table-cell>
          <table:table-cell table:formula="of:=SQRT( [.$B29]^2 + [.V$3]^2)" office:value-type="float" office:value="3.14006369362152">
            <text:p>3.14</text:p>
          </table:table-cell>
          <table:table-cell table:formula="of:=SQRT( [.$B29]^2 + [.W$3]^2)" office:value-type="float" office:value="3.20156211871642">
            <text:p>3.2</text:p>
          </table:table-cell>
          <table:table-cell table:formula="of:=SQRT( [.$B29]^2 + [.X$3]^2)" office:value-type="float" office:value="3.2649655434629">
            <text:p>3.26</text:p>
          </table:table-cell>
          <table:table-cell table:formula="of:=SQRT( [.$B29]^2 + [.Y$3]^2)" office:value-type="float" office:value="3.33016516106934">
            <text:p>3.33</text:p>
          </table:table-cell>
          <table:table-cell table:formula="of:=SQRT( [.$B29]^2 + [.Z$3]^2)" office:value-type="float" office:value="3.39705755029261">
            <text:p>3.4</text:p>
          </table:table-cell>
          <table:table-cell table:formula="of:=SQRT( [.$B29]^2 + [.AA$3]^2)" office:value-type="float" office:value="3.46554469023269">
            <text:p>3.47</text:p>
          </table:table-cell>
          <table:table-cell table:formula="of:=SQRT( [.$B29]^2 + [.AB$3]^2)" office:value-type="float" office:value="3.53553390593274">
            <text:p>3.54</text:p>
          </table:table-cell>
          <table:table-cell table:formula="of:=SQRT( [.$B29]^2 + [.AC$3]^2)" office:value-type="float" office:value="3.60693775937429">
            <text:p>3.61</text:p>
          </table:table-cell>
          <table:table-cell table:formula="of:=SQRT( [.$B29]^2 + [.AD$3]^2)" office:value-type="float" office:value="3.67967389859482">
            <text:p>3.68</text:p>
          </table:table-cell>
          <table:table-cell table:formula="of:=SQRT( [.$B29]^2 + [.AE$3]^2)" office:value-type="float" office:value="3.75366487582469">
            <text:p>3.75</text:p>
          </table:table-cell>
          <table:table-cell table:formula="of:=SQRT( [.$B29]^2 + [.AF$3]^2)" office:value-type="float" office:value="3.82883794381533">
            <text:p>3.83</text:p>
          </table:table-cell>
          <table:table-cell table:formula="of:=SQRT( [.$B29]^2 + [.AG$3]^2)" office:value-type="float" office:value="3.90512483795333">
            <text:p>3.91</text:p>
          </table:table-cell>
        </table:table-row>
        <table:table-row table:style-name="ro1">
          <table:table-cell/>
          <table:table-cell office:value-type="float" office:value="2.6">
            <text:p>2.6</text:p>
          </table:table-cell>
          <table:table-cell table:formula="of:=SQRT( [.$B30]^2 + [.C$3]^2)" office:value-type="float" office:value="2.6">
            <text:p>2.6</text:p>
          </table:table-cell>
          <table:table-cell table:formula="of:=SQRT( [.$B30]^2 + [.D$3]^2)" office:value-type="float" office:value="2.60192236625154">
            <text:p>2.6</text:p>
          </table:table-cell>
          <table:table-cell table:formula="of:=SQRT( [.$B30]^2 + [.E$3]^2)" office:value-type="float" office:value="2.60768096208106">
            <text:p>2.61</text:p>
          </table:table-cell>
          <table:table-cell table:formula="of:=SQRT( [.$B30]^2 + [.F$3]^2)" office:value-type="float" office:value="2.61725046566048">
            <text:p>2.62</text:p>
          </table:table-cell>
          <table:table-cell table:formula="of:=SQRT( [.$B30]^2 + [.G$3]^2)" office:value-type="float" office:value="2.63058928759318">
            <text:p>2.63</text:p>
          </table:table-cell>
          <table:table-cell table:formula="of:=SQRT( [.$B30]^2 + [.H$3]^2)" office:value-type="float" office:value="2.64764045897475">
            <text:p>2.65</text:p>
          </table:table-cell>
          <table:table-cell table:formula="of:=SQRT( [.$B30]^2 + [.I$3]^2)" office:value-type="float" office:value="2.66833281282527">
            <text:p>2.67</text:p>
          </table:table-cell>
          <table:table-cell table:formula="of:=SQRT( [.$B30]^2 + [.J$3]^2)" office:value-type="float" office:value="2.69258240356725">
            <text:p>2.69</text:p>
          </table:table-cell>
          <table:table-cell table:formula="of:=SQRT( [.$B30]^2 + [.K$3]^2)" office:value-type="float" office:value="2.72029410174709">
            <text:p>2.72</text:p>
          </table:table-cell>
          <table:table-cell table:formula="of:=SQRT( [.$B30]^2 + [.L$3]^2)" office:value-type="float" office:value="2.75136329843952">
            <text:p>2.75</text:p>
          </table:table-cell>
          <table:table-cell table:formula="of:=SQRT( [.$B30]^2 + [.M$3]^2)" office:value-type="float" office:value="2.78567765543682">
            <text:p>2.79</text:p>
          </table:table-cell>
          <table:table-cell table:formula="of:=SQRT( [.$B30]^2 + [.N$3]^2)" office:value-type="float" office:value="2.82311884269862">
            <text:p>2.82</text:p>
          </table:table-cell>
          <table:table-cell table:formula="of:=SQRT( [.$B30]^2 + [.O$3]^2)" office:value-type="float" office:value="2.86356421265527">
            <text:p>2.86</text:p>
          </table:table-cell>
          <table:table-cell table:formula="of:=SQRT( [.$B30]^2 + [.P$3]^2)" office:value-type="float" office:value="2.90688837074973">
            <text:p>2.91</text:p>
          </table:table-cell>
          <table:table-cell table:formula="of:=SQRT( [.$B30]^2 + [.Q$3]^2)" office:value-type="float" office:value="2.95296461204668">
            <text:p>2.95</text:p>
          </table:table-cell>
          <table:table-cell table:formula="of:=SQRT( [.$B30]^2 + [.R$3]^2)" office:value-type="float" office:value="3.00166620396073">
            <text:p>3</text:p>
          </table:table-cell>
          <table:table-cell table:formula="of:=SQRT( [.$B30]^2 + [.S$3]^2)" office:value-type="float" office:value="3.05286750449475">
            <text:p>3.05</text:p>
          </table:table-cell>
          <table:table-cell table:formula="of:=SQRT( [.$B30]^2 + [.T$3]^2)" office:value-type="float" office:value="3.10644491340181">
            <text:p>3.11</text:p>
          </table:table-cell>
          <table:table-cell table:formula="of:=SQRT( [.$B30]^2 + [.U$3]^2)" office:value-type="float" office:value="3.16227766016838">
            <text:p>3.16</text:p>
          </table:table-cell>
          <table:table-cell table:formula="of:=SQRT( [.$B30]^2 + [.V$3]^2)" office:value-type="float" office:value="3.22024843762092">
            <text:p>3.22</text:p>
          </table:table-cell>
          <table:table-cell table:formula="of:=SQRT( [.$B30]^2 + [.W$3]^2)" office:value-type="float" office:value="3.28024389337135">
            <text:p>3.28</text:p>
          </table:table-cell>
          <table:table-cell table:formula="of:=SQRT( [.$B30]^2 + [.X$3]^2)" office:value-type="float" office:value="3.34215499341368">
            <text:p>3.34</text:p>
          </table:table-cell>
          <table:table-cell table:formula="of:=SQRT( [.$B30]^2 + [.Y$3]^2)" office:value-type="float" office:value="3.40587727318528">
            <text:p>3.41</text:p>
          </table:table-cell>
          <table:table-cell table:formula="of:=SQRT( [.$B30]^2 + [.Z$3]^2)" office:value-type="float" office:value="3.47131099154196">
            <text:p>3.47</text:p>
          </table:table-cell>
          <table:table-cell table:formula="of:=SQRT( [.$B30]^2 + [.AA$3]^2)" office:value-type="float" office:value="3.53836120259083">
            <text:p>3.54</text:p>
          </table:table-cell>
          <table:table-cell table:formula="of:=SQRT( [.$B30]^2 + [.AB$3]^2)" office:value-type="float" office:value="3.60693775937429">
            <text:p>3.61</text:p>
          </table:table-cell>
          <table:table-cell table:formula="of:=SQRT( [.$B30]^2 + [.AC$3]^2)" office:value-type="float" office:value="3.67695526217005">
            <text:p>3.68</text:p>
          </table:table-cell>
          <table:table-cell table:formula="of:=SQRT( [.$B30]^2 + [.AD$3]^2)" office:value-type="float" office:value="3.74833296279826">
            <text:p>3.75</text:p>
          </table:table-cell>
          <table:table-cell table:formula="of:=SQRT( [.$B30]^2 + [.AE$3]^2)" office:value-type="float" office:value="3.82099463490856">
            <text:p>3.82</text:p>
          </table:table-cell>
          <table:table-cell table:formula="of:=SQRT( [.$B30]^2 + [.AF$3]^2)" office:value-type="float" office:value="3.89486841883009">
            <text:p>3.89</text:p>
          </table:table-cell>
          <table:table-cell table:formula="of:=SQRT( [.$B30]^2 + [.AG$3]^2)" office:value-type="float" office:value="3.96988664825584">
            <text:p>3.97</text:p>
          </table:table-cell>
        </table:table-row>
        <table:table-row table:style-name="ro1">
          <table:table-cell/>
          <table:table-cell office:value-type="float" office:value="2.7">
            <text:p>2.7</text:p>
          </table:table-cell>
          <table:table-cell table:formula="of:=SQRT( [.$B31]^2 + [.C$3]^2)" office:value-type="float" office:value="2.7">
            <text:p>2.7</text:p>
          </table:table-cell>
          <table:table-cell table:formula="of:=SQRT( [.$B31]^2 + [.D$3]^2)" office:value-type="float" office:value="2.70185121722126">
            <text:p>2.7</text:p>
          </table:table-cell>
          <table:table-cell table:formula="of:=SQRT( [.$B31]^2 + [.E$3]^2)" office:value-type="float" office:value="2.70739727413618">
            <text:p>2.71</text:p>
          </table:table-cell>
          <table:table-cell table:formula="of:=SQRT( [.$B31]^2 + [.F$3]^2)" office:value-type="float" office:value="2.71661554144123">
            <text:p>2.72</text:p>
          </table:table-cell>
          <table:table-cell table:formula="of:=SQRT( [.$B31]^2 + [.G$3]^2)" office:value-type="float" office:value="2.72946881279124">
            <text:p>2.73</text:p>
          </table:table-cell>
          <table:table-cell table:formula="of:=SQRT( [.$B31]^2 + [.H$3]^2)" office:value-type="float" office:value="2.7459060435492">
            <text:p>2.75</text:p>
          </table:table-cell>
          <table:table-cell table:formula="of:=SQRT( [.$B31]^2 + [.I$3]^2)" office:value-type="float" office:value="2.76586333718787">
            <text:p>2.77</text:p>
          </table:table-cell>
          <table:table-cell table:formula="of:=SQRT( [.$B31]^2 + [.J$3]^2)" office:value-type="float" office:value="2.78926513619627">
            <text:p>2.79</text:p>
          </table:table-cell>
          <table:table-cell table:formula="of:=SQRT( [.$B31]^2 + [.K$3]^2)" office:value-type="float" office:value="2.81602556806574">
            <text:p>2.82</text:p>
          </table:table-cell>
          <table:table-cell table:formula="of:=SQRT( [.$B31]^2 + [.L$3]^2)" office:value-type="float" office:value="2.84604989415154">
            <text:p>2.85</text:p>
          </table:table-cell>
          <table:table-cell table:formula="of:=SQRT( [.$B31]^2 + [.M$3]^2)" office:value-type="float" office:value="2.87923600977759">
            <text:p>2.88</text:p>
          </table:table-cell>
          <table:table-cell table:formula="of:=SQRT( [.$B31]^2 + [.N$3]^2)" office:value-type="float" office:value="2.91547594742265">
            <text:p>2.92</text:p>
          </table:table-cell>
          <table:table-cell table:formula="of:=SQRT( [.$B31]^2 + [.O$3]^2)" office:value-type="float" office:value="2.95465734053883">
            <text:p>2.95</text:p>
          </table:table-cell>
          <table:table-cell table:formula="of:=SQRT( [.$B31]^2 + [.P$3]^2)" office:value-type="float" office:value="2.99666481275434">
            <text:p>3</text:p>
          </table:table-cell>
          <table:table-cell table:formula="of:=SQRT( [.$B31]^2 + [.Q$3]^2)" office:value-type="float" office:value="3.04138126514911">
            <text:p>3.04</text:p>
          </table:table-cell>
          <table:table-cell table:formula="of:=SQRT( [.$B31]^2 + [.R$3]^2)" office:value-type="float" office:value="3.0886890422961">
            <text:p>3.09</text:p>
          </table:table-cell>
          <table:table-cell table:formula="of:=SQRT( [.$B31]^2 + [.S$3]^2)" office:value-type="float" office:value="3.13847096529504">
            <text:p>3.14</text:p>
          </table:table-cell>
          <table:table-cell table:formula="of:=SQRT( [.$B31]^2 + [.T$3]^2)" office:value-type="float" office:value="3.19061122670876">
            <text:p>3.19</text:p>
          </table:table-cell>
          <table:table-cell table:formula="of:=SQRT( [.$B31]^2 + [.U$3]^2)" office:value-type="float" office:value="3.24499614791759">
            <text:p>3.24</text:p>
          </table:table-cell>
          <table:table-cell table:formula="of:=SQRT( [.$B31]^2 + [.V$3]^2)" office:value-type="float" office:value="3.30151480384384">
            <text:p>3.3</text:p>
          </table:table-cell>
          <table:table-cell table:formula="of:=SQRT( [.$B31]^2 + [.W$3]^2)" office:value-type="float" office:value="3.36005952328229">
            <text:p>3.36</text:p>
          </table:table-cell>
          <table:table-cell table:formula="of:=SQRT( [.$B31]^2 + [.X$3]^2)" office:value-type="float" office:value="3.42052627529741">
            <text:p>3.42</text:p>
          </table:table-cell>
          <table:table-cell table:formula="of:=SQRT( [.$B31]^2 + [.Y$3]^2)" office:value-type="float" office:value="3.4828149534536">
            <text:p>3.48</text:p>
          </table:table-cell>
          <table:table-cell table:formula="of:=SQRT( [.$B31]^2 + [.Z$3]^2)" office:value-type="float" office:value="3.54682957019364">
            <text:p>3.55</text:p>
          </table:table-cell>
          <table:table-cell table:formula="of:=SQRT( [.$B31]^2 + [.AA$3]^2)" office:value-type="float" office:value="3.61247837363769">
            <text:p>3.61</text:p>
          </table:table-cell>
          <table:table-cell table:formula="of:=SQRT( [.$B31]^2 + [.AB$3]^2)" office:value-type="float" office:value="3.67967389859482">
            <text:p>3.68</text:p>
          </table:table-cell>
          <table:table-cell table:formula="of:=SQRT( [.$B31]^2 + [.AC$3]^2)" office:value-type="float" office:value="3.74833296279826">
            <text:p>3.75</text:p>
          </table:table-cell>
          <table:table-cell table:formula="of:=SQRT( [.$B31]^2 + [.AD$3]^2)" office:value-type="float" office:value="3.81837661840736">
            <text:p>3.82</text:p>
          </table:table-cell>
          <table:table-cell table:formula="of:=SQRT( [.$B31]^2 + [.AE$3]^2)" office:value-type="float" office:value="3.88973006775534">
            <text:p>3.89</text:p>
          </table:table-cell>
          <table:table-cell table:formula="of:=SQRT( [.$B31]^2 + [.AF$3]^2)" office:value-type="float" office:value="3.96232255123179">
            <text:p>3.96</text:p>
          </table:table-cell>
          <table:table-cell table:formula="of:=SQRT( [.$B31]^2 + [.AG$3]^2)" office:value-type="float" office:value="4.03608721412211">
            <text:p>4.04</text:p>
          </table:table-cell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SQRT( [.$B32]^2 + [.C$3]^2)" office:value-type="float" office:value="2.8">
            <text:p>2.8</text:p>
          </table:table-cell>
          <table:table-cell table:formula="of:=SQRT( [.$B32]^2 + [.D$3]^2)" office:value-type="float" office:value="2.80178514522438">
            <text:p>2.8</text:p>
          </table:table-cell>
          <table:table-cell table:formula="of:=SQRT( [.$B32]^2 + [.E$3]^2)" office:value-type="float" office:value="2.80713376952364">
            <text:p>2.81</text:p>
          </table:table-cell>
          <table:table-cell table:formula="of:=SQRT( [.$B32]^2 + [.F$3]^2)" office:value-type="float" office:value="2.81602556806574">
            <text:p>2.82</text:p>
          </table:table-cell>
          <table:table-cell table:formula="of:=SQRT( [.$B32]^2 + [.G$3]^2)" office:value-type="float" office:value="2.82842712474619">
            <text:p>2.83</text:p>
          </table:table-cell>
          <table:table-cell table:formula="of:=SQRT( [.$B32]^2 + [.H$3]^2)" office:value-type="float" office:value="2.84429253066558">
            <text:p>2.84</text:p>
          </table:table-cell>
          <table:table-cell table:formula="of:=SQRT( [.$B32]^2 + [.I$3]^2)" office:value-type="float" office:value="2.86356421265527">
            <text:p>2.86</text:p>
          </table:table-cell>
          <table:table-cell table:formula="of:=SQRT( [.$B32]^2 + [.J$3]^2)" office:value-type="float" office:value="2.88617393793236">
            <text:p>2.89</text:p>
          </table:table-cell>
          <table:table-cell table:formula="of:=SQRT( [.$B32]^2 + [.K$3]^2)" office:value-type="float" office:value="2.91204395571221">
            <text:p>2.91</text:p>
          </table:table-cell>
          <table:table-cell table:formula="of:=SQRT( [.$B32]^2 + [.L$3]^2)" office:value-type="float" office:value="2.94108823397055">
            <text:p>2.94</text:p>
          </table:table-cell>
          <table:table-cell table:formula="of:=SQRT( [.$B32]^2 + [.M$3]^2)" office:value-type="float" office:value="2.9732137494637">
            <text:p>2.97</text:p>
          </table:table-cell>
          <table:table-cell table:formula="of:=SQRT( [.$B32]^2 + [.N$3]^2)" office:value-type="float" office:value="3.00832179129827">
            <text:p>3.01</text:p>
          </table:table-cell>
          <table:table-cell table:formula="of:=SQRT( [.$B32]^2 + [.O$3]^2)" office:value-type="float" office:value="3.04630924234556">
            <text:p>3.05</text:p>
          </table:table-cell>
          <table:table-cell table:formula="of:=SQRT( [.$B32]^2 + [.P$3]^2)" office:value-type="float" office:value="3.08706980808663">
            <text:p>3.09</text:p>
          </table:table-cell>
          <table:table-cell table:formula="of:=SQRT( [.$B32]^2 + [.Q$3]^2)" office:value-type="float" office:value="3.13049516849971">
            <text:p>3.13</text:p>
          </table:table-cell>
          <table:table-cell table:formula="of:=SQRT( [.$B32]^2 + [.R$3]^2)" office:value-type="float" office:value="3.17647603485372">
            <text:p>3.18</text:p>
          </table:table-cell>
          <table:table-cell table:formula="of:=SQRT( [.$B32]^2 + [.S$3]^2)" office:value-type="float" office:value="3.22490309931942">
            <text:p>3.22</text:p>
          </table:table-cell>
          <table:table-cell table:formula="of:=SQRT( [.$B32]^2 + [.T$3]^2)" office:value-type="float" office:value="3.27566787083184">
            <text:p>3.28</text:p>
          </table:table-cell>
          <table:table-cell table:formula="of:=SQRT( [.$B32]^2 + [.U$3]^2)" office:value-type="float" office:value="3.32866339541865">
            <text:p>3.33</text:p>
          </table:table-cell>
          <table:table-cell table:formula="of:=SQRT( [.$B32]^2 + [.V$3]^2)" office:value-type="float" office:value="3.38378486313773">
            <text:p>3.38</text:p>
          </table:table-cell>
          <table:table-cell table:formula="of:=SQRT( [.$B32]^2 + [.W$3]^2)" office:value-type="float" office:value="3.44093010681705">
            <text:p>3.44</text:p>
          </table:table-cell>
          <table:table-cell table:formula="of:=SQRT( [.$B32]^2 + [.X$3]^2)" office:value-type="float" office:value="3.5">
            <text:p>3.5</text:p>
          </table:table-cell>
          <table:table-cell table:formula="of:=SQRT( [.$B32]^2 + [.Y$3]^2)" office:value-type="float" office:value="3.56089876295297">
            <text:p>3.56</text:p>
          </table:table-cell>
          <table:table-cell table:formula="of:=SQRT( [.$B32]^2 + [.Z$3]^2)" office:value-type="float" office:value="3.62353418639869">
            <text:p>3.62</text:p>
          </table:table-cell>
          <table:table-cell table:formula="of:=SQRT( [.$B32]^2 + [.AA$3]^2)" office:value-type="float" office:value="3.68781778291716">
            <text:p>3.69</text:p>
          </table:table-cell>
          <table:table-cell table:formula="of:=SQRT( [.$B32]^2 + [.AB$3]^2)" office:value-type="float" office:value="3.75366487582469">
            <text:p>3.75</text:p>
          </table:table-cell>
          <table:table-cell table:formula="of:=SQRT( [.$B32]^2 + [.AC$3]^2)" office:value-type="float" office:value="3.82099463490856">
            <text:p>3.82</text:p>
          </table:table-cell>
          <table:table-cell table:formula="of:=SQRT( [.$B32]^2 + [.AD$3]^2)" office:value-type="float" office:value="3.88973006775534">
            <text:p>3.89</text:p>
          </table:table-cell>
          <table:table-cell table:formula="of:=SQRT( [.$B32]^2 + [.AE$3]^2)" office:value-type="float" office:value="3.95979797464467">
            <text:p>3.96</text:p>
          </table:table-cell>
          <table:table-cell table:formula="of:=SQRT( [.$B32]^2 + [.AF$3]^2)" office:value-type="float" office:value="4.03112887414928">
            <text:p>4.03</text:p>
          </table:table-cell>
          <table:table-cell table:formula="of:=SQRT( [.$B32]^2 + [.AG$3]^2)" office:value-type="float" office:value="4.10365690573664">
            <text:p>4.1</text:p>
          </table:table-cell>
        </table:table-row>
        <table:table-row table:style-name="ro1">
          <table:table-cell/>
          <table:table-cell office:value-type="float" office:value="2.9">
            <text:p>2.9</text:p>
          </table:table-cell>
          <table:table-cell table:formula="of:=SQRT( [.$B33]^2 + [.C$3]^2)" office:value-type="float" office:value="2.9">
            <text:p>2.9</text:p>
          </table:table-cell>
          <table:table-cell table:formula="of:=SQRT( [.$B33]^2 + [.D$3]^2)" office:value-type="float" office:value="2.90172362570938">
            <text:p>2.9</text:p>
          </table:table-cell>
          <table:table-cell table:formula="of:=SQRT( [.$B33]^2 + [.E$3]^2)" office:value-type="float" office:value="2.90688837074973">
            <text:p>2.91</text:p>
          </table:table-cell>
          <table:table-cell table:formula="of:=SQRT( [.$B33]^2 + [.F$3]^2)" office:value-type="float" office:value="2.91547594742265">
            <text:p>2.92</text:p>
          </table:table-cell>
          <table:table-cell table:formula="of:=SQRT( [.$B33]^2 + [.G$3]^2)" office:value-type="float" office:value="2.92745623366089">
            <text:p>2.93</text:p>
          </table:table-cell>
          <table:table-cell table:formula="of:=SQRT( [.$B33]^2 + [.H$3]^2)" office:value-type="float" office:value="2.94278779391243">
            <text:p>2.94</text:p>
          </table:table-cell>
          <table:table-cell table:formula="of:=SQRT( [.$B33]^2 + [.I$3]^2)" office:value-type="float" office:value="2.96141857899217">
            <text:p>2.96</text:p>
          </table:table-cell>
          <table:table-cell table:formula="of:=SQRT( [.$B33]^2 + [.J$3]^2)" office:value-type="float" office:value="2.98328677803526">
            <text:p>2.98</text:p>
          </table:table-cell>
          <table:table-cell table:formula="of:=SQRT( [.$B33]^2 + [.K$3]^2)" office:value-type="float" office:value="3.00832179129827">
            <text:p>3.01</text:p>
          </table:table-cell>
          <table:table-cell table:formula="of:=SQRT( [.$B33]^2 + [.L$3]^2)" office:value-type="float" office:value="3.0364452901378">
            <text:p>3.04</text:p>
          </table:table-cell>
          <table:table-cell table:formula="of:=SQRT( [.$B33]^2 + [.M$3]^2)" office:value-type="float" office:value="3.06757233003559">
            <text:p>3.07</text:p>
          </table:table-cell>
          <table:table-cell table:formula="of:=SQRT( [.$B33]^2 + [.N$3]^2)" office:value-type="float" office:value="3.10161248385416">
            <text:p>3.1</text:p>
          </table:table-cell>
          <table:table-cell table:formula="of:=SQRT( [.$B33]^2 + [.O$3]^2)" office:value-type="float" office:value="3.13847096529504">
            <text:p>3.14</text:p>
          </table:table-cell>
          <table:table-cell table:formula="of:=SQRT( [.$B33]^2 + [.P$3]^2)" office:value-type="float" office:value="3.17804971641414">
            <text:p>3.18</text:p>
          </table:table-cell>
          <table:table-cell table:formula="of:=SQRT( [.$B33]^2 + [.Q$3]^2)" office:value-type="float" office:value="3.22024843762092">
            <text:p>3.22</text:p>
          </table:table-cell>
          <table:table-cell table:formula="of:=SQRT( [.$B33]^2 + [.R$3]^2)" office:value-type="float" office:value="3.2649655434629">
            <text:p>3.26</text:p>
          </table:table-cell>
          <table:table-cell table:formula="of:=SQRT( [.$B33]^2 + [.S$3]^2)" office:value-type="float" office:value="3.31209903233584">
            <text:p>3.31</text:p>
          </table:table-cell>
          <table:table-cell table:formula="of:=SQRT( [.$B33]^2 + [.T$3]^2)" office:value-type="float" office:value="3.36154726279432">
            <text:p>3.36</text:p>
          </table:table-cell>
          <table:table-cell table:formula="of:=SQRT( [.$B33]^2 + [.U$3]^2)" office:value-type="float" office:value="3.4132096331752">
            <text:p>3.41</text:p>
          </table:table-cell>
          <table:table-cell table:formula="of:=SQRT( [.$B33]^2 + [.V$3]^2)" office:value-type="float" office:value="3.46698716467194">
            <text:p>3.47</text:p>
          </table:table-cell>
          <table:table-cell table:formula="of:=SQRT( [.$B33]^2 + [.W$3]^2)" office:value-type="float" office:value="3.52278299076171">
            <text:p>3.52</text:p>
          </table:table-cell>
          <table:table-cell table:formula="of:=SQRT( [.$B33]^2 + [.X$3]^2)" office:value-type="float" office:value="3.58050275799363">
            <text:p>3.58</text:p>
          </table:table-cell>
          <table:table-cell table:formula="of:=SQRT( [.$B33]^2 + [.Y$3]^2)" office:value-type="float" office:value="3.64005494464026">
            <text:p>3.64</text:p>
          </table:table-cell>
          <table:table-cell table:formula="of:=SQRT( [.$B33]^2 + [.Z$3]^2)" office:value-type="float" office:value="3.70135110466435">
            <text:p>3.7</text:p>
          </table:table-cell>
          <table:table-cell table:formula="of:=SQRT( [.$B33]^2 + [.AA$3]^2)" office:value-type="float" office:value="3.76430604494374">
            <text:p>3.76</text:p>
          </table:table-cell>
          <table:table-cell table:formula="of:=SQRT( [.$B33]^2 + [.AB$3]^2)" office:value-type="float" office:value="3.82883794381533">
            <text:p>3.83</text:p>
          </table:table-cell>
          <table:table-cell table:formula="of:=SQRT( [.$B33]^2 + [.AC$3]^2)" office:value-type="float" office:value="3.89486841883009">
            <text:p>3.89</text:p>
          </table:table-cell>
          <table:table-cell table:formula="of:=SQRT( [.$B33]^2 + [.AD$3]^2)" office:value-type="float" office:value="3.96232255123179">
            <text:p>3.96</text:p>
          </table:table-cell>
          <table:table-cell table:formula="of:=SQRT( [.$B33]^2 + [.AE$3]^2)" office:value-type="float" office:value="4.03112887414928">
            <text:p>4.03</text:p>
          </table:table-cell>
          <table:table-cell table:formula="of:=SQRT( [.$B33]^2 + [.AF$3]^2)" office:value-type="float" office:value="4.10121933088198">
            <text:p>4.1</text:p>
          </table:table-cell>
          <table:table-cell table:formula="of:=SQRT( [.$B33]^2 + [.AG$3]^2)" office:value-type="float" office:value="4.17252920900501">
            <text:p>4.1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QRT( [.$B34]^2 + [.C$3]^2)" office:value-type="float" office:value="3">
            <text:p>3</text:p>
          </table:table-cell>
          <table:table-cell table:formula="of:=SQRT( [.$B34]^2 + [.D$3]^2)" office:value-type="float" office:value="3.00166620396073">
            <text:p>3</text:p>
          </table:table-cell>
          <table:table-cell table:formula="of:=SQRT( [.$B34]^2 + [.E$3]^2)" office:value-type="float" office:value="3.00665927567458">
            <text:p>3.01</text:p>
          </table:table-cell>
          <table:table-cell table:formula="of:=SQRT( [.$B34]^2 + [.F$3]^2)" office:value-type="float" office:value="3.01496268633627">
            <text:p>3.01</text:p>
          </table:table-cell>
          <table:table-cell table:formula="of:=SQRT( [.$B34]^2 + [.G$3]^2)" office:value-type="float" office:value="3.02654919008431">
            <text:p>3.03</text:p>
          </table:table-cell>
          <table:table-cell table:formula="of:=SQRT( [.$B34]^2 + [.H$3]^2)" office:value-type="float" office:value="3.04138126514911">
            <text:p>3.04</text:p>
          </table:table-cell>
          <table:table-cell table:formula="of:=SQRT( [.$B34]^2 + [.I$3]^2)" office:value-type="float" office:value="3.05941170815567">
            <text:p>3.06</text:p>
          </table:table-cell>
          <table:table-cell table:formula="of:=SQRT( [.$B34]^2 + [.J$3]^2)" office:value-type="float" office:value="3.08058436014987">
            <text:p>3.08</text:p>
          </table:table-cell>
          <table:table-cell table:formula="of:=SQRT( [.$B34]^2 + [.K$3]^2)" office:value-type="float" office:value="3.104834939252">
            <text:p>3.1</text:p>
          </table:table-cell>
          <table:table-cell table:formula="of:=SQRT( [.$B34]^2 + [.L$3]^2)" office:value-type="float" office:value="3.13209195267317">
            <text:p>3.13</text:p>
          </table:table-cell>
          <table:table-cell table:formula="of:=SQRT( [.$B34]^2 + [.M$3]^2)" office:value-type="float" office:value="3.16227766016838">
            <text:p>3.16</text:p>
          </table:table-cell>
          <table:table-cell table:formula="of:=SQRT( [.$B34]^2 + [.N$3]^2)" office:value-type="float" office:value="3.19530906173409">
            <text:p>3.2</text:p>
          </table:table-cell>
          <table:table-cell table:formula="of:=SQRT( [.$B34]^2 + [.O$3]^2)" office:value-type="float" office:value="3.2310988842807">
            <text:p>3.23</text:p>
          </table:table-cell>
          <table:table-cell table:formula="of:=SQRT( [.$B34]^2 + [.P$3]^2)" office:value-type="float" office:value="3.26955654485436">
            <text:p>3.27</text:p>
          </table:table-cell>
          <table:table-cell table:formula="of:=SQRT( [.$B34]^2 + [.Q$3]^2)" office:value-type="float" office:value="3.31058907144937">
            <text:p>3.31</text:p>
          </table:table-cell>
          <table:table-cell table:formula="of:=SQRT( [.$B34]^2 + [.R$3]^2)" office:value-type="float" office:value="3.35410196624968">
            <text:p>3.35</text:p>
          </table:table-cell>
          <table:table-cell table:formula="of:=SQRT( [.$B34]^2 + [.S$3]^2)" office:value-type="float" office:value="3.4">
            <text:p>3.4</text:p>
          </table:table-cell>
          <table:table-cell table:formula="of:=SQRT( [.$B34]^2 + [.T$3]^2)" office:value-type="float" office:value="3.44818792991333">
            <text:p>3.45</text:p>
          </table:table-cell>
          <table:table-cell table:formula="of:=SQRT( [.$B34]^2 + [.U$3]^2)" office:value-type="float" office:value="3.49857113690718">
            <text:p>3.5</text:p>
          </table:table-cell>
          <table:table-cell table:formula="of:=SQRT( [.$B34]^2 + [.V$3]^2)" office:value-type="float" office:value="3.55105618091294">
            <text:p>3.55</text:p>
          </table:table-cell>
          <table:table-cell table:formula="of:=SQRT( [.$B34]^2 + [.W$3]^2)" office:value-type="float" office:value="3.60555127546399">
            <text:p>3.61</text:p>
          </table:table-cell>
          <table:table-cell table:formula="of:=SQRT( [.$B34]^2 + [.X$3]^2)" office:value-type="float" office:value="3.66196668472011">
            <text:p>3.66</text:p>
          </table:table-cell>
          <table:table-cell table:formula="of:=SQRT( [.$B34]^2 + [.Y$3]^2)" office:value-type="float" office:value="3.72021504754765">
            <text:p>3.72</text:p>
          </table:table-cell>
          <table:table-cell table:formula="of:=SQRT( [.$B34]^2 + [.Z$3]^2)" office:value-type="float" office:value="3.78021163428716">
            <text:p>3.78</text:p>
          </table:table-cell>
          <table:table-cell table:formula="of:=SQRT( [.$B34]^2 + [.AA$3]^2)" office:value-type="float" office:value="3.84187454245971">
            <text:p>3.84</text:p>
          </table:table-cell>
          <table:table-cell table:formula="of:=SQRT( [.$B34]^2 + [.AB$3]^2)" office:value-type="float" office:value="3.90512483795333">
            <text:p>3.91</text:p>
          </table:table-cell>
          <table:table-cell table:formula="of:=SQRT( [.$B34]^2 + [.AC$3]^2)" office:value-type="float" office:value="3.96988664825584">
            <text:p>3.97</text:p>
          </table:table-cell>
          <table:table-cell table:formula="of:=SQRT( [.$B34]^2 + [.AD$3]^2)" office:value-type="float" office:value="4.03608721412211">
            <text:p>4.04</text:p>
          </table:table-cell>
          <table:table-cell table:formula="of:=SQRT( [.$B34]^2 + [.AE$3]^2)" office:value-type="float" office:value="4.10365690573664">
            <text:p>4.1</text:p>
          </table:table-cell>
          <table:table-cell table:formula="of:=SQRT( [.$B34]^2 + [.AF$3]^2)" office:value-type="float" office:value="4.17252920900501">
            <text:p>4.17</text:p>
          </table:table-cell>
          <table:table-cell table:formula="of:=SQRT( [.$B34]^2 + [.AG$3]^2)" office:value-type="float" office:value="4.24264068711929">
            <text:p>4.2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12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M5S</meta:editing-duration>
    <meta:editing-cycles>4</meta:editing-cycles>
    <meta:generator>OpenOffice.org/3.3$Win32 OpenOffice.org_project/330m20$Build-9567</meta:generator>
    <dc:date>2016-01-12T12:19:12.75</dc:date>
    <dc:creator>Marshall Taylor</dc:creator>
    <meta:document-statistic meta:table-count="3" meta:cell-count="1023" meta:object-count="0"/>
    <meta:user-defined meta:name="Info 1"/>
    <meta:user-defined meta:name="Info 2"/>
    <meta:user-defined meta:name="Info 3"/>
    <meta:user-defined meta:name="Info 4"/>
  </office:meta>
</office:document-meta>
</file>